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1" svg:font-family="'DejaVu Sans'" style:font-adornments="Book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automatic-styles>
    <style:style style:name="co1" style:family="table-column">
      <style:table-column-properties fo:break-before="auto" style:column-width="14.8pt"/>
    </style:style>
    <style:style style:name="co2" style:family="table-column">
      <style:table-column-properties fo:break-before="auto" style:column-width="24.49pt"/>
    </style:style>
    <style:style style:name="co3" style:family="table-column">
      <style:table-column-properties fo:break-before="auto" style:column-width="132.89pt"/>
    </style:style>
    <style:style style:name="co4" style:family="table-column">
      <style:table-column-properties fo:break-before="auto" style:column-width="64.01pt"/>
    </style:style>
    <style:style style:name="co5" style:family="table-column">
      <style:table-column-properties fo:break-before="auto" style:column-width="81.16pt"/>
    </style:style>
    <style:style style:name="co6" style:family="table-column">
      <style:table-column-properties fo:break-before="auto" style:column-width="20.64pt"/>
    </style:style>
    <style:style style:name="co7" style:family="table-column">
      <style:table-column-properties fo:break-before="auto" style:column-width="18.71pt"/>
    </style:style>
    <style:style style:name="co8" style:family="table-column">
      <style:table-column-properties fo:break-before="auto" style:column-width="85.01pt"/>
    </style:style>
    <style:style style:name="co9" style:family="table-column">
      <style:table-column-properties fo:break-before="auto" style:column-width="23.19pt"/>
    </style:style>
    <style:style style:name="co10" style:family="table-column">
      <style:table-column-properties fo:break-before="auto" style:column-width="28.29pt"/>
    </style:style>
    <style:style style:name="co11" style:family="table-column">
      <style:table-column-properties fo:break-before="auto" style:column-width="22.65pt"/>
    </style:style>
    <style:style style:name="co12" style:family="table-column">
      <style:table-column-properties fo:break-before="auto" style:column-width="28.74pt"/>
    </style:style>
    <style:style style:name="co13" style:family="table-column">
      <style:table-column-properties fo:break-before="auto" style:column-width="39.8pt"/>
    </style:style>
    <style:style style:name="co14" style:family="table-column">
      <style:table-column-properties fo:break-before="auto" style:column-width="14.51pt"/>
    </style:style>
    <style:style style:name="co15" style:family="table-column">
      <style:table-column-properties fo:break-before="auto" style:column-width="23.75pt"/>
    </style:style>
    <style:style style:name="co16" style:family="table-column">
      <style:table-column-properties fo:break-before="auto" style:column-width="22.11pt"/>
    </style:style>
    <style:style style:name="co17" style:family="table-column">
      <style:table-column-properties fo:break-before="auto" style:column-width="63.61pt"/>
    </style:style>
    <style:style style:name="co18" style:family="table-column">
      <style:table-column-properties fo:break-before="auto" style:column-width="53.09pt"/>
    </style:style>
    <style:style style:name="co19" style:family="table-column">
      <style:table-column-properties fo:break-before="auto" style:column-width="60.24pt"/>
    </style:style>
    <style:style style:name="co20" style:family="table-column">
      <style:table-column-properties fo:break-before="auto" style:column-width="94.56pt"/>
    </style:style>
    <style:style style:name="co21" style:family="table-column">
      <style:table-column-properties fo:break-before="auto" style:column-width="32.06pt"/>
    </style:style>
    <style:style style:name="co22" style:family="table-column">
      <style:table-column-properties fo:break-before="auto" style:column-width="56.95pt"/>
    </style:style>
    <style:style style:name="co23" style:family="table-column">
      <style:table-column-properties fo:break-before="auto" style:column-width="37.05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b2b2b2" style:text-align-source="fix" style:repeat-content="false" fo:border="0.06pt solid #000000"/>
      <style:paragraph-properties fo:text-align="center" fo:margin-left="0pt"/>
    </style:style>
    <style:style style:name="ce2" style:family="table-cell" style:parent-style-name="Default">
      <style:table-cell-properties style:text-align-source="fix" style:repeat-content="false" fo:background-color="transparent" fo:border="none"/>
      <style:paragraph-properties fo:text-align="center" fo:margin-left="0pt"/>
    </style:style>
    <style:style style:name="ce3" style:family="table-cell" style:parent-style-name="Default">
      <style:table-cell-properties fo:background-color="#ffff00" style:text-align-source="fix" style:repeat-content="false" fo:border="0.06pt solid #000000"/>
      <style:paragraph-properties fo:text-align="center" fo:margin-left="0pt"/>
    </style:style>
    <style:style style:name="ce4" style:family="table-cell" style:parent-style-name="Default">
      <style:table-cell-properties fo:background-color="#009933" style:text-align-source="fix" style:repeat-content="false" fo:border="0.06pt solid #000000"/>
      <style:paragraph-properties fo:text-align="center" fo:margin-left="0pt"/>
    </style:style>
    <style:style style:name="ce5" style:family="table-cell" style:parent-style-name="Default">
      <style:table-cell-properties style:text-align-source="fix" style:repeat-content="false" fo:background-color="transparent"/>
      <style:paragraph-properties fo:text-align="center" fo:margin-left="0pt"/>
    </style:style>
    <style:style style:name="ce6" style:family="table-cell" style:parent-style-name="Default">
      <style:table-cell-properties style:text-align-source="fix" style:repeat-content="false" fo:background-color="transparent" style:vertical-align="middle"/>
      <style:paragraph-properties fo:text-align="center" fo:margin-left="0pt"/>
    </style:style>
    <style:style style:name="ce7" style:family="table-cell" style:parent-style-name="Default">
      <style:table-cell-properties fo:background-color="#006666" style:text-align-source="fix" style:repeat-content="false" fo:border="0.06pt solid #000000"/>
      <style:paragraph-properties fo:text-align="center" fo:margin-left="0pt"/>
    </style:style>
    <style:style style:name="ce8" style:family="table-cell" style:parent-style-name="Default">
      <style:table-cell-properties fo:background-color="#ff9900" style:text-align-source="fix" style:repeat-content="false" fo:border="0.06pt solid #000000"/>
      <style:paragraph-properties fo:text-align="center" fo:margin-left="0pt"/>
    </style:style>
    <style:style style:name="ce9" style:family="table-cell" style:parent-style-name="Default">
      <style:table-cell-properties style:text-align-source="fix" style:repeat-content="false" fo:background-color="transparent" fo:border="0.06pt solid #000000"/>
      <style:paragraph-properties fo:text-align="center" fo:margin-left="0pt"/>
    </style:style>
    <style:style style:name="ce10" style:family="table-cell" style:parent-style-name="Default">
      <style:table-cell-properties fo:background-color="transparent"/>
    </style:style>
    <style:style style:name="ce11" style:family="table-cell" style:parent-style-name="Default">
      <style:table-cell-properties fo:background-color="#006666" fo:border="0.06pt solid #000000"/>
    </style:style>
    <style:style style:name="ce12" style:family="table-cell" style:parent-style-name="Default">
      <style:table-cell-properties style:text-align-source="fix" style:repeat-content="false" fo:background-color="transparent"/>
      <style:paragraph-properties fo:text-align="center" fo:margin-left="0pt"/>
      <style:text-properties style:font-name="DejaVu Sans" style:font-name-asian="DejaVu Sans2" style:font-name-complex="Noto Sans Devanagari"/>
    </style:style>
    <style:style style:name="ce13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4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5" style:family="table-cell" style:parent-style-name="Default">
      <style:table-cell-properties style:text-align-source="fix" style:repeat-content="false" fo:border="0.06pt solid #000000"/>
      <style:paragraph-properties fo:text-align="center" fo:margin-left="0pt"/>
    </style:style>
    <style:style style:name="ce16" style:family="table-cell" style:parent-style-name="Default">
      <style:table-cell-properties fo:background-color="#ffcc00" style:text-align-source="fix" style:repeat-content="false" fo:border="0.06pt solid #000000" style:vertical-align="middle"/>
      <style:paragraph-properties fo:text-align="center" fo:margin-left="0pt"/>
    </style:style>
    <style:style style:name="ce17" style:family="table-cell" style:parent-style-name="Default">
      <style:table-cell-properties fo:background-color="#ffcc00" style:text-align-source="fix" style:repeat-content="false" fo:border="0.06pt solid #000000"/>
      <style:paragraph-properties fo:text-align="center" fo:margin-left="0pt"/>
    </style:style>
    <style:style style:name="ce18" style:family="table-cell" style:parent-style-name="Default">
      <style:table-cell-properties fo:background-color="#3399ff" style:text-align-source="fix" style:repeat-content="false" fo:border="0.06pt solid #000000"/>
      <style:paragraph-properties fo:text-align="center" fo:margin-left="0pt"/>
    </style:style>
    <style:style style:name="ce19" style:family="table-cell" style:parent-style-name="Default">
      <style:table-cell-properties fo:background-color="#3399ff" style:text-align-source="fix" style:repeat-content="false" fo:border="0.06pt solid #000000" style:vertical-align="middle"/>
      <style:paragraph-properties fo:text-align="center" fo:margin-left="0pt"/>
    </style:style>
    <style:style style:name="ce20" style:family="table-cell" style:parent-style-name="Default">
      <style:table-cell-properties fo:background-color="#ffcc00" style:text-align-source="fix" style:repeat-content="false"/>
      <style:paragraph-properties fo:text-align="center" fo:margin-left="0pt"/>
    </style:style>
    <style:style style:name="ce21" style:family="table-cell" style:parent-style-name="Default">
      <style:table-cell-properties fo:background-color="#00cc33" style:text-align-source="fix" style:repeat-content="false" fo:border="0.06pt solid #000000" style:vertical-align="middle"/>
      <style:paragraph-properties fo:text-align="center" fo:margin-left="0pt"/>
    </style:style>
    <style:style style:name="ce22" style:family="table-cell" style:parent-style-name="Default">
      <style:table-cell-properties fo:background-color="#00cc33" style:text-align-source="fix" style:repeat-content="false" fo:border="0.06pt solid #000000"/>
      <style:paragraph-properties fo:text-align="center" fo:margin-left="0pt"/>
    </style:style>
    <style:style style:name="ce23" style:family="table-cell" style:parent-style-name="Default">
      <style:table-cell-properties fo:background-color="#009999" style:text-align-source="fix" style:repeat-content="false" fo:border="0.06pt solid #000000"/>
      <style:paragraph-properties fo:text-align="center" fo:margin-left="0pt"/>
    </style:style>
    <style:style style:name="ce24" style:family="table-cell" style:parent-style-name="Default">
      <style:table-cell-properties fo:background-color="#ff9900" style:text-align-source="fix" style:repeat-content="false" fo:border="0.06pt solid #000000" style:vertical-align="middle"/>
      <style:paragraph-properties fo:text-align="center" fo:margin-left="0pt"/>
    </style:style>
    <style:style style:name="ce25" style:family="table-cell" style:parent-style-name="Default">
      <style:table-cell-properties style:text-align-source="fix" style:repeat-content="false" fo:background-color="transparent" fo:border="none" style:vertical-align="middle"/>
      <style:paragraph-properties fo:text-align="center" fo:margin-left="0pt"/>
    </style:style>
    <style:style style:name="ce26" style:family="table-cell" style:parent-style-name="Default">
      <style:table-cell-properties fo:background-color="#00cc00" style:text-align-source="fix" style:repeat-content="false" fo:border="0.06pt solid #000000"/>
      <style:paragraph-properties fo:text-align="center" fo:margin-left="0pt"/>
    </style:style>
    <style:style style:name="ce27" style:family="table-cell" style:parent-style-name="Default">
      <style:table-cell-properties fo:background-color="#ffcc00"/>
    </style:style>
    <style:style style:name="ce28" style:family="table-cell" style:parent-style-name="Default">
      <style:table-cell-properties fo:background-color="#ffff00" fo:border="0.06pt solid #000000"/>
    </style:style>
    <style:style style:name="ce29" style:family="table-cell" style:parent-style-name="Default">
      <style:table-cell-properties fo:background-color="#ffcc00" fo:border="0.06pt solid #000000"/>
    </style:style>
    <style:style style:name="ce30" style:family="table-cell" style:parent-style-name="Default">
      <style:table-cell-properties fo:border="0.06pt solid #000000"/>
    </style:style>
    <style:style style:name="ce31" style:family="table-cell" style:parent-style-name="Default">
      <style:table-cell-properties fo:background-color="#6666ff" style:text-align-source="fix" style:repeat-content="false" fo:border="0.06pt solid #000000"/>
      <style:paragraph-properties fo:text-align="center" fo:margin-left="0pt"/>
    </style:style>
    <style:style style:name="ce32" style:family="table-cell" style:parent-style-name="Default">
      <style:table-cell-properties fo:background-color="#ff3300" style:text-align-source="fix" style:repeat-content="false" style:vertical-align="middle"/>
      <style:paragraph-properties fo:text-align="center"/>
    </style:style>
    <style:style style:name="ce33" style:family="table-cell" style:parent-style-name="Default">
      <style:table-cell-properties style:text-align-source="fix" style:repeat-content="false" fo:border="0.06pt solid #000000" style:vertical-align="middle"/>
      <style:paragraph-properties fo:text-align="center" fo:margin-left="0pt"/>
    </style:style>
    <style:style style:name="ce34" style:family="table-cell" style:parent-style-name="Default">
      <style:table-cell-properties fo:background-color="#009900" style:text-align-source="fix" style:repeat-content="false" fo:border="0.06pt solid #000000"/>
      <style:paragraph-properties fo:text-align="center" fo:margin-left="0pt"/>
    </style:style>
    <style:style style:name="ce35" style:family="table-cell" style:parent-style-name="Default">
      <style:table-cell-properties fo:background-color="#ffff66" style:text-align-source="fix" style:repeat-content="false" fo:border="0.06pt solid #000000"/>
      <style:paragraph-properties fo:text-align="center" fo:margin-left="0pt"/>
    </style:style>
    <style:style style:name="ce36" style:family="table-cell" style:parent-style-name="Default">
      <style:table-cell-properties fo:background-color="#009900" fo:border="0.06pt solid #000000"/>
    </style:style>
    <style:style style:name="ce37" style:family="table-cell" style:parent-style-name="Default">
      <style:table-cell-properties style:text-align-source="fix" style:repeat-content="false" fo:border="none"/>
      <style:paragraph-properties fo:text-align="center" fo:margin-left="0pt"/>
    </style:style>
    <style:style style:name="ce38" style:family="table-cell" style:parent-style-name="Default">
      <style:table-cell-properties style:text-align-source="fix" style:repeat-content="false"/>
      <style:paragraph-properties fo:text-align="center" fo:margin-left="0pt"/>
      <style:text-properties style:font-name="DejaVu Sans1"/>
    </style:style>
  </office:automatic-styles>
  <office:body>
    <office:spreadsheet>
      <table:calculation-settings table:automatic-find-labels="false"/>
      <table:table table:name="Gauss" table:style-name="ta1">
        <table:table-column table:style-name="co1" table:default-cell-style-name="ce5"/>
        <table:table-column table:style-name="co2" table:number-columns-repeated="3" table:default-cell-style-name="ce5"/>
        <table:table-column table:style-name="co3" table:default-cell-style-name="ce5"/>
        <table:table-column table:style-name="co4" table:default-cell-style-name="ce5"/>
        <table:table-column table:style-name="co5" table:number-columns-repeated="2" table:default-cell-style-name="ce5"/>
        <table:table-column table:style-name="co6" table:default-cell-style-name="ce5"/>
        <table:table-column table:style-name="co5" table:default-cell-style-name="ce5"/>
        <table:table-column table:style-name="co4" table:number-columns-repeated="1014" table:default-cell-style-name="ce5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8" table:formula="of:=SUMPRODUCT([.A1:.C1];[.$G$2:.$I$2])" office:value-type="float" office:value="-1" calcext:value-type="float">
            <text:p>-1</text:p>
          </table:table-cell>
          <table:table-cell table:style-name="ce2"/>
          <table:table-cell table:style-name="ce9" office:value-type="string" calcext:value-type="string">
            <text:p>x1</text:p>
          </table:table-cell>
          <table:table-cell table:style-name="ce9" office:value-type="string" calcext:value-type="string">
            <text:p>x2</text:p>
          </table:table-cell>
          <table:table-cell table:style-name="ce9" office:value-type="string" calcext:value-type="string">
            <text:p>x3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PRODUCT([.A2:.C2];[.$G$2:.$I$2])" office:value-type="float" office:value="8.88178419700125E-015" calcext:value-type="float">
            <text:p>8.88178419700125E-15</text:p>
          </table:table-cell>
          <table:table-cell table:style-name="ce2"/>
          <table:table-cell table:style-name="ce3" office:value-type="float" office:value="1.88888888888889" calcext:value-type="float">
            <text:p>1.8888888889</text:p>
          </table:table-cell>
          <table:table-cell table:style-name="ce3" office:value-type="float" office:value="2.77777777777778" calcext:value-type="float">
            <text:p>2.7777777778</text:p>
          </table:table-cell>
          <table:table-cell table:style-name="ce3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SUMPRODUCT([.A3:.C3];[.$G$2:.$I$2])" office:value-type="float" office:value="4.00000000000001" calcext:value-type="float">
            <text:p>4</text:p>
          </table:table-cell>
          <table:table-cell table:style-name="ce2" table:number-columns-repeated="2"/>
          <table:table-cell table:number-columns-repeated="1017"/>
        </table:table-row>
        <table:table-row table:style-name="ro1">
          <table:table-cell table:style-name="ce2" table:number-columns-repeated="6"/>
          <table:table-cell table:style-name="ce3" office:value-type="float" office:value="2" calcext:value-type="float">
            <text:p>2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9" table:formula="of:=([.G7]-SUMPRODUCT([.G5:.G6];[.J5:.J6]))/[.G4]" office:value-type="float" office:value="1.88888888888889" calcext:value-type="float">
            <text:p>1.8888888889</text:p>
          </table:table-cell>
          <table:table-cell table:number-columns-repeated="1014"/>
        </table:table-row>
        <table:table-row table:style-name="ro1">
          <table:table-cell table:style-name="ce3" table:formula="of:=[.A1]" office:value-type="float" office:value="2" calcext:value-type="float">
            <text:p>2</text:p>
          </table:table-cell>
          <table:table-cell table:style-name="ce4" table:formula="of:=[.B1]" office:value-type="float" office:value="-1" calcext:value-type="float">
            <text:p>-1</text:p>
          </table:table-cell>
          <table:table-cell table:style-name="ce4" table:formula="of:=[.C1]" office:value-type="float" office:value="1" calcext:value-type="float">
            <text:p>1</text:p>
          </table:table-cell>
          <table:table-cell table:style-name="ce4" table:formula="of:=[.D1]" office:value-type="float" office:value="-1" calcext:value-type="float">
            <text:p>-1</text:p>
          </table:table-cell>
          <table:table-cell table:style-name="ce9" office:value-type="string" calcext:value-type="string">
            <text:p>M</text:p>
          </table:table-cell>
          <table:table-cell table:style-name="ce2"/>
          <table:table-cell table:style-name="ce4" office:value-type="float" office:value="-1" calcext:value-type="float">
            <text:p>-1</text:p>
          </table:table-cell>
          <table:table-cell table:style-name="ce3" office:value-type="float" office:value="4.5" calcext:value-type="float">
            <text:p>4.5</text:p>
          </table:table-cell>
          <table:table-cell table:style-name="ce4" office:value-type="float" office:value="0" calcext:value-type="float">
            <text:p>0</text:p>
          </table:table-cell>
          <table:table-cell table:style-name="ce9" table:formula="of:=([.H7]-[.H6]*[.J6])/[.H5]" office:value-type="float" office:value="2.77777777777778" calcext:value-type="float">
            <text:p>2.7777777778</text:p>
          </table:table-cell>
          <table:table-cell table:number-columns-repeated="1014"/>
        </table:table-row>
        <table:table-row table:style-name="ro1">
          <table:table-cell table:style-name="ce1" table:formula="of:=[.A2]" office:value-type="float" office:value="3" calcext:value-type="float">
            <text:p>3</text:p>
          </table:table-cell>
          <table:table-cell table:style-name="ce1" table:formula="of:=[.B2]" office:value-type="float" office:value="3" calcext:value-type="float">
            <text:p>3</text:p>
          </table:table-cell>
          <table:table-cell table:style-name="ce1" table:formula="of:=[.C2]" office:value-type="float" office:value="7" calcext:value-type="float">
            <text:p>7</text:p>
          </table:table-cell>
          <table:table-cell table:style-name="ce7" table:formula="of:=[.D2]" office:value-type="float" office:value="0" calcext:value-type="float">
            <text:p>0</text:p>
          </table:table-cell>
          <table:table-cell table:style-name="ce9" table:formula="of:=[.A6]/[.$A$5]" office:value-type="float" office:value="1.5" calcext:value-type="float">
            <text:p>1.5</text:p>
          </table:table-cell>
          <table:table-cell table:style-name="ce2"/>
          <table:table-cell table:style-name="ce4" office:value-type="float" office:value="1" calcext:value-type="float">
            <text:p>1</text:p>
          </table:table-cell>
          <table:table-cell table:style-name="ce4" office:value-type="float" office:value="5.5" calcext:value-type="float">
            <text:p>5.5</text:p>
          </table:table-cell>
          <table:table-cell table:style-name="ce3" office:value-type="float" office:value="-2" calcext:value-type="float">
            <text:p>-2</text:p>
          </table:table-cell>
          <table:table-cell table:style-name="ce9" table:formula="of:=[.I7]/[.I6]" office:value-type="float" office:value="-2" calcext:value-type="float">
            <text:p>-2</text:p>
          </table:table-cell>
          <table:table-cell table:number-columns-repeated="1014"/>
        </table:table-row>
        <table:table-row table:style-name="ro1">
          <table:table-cell table:style-name="ce1" table:formula="of:=[.A3]" office:value-type="float" office:value="3" calcext:value-type="float">
            <text:p>3</text:p>
          </table:table-cell>
          <table:table-cell table:style-name="ce1" table:formula="of:=[.B3]" office:value-type="float" office:value="3" calcext:value-type="float">
            <text:p>3</text:p>
          </table:table-cell>
          <table:table-cell table:style-name="ce1" table:formula="of:=[.C3]" office:value-type="float" office:value="5" calcext:value-type="float">
            <text:p>5</text:p>
          </table:table-cell>
          <table:table-cell table:style-name="ce7" table:formula="of:=[.D3]" office:value-type="float" office:value="4" calcext:value-type="float">
            <text:p>4</text:p>
          </table:table-cell>
          <table:table-cell table:style-name="ce9" table:formula="of:=[.A7]/[.$A$5]" office:value-type="float" office:value="1.5" calcext:value-type="float">
            <text:p>1.5</text:p>
          </table:table-cell>
          <table:table-cell table:style-name="ce10"/>
          <table:table-cell table:style-name="ce11" office:value-type="float" office:value="-1" calcext:value-type="float">
            <text:p>-1</text:p>
          </table:table-cell>
          <table:table-cell table:style-name="ce7" office:value-type="float" office:value="1.5" calcext:value-type="float">
            <text:p>1.5</text:p>
          </table:table-cell>
          <table:table-cell table:style-name="ce7" office:value-type="float" office:value="4" calcext:value-type="float">
            <text:p>4</text:p>
          </table:table-cell>
          <table:table-cell table:number-columns-repeated="1015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3" table:formula="of:=[.A5]" office:value-type="float" office:value="2" calcext:value-type="float">
            <text:p>2</text:p>
          </table:table-cell>
          <table:table-cell table:style-name="ce4" table:formula="of:=[.B5]" office:value-type="float" office:value="-1" calcext:value-type="float">
            <text:p>-1</text:p>
          </table:table-cell>
          <table:table-cell table:style-name="ce4" table:formula="of:=[.C5]" office:value-type="float" office:value="1" calcext:value-type="float">
            <text:p>1</text:p>
          </table:table-cell>
          <table:table-cell table:style-name="ce4" table:formula="of:=[.D5]" office:value-type="float" office:value="-1" calcext:value-type="float">
            <text:p>-1</text:p>
          </table:table-cell>
          <table:table-cell table:style-name="ce9" office:value-type="string" calcext:value-type="string">
            <text:p>M</text:p>
          </table:table-cell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4" table:formula="of:=[.A6]-[.A$5]*[.$E6]" office:value-type="float" office:value="0" calcext:value-type="float">
            <text:p>0</text:p>
          </table:table-cell>
          <table:table-cell table:style-name="ce3" table:formula="of:=[.B6]-[.B$5]*[.$E6]" office:value-type="float" office:value="4.5" calcext:value-type="float">
            <text:p>4.5</text:p>
          </table:table-cell>
          <table:table-cell table:style-name="ce4" table:formula="of:=[.C6]-[.C$5]*[.$E6]" office:value-type="float" office:value="5.5" calcext:value-type="float">
            <text:p>5.5</text:p>
          </table:table-cell>
          <table:table-cell table:style-name="ce4" table:formula="of:=[.D6]-[.D$5]*[.$E6]" office:value-type="float" office:value="1.5" calcext:value-type="float">
            <text:p>1.5</text:p>
          </table:table-cell>
          <table:table-cell table:style-name="ce9"/>
          <table:table-cell table:style-name="ce2" table:number-columns-repeated="3"/>
          <table:table-cell table:number-columns-repeated="1016"/>
        </table:table-row>
        <table:table-row table:style-name="ro1">
          <table:table-cell table:style-name="ce4" table:formula="of:=[.A7]-[.A$5]*[.$E7]" office:value-type="float" office:value="0" calcext:value-type="float">
            <text:p>0</text:p>
          </table:table-cell>
          <table:table-cell table:style-name="ce1" table:formula="of:=[.B7]-[.B$5]*[.$E7]" office:value-type="float" office:value="4.5" calcext:value-type="float">
            <text:p>4.5</text:p>
          </table:table-cell>
          <table:table-cell table:style-name="ce1" table:formula="of:=[.C7]-[.C$5]*[.$E7]" office:value-type="float" office:value="3.5" calcext:value-type="float">
            <text:p>3.5</text:p>
          </table:table-cell>
          <table:table-cell table:style-name="ce7" table:formula="of:=[.D7]-[.D$5]*[.$E7]" office:value-type="float" office:value="5.5" calcext:value-type="float">
            <text:p>5.5</text:p>
          </table:table-cell>
          <table:table-cell table:style-name="ce9" table:formula="of:=[.B11]/[.B10]" office:value-type="float" office:value="1" calcext:value-type="float">
            <text:p>1</text:p>
          </table:table-cell>
          <table:table-cell table:style-name="ce2" table:number-columns-repeated="4"/>
          <table:table-cell table:number-columns-repeated="1015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3" table:formula="of:=[.A9]" office:value-type="float" office:value="2" calcext:value-type="float">
            <text:p>2</text:p>
          </table:table-cell>
          <table:table-cell table:style-name="ce4" table:formula="of:=[.B9]" office:value-type="float" office:value="-1" calcext:value-type="float">
            <text:p>-1</text:p>
          </table:table-cell>
          <table:table-cell table:style-name="ce4" table:formula="of:=[.C9]" office:value-type="float" office:value="1" calcext:value-type="float">
            <text:p>1</text:p>
          </table:table-cell>
          <table:table-cell table:style-name="ce7" table:formula="of:=[.D9]" office:value-type="float" office:value="-1" calcext:value-type="float">
            <text:p>-1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4" table:formula="of:=[.A10]" office:value-type="float" office:value="0" calcext:value-type="float">
            <text:p>0</text:p>
          </table:table-cell>
          <table:table-cell table:style-name="ce3" table:formula="of:=[.B10]" office:value-type="float" office:value="4.5" calcext:value-type="float">
            <text:p>4.5</text:p>
          </table:table-cell>
          <table:table-cell table:style-name="ce4" table:formula="of:=[.C10]" office:value-type="float" office:value="5.5" calcext:value-type="float">
            <text:p>5.5</text:p>
          </table:table-cell>
          <table:table-cell table:style-name="ce7" table:formula="of:=[.D10]" office:value-type="float" office:value="1.5" calcext:value-type="float">
            <text:p>1.5</text:p>
          </table:table-cell>
          <table:table-cell table:number-columns-repeated="1020"/>
        </table:table-row>
        <table:table-row table:style-name="ro1">
          <table:table-cell table:style-name="ce4" table:formula="of:=[.A11]" office:value-type="float" office:value="0" calcext:value-type="float">
            <text:p>0</text:p>
          </table:table-cell>
          <table:table-cell table:style-name="ce4" table:formula="of:=[.B11]-[.B$10]*[.$E11]" office:value-type="float" office:value="0" calcext:value-type="float">
            <text:p>0</text:p>
          </table:table-cell>
          <table:table-cell table:style-name="ce3" table:formula="of:=[.C11]-[.C$10]*[.$E11]" office:value-type="float" office:value="-2" calcext:value-type="float">
            <text:p>-2</text:p>
          </table:table-cell>
          <table:table-cell table:style-name="ce7" table:formula="of:=[.D11]-[.D$10]*[.$E11]" office:value-type="float" office:value="4" calcext:value-type="float">
            <text:p>4</text:p>
          </table:table-cell>
          <table:table-cell table:style-name="ce2" table:number-columns-repeated="4"/>
          <table:table-cell table:number-columns-repeated="1016"/>
        </table:table-row>
        <table:table-row table:style-name="ro1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2" table:number-columns-repeated="8"/>
          <table:table-cell table:style-name="ce12"/>
          <table:table-cell table:number-columns-repeated="1015"/>
        </table:table-row>
        <table:table-row table:style-name="ro1" table:number-rows-repeated="3">
          <table:table-cell table:style-name="ce2" table:number-columns-repeated="8"/>
          <table:table-cell table:number-columns-repeated="1016"/>
        </table:table-row>
        <table:table-row table:style-name="ro1">
          <table:table-cell table:number-columns-repeated="1024"/>
        </table:table-row>
        <table:table-row table:style-name="ro1" table:number-rows-repeated="6">
          <table:table-cell table:style-name="ce2" table:number-columns-repeated="8"/>
          <table:table-cell table:number-columns-repeated="1016"/>
        </table:table-row>
        <table:table-row table:style-name="ro1">
          <table:table-cell table:style-name="ce6"/>
          <table:table-cell table:number-columns-repeated="1023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Operaciones gauss" table:style-name="ta1">
        <table:table-column table:style-name="co4" table:number-columns-repeated="5" table:default-cell-style-name="Default"/>
        <table:table-row table:style-name="ro1">
          <table:table-cell office:value-type="string" calcext:value-type="string">
            <text:p>N</text:p>
          </table:table-cell>
          <table:table-cell table:number-columns-repeated="4"/>
        </table:table-row>
        <table:table-row table:style-name="ro1">
          <table:table-cell office:value-type="float" office:value="3" calcext:value-type="float">
            <text:p>3</text:p>
          </table:table-cell>
          <table:table-cell table:number-columns-repeated="4"/>
        </table:table-row>
        <table:table-row table:style-name="ro1">
          <table:table-cell table:number-columns-repeated="5"/>
        </table:table-row>
        <table:table-row table:style-name="ro1">
          <table:table-cell table:style-name="ce13" office:value-type="string" calcext:value-type="string" table:number-columns-spanned="2" table:number-rows-spanned="1">
            <text:p>Con sustitucion</text:p>
          </table:table-cell>
          <table:covered-table-cell/>
          <table:table-cell/>
          <table:table-cell table:style-name="ce13" office:value-type="string" calcext:value-type="string" table:number-columns-spanned="2" table:number-rows-spanned="1">
            <text:p>Sin sustitucion</text:p>
          </table:table-cell>
          <table:covered-table-cell/>
        </table:table-row>
        <table:table-row table:style-name="ro1">
          <table:table-cell office:value-type="string" calcext:value-type="string">
            <text:p>Mult</text:p>
          </table:table-cell>
          <table:table-cell office:value-type="string" calcext:value-type="string">
            <text:p>Sumas</text:p>
          </table:table-cell>
          <table:table-cell/>
          <table:table-cell office:value-type="string" calcext:value-type="string">
            <text:p>Mult</text:p>
          </table:table-cell>
          <table:table-cell office:value-type="string" calcext:value-type="string">
            <text:p>Sum</text:p>
          </table:table-cell>
        </table:table-row>
        <table:table-row table:style-name="ro1">
          <table:table-cell table:formula="of:=([.A2]^3+3*[.A2]^2-[.A2])/3" office:value-type="float" office:value="17" calcext:value-type="float">
            <text:p>17</text:p>
          </table:table-cell>
          <table:table-cell table:formula="of:=(2*[.A2]^3+3*[.A2]^2-5*[.A2])/6" office:value-type="float" office:value="11" calcext:value-type="float">
            <text:p>11</text:p>
          </table:table-cell>
          <table:table-cell/>
          <table:table-cell table:formula="of:=(2*[.A2]^3+3*[.A2]^2-5*[.A2])/6" office:value-type="float" office:value="11" calcext:value-type="float">
            <text:p>11</text:p>
          </table:table-cell>
          <table:table-cell table:formula="of:=([.A2]^3-[.A2])/3" office:value-type="float" office:value="8" calcext:value-type="float">
            <text:p>8</text:p>
          </table:table-cell>
        </table:table-row>
      </table:table>
      <table:table table:name="Gauss Parcial" table:style-name="ta1">
        <table:table-column table:style-name="co1" table:default-cell-style-name="ce14"/>
        <table:table-column table:style-name="co7" table:default-cell-style-name="ce14"/>
        <table:table-column table:style-name="co8" table:number-columns-repeated="2" table:default-cell-style-name="ce14"/>
        <table:table-column table:style-name="co5" table:default-cell-style-name="ce14"/>
        <table:table-column table:style-name="co4" table:default-cell-style-name="ce14"/>
        <table:table-column table:style-name="co5" table:default-cell-style-name="ce14"/>
        <table:table-column table:style-name="co8" table:default-cell-style-name="ce14"/>
        <table:table-column table:style-name="co6" table:default-cell-style-name="ce14"/>
        <table:table-column table:style-name="co5" table:default-cell-style-name="ce14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3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8" table:formula="of:=SUMPRODUCT([.A1:.C1];[.$G$2:.$I$2])" office:value-type="float" office:value="-0.999999999999997" calcext:value-type="float">
            <text:p>-1</text:p>
          </table:table-cell>
          <table:table-cell/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3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PRODUCT([.A2:.C2];[.$G$2:.$I$2])" office:value-type="float" office:value="0" calcext:value-type="float">
            <text:p>0</text:p>
          </table:table-cell>
          <table:table-cell/>
          <table:table-cell table:style-name="ce3" table:formula="of:=[.J4]" office:value-type="float" office:value="1.88888888888889" calcext:value-type="float">
            <text:p>1.8888888889</text:p>
          </table:table-cell>
          <table:table-cell table:style-name="ce3" table:formula="of:=[.J5]" office:value-type="float" office:value="2.77777777777778" calcext:value-type="float">
            <text:p>2.7777777778</text:p>
          </table:table-cell>
          <table:table-cell table:style-name="ce3" table:formula="of:=[.J6]" office:value-type="float" office:value="-2" calcext:value-type="float">
            <text:p>-2</text:p>
          </table:table-cell>
          <table:table-cell/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SUMPRODUCT([.A3:.C3];[.$G$2:.$I$2])" office:value-type="float" office:value="4" calcext:value-type="float">
            <text:p>4</text:p>
          </table:table-cell>
          <table:table-cell table:number-columns-repeated="5"/>
        </table:table-row>
        <table:table-row table:style-name="ro1">
          <table:table-cell table:number-columns-repeated="6"/>
          <table:table-cell table:style-name="ce3" office:value-type="float" office:value="3" calcext:value-type="float">
            <text:p>3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table:formula="of:=([.G7]-SUMPRODUCT([.G5:.G6];[.J5:.J6]))/[.G4]" office:value-type="float" office:value="1.88888888888889" calcext:value-type="float">
            <text:p>1.8888888889</text:p>
          </table:table-cell>
        </table:table-row>
        <table:table-row table:style-name="ro1">
          <table:table-cell table:style-name="ce3" table:formula="of:=[.A3]" office:value-type="float" office:value="3" calcext:value-type="float">
            <text:p>3</text:p>
          </table:table-cell>
          <table:table-cell table:style-name="ce1" table:formula="of:=[.B3]" office:value-type="float" office:value="3" calcext:value-type="float">
            <text:p>3</text:p>
          </table:table-cell>
          <table:table-cell table:style-name="ce1" table:formula="of:=[.C3]" office:value-type="float" office:value="5" calcext:value-type="float">
            <text:p>5</text:p>
          </table:table-cell>
          <table:table-cell table:style-name="ce7" table:formula="of:=[.D3]" office:value-type="float" office:value="4" calcext:value-type="float">
            <text:p>4</text:p>
          </table:table-cell>
          <table:table-cell table:style-name="ce15" office:value-type="string" calcext:value-type="string">
            <text:p>M</text:p>
          </table:table-cell>
          <table:table-cell/>
          <table:table-cell table:style-name="ce4" office:value-type="float" office:value="3" calcext:value-type="float">
            <text:p>3</text:p>
          </table:table-cell>
          <table:table-cell table:style-name="ce3" office:value-type="float" office:value="-3" calcext:value-type="float">
            <text:p>-3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H7]-[.H6]*[.J6])/[.H5]" office:value-type="float" office:value="2.77777777777778" calcext:value-type="float">
            <text:p>2.7777777778</text:p>
          </table:table-cell>
        </table:table-row>
        <table:table-row table:style-name="ro1">
          <table:table-cell table:style-name="ce1" table:formula="of:=[.A1]" office:value-type="float" office:value="2" calcext:value-type="float">
            <text:p>2</text:p>
          </table:table-cell>
          <table:table-cell table:style-name="ce1" table:formula="of:=[.B1]" office:value-type="float" office:value="-1" calcext:value-type="float">
            <text:p>-1</text:p>
          </table:table-cell>
          <table:table-cell table:style-name="ce1" table:formula="of:=[.C1]" office:value-type="float" office:value="1" calcext:value-type="float">
            <text:p>1</text:p>
          </table:table-cell>
          <table:table-cell table:style-name="ce7" table:formula="of:=[.D1]" office:value-type="float" office:value="-1" calcext:value-type="float">
            <text:p>-1</text:p>
          </table:table-cell>
          <table:table-cell table:style-name="ce15" table:formula="of:=[.A6]/[.$A$5]" office:value-type="float" office:value="0.666666666666667" calcext:value-type="float">
            <text:p>0.6666666667</text:p>
          </table:table-cell>
          <table:table-cell/>
          <table:table-cell table:style-name="ce4" office:value-type="float" office:value="5" calcext:value-type="float">
            <text:p>5</text:p>
          </table:table-cell>
          <table:table-cell table:style-name="ce4" office:value-type="float" office:value="-2.33333333333333" calcext:value-type="float">
            <text:p>-2.3333333333</text:p>
          </table:table-cell>
          <table:table-cell table:style-name="ce3" office:value-type="float" office:value="2" calcext:value-type="float">
            <text:p>2</text:p>
          </table:table-cell>
          <table:table-cell table:style-name="ce15" table:formula="of:=[.I7]/[.I6]" office:value-type="float" office:value="-2" calcext:value-type="float">
            <text:p>-2</text:p>
          </table:table-cell>
        </table:table-row>
        <table:table-row table:style-name="ro1">
          <table:table-cell table:style-name="ce1" table:formula="of:=[.A2]" office:value-type="float" office:value="3" calcext:value-type="float">
            <text:p>3</text:p>
          </table:table-cell>
          <table:table-cell table:style-name="ce1" table:formula="of:=[.B2]" office:value-type="float" office:value="3" calcext:value-type="float">
            <text:p>3</text:p>
          </table:table-cell>
          <table:table-cell table:style-name="ce1" table:formula="of:=[.C2]" office:value-type="float" office:value="7" calcext:value-type="float">
            <text:p>7</text:p>
          </table:table-cell>
          <table:table-cell table:style-name="ce7" table:formula="of:=[.D2]" office:value-type="float" office:value="0" calcext:value-type="float">
            <text:p>0</text:p>
          </table:table-cell>
          <table:table-cell table:style-name="ce15" table:formula="of:=[.A7]/[.$A$5]" office:value-type="float" office:value="1" calcext:value-type="float">
            <text:p>1</text:p>
          </table:table-cell>
          <table:table-cell/>
          <table:table-cell table:style-name="ce7" office:value-type="float" office:value="4" calcext:value-type="float">
            <text:p>4</text:p>
          </table:table-cell>
          <table:table-cell table:style-name="ce7" office:value-type="float" office:value="-3.66666666666667" calcext:value-type="float">
            <text:p>-3.6666666667</text:p>
          </table:table-cell>
          <table:table-cell table:style-name="ce7" office:value-type="float" office:value="-4" calcext:value-type="float">
            <text:p>-4</text:p>
          </table:table-cell>
          <table:table-cell/>
        </table:table-row>
        <table:table-row table:style-name="ro1">
          <table:table-cell table:number-columns-repeated="10"/>
        </table:table-row>
        <table:table-row table:style-name="ro1">
          <table:table-cell table:style-name="ce3" table:formula="of:=[.A5]" office:value-type="float" office:value="3" calcext:value-type="float">
            <text:p>3</text:p>
          </table:table-cell>
          <table:table-cell table:style-name="ce4" table:formula="of:=[.B5]" office:value-type="float" office:value="3" calcext:value-type="float">
            <text:p>3</text:p>
          </table:table-cell>
          <table:table-cell table:style-name="ce4" table:formula="of:=[.C5]" office:value-type="float" office:value="5" calcext:value-type="float">
            <text:p>5</text:p>
          </table:table-cell>
          <table:table-cell table:style-name="ce7" table:formula="of:=[.D5]" office:value-type="float" office:value="4" calcext:value-type="float">
            <text:p>4</text:p>
          </table:table-cell>
          <table:table-cell table:number-columns-repeated="6"/>
        </table:table-row>
        <table:table-row table:style-name="ro1">
          <table:table-cell table:style-name="ce4" table:formula="of:=[.A6]-[.A$5]*[.$E6]" office:value-type="float" office:value="0" calcext:value-type="float">
            <text:p>0</text:p>
          </table:table-cell>
          <table:table-cell table:style-name="ce3" table:formula="of:=[.B6]-[.B$5]*[.$E6]" office:value-type="float" office:value="-3" calcext:value-type="float">
            <text:p>-3</text:p>
          </table:table-cell>
          <table:table-cell table:style-name="ce4" table:formula="of:=[.C6]-[.C$5]*[.$E6]" office:value-type="float" office:value="-2.33333333333333" calcext:value-type="float">
            <text:p>-2.3333333333</text:p>
          </table:table-cell>
          <table:table-cell table:style-name="ce7" table:formula="of:=[.D6]-[.D$5]*[.$E6]" office:value-type="float" office:value="-3.66666666666667" calcext:value-type="float">
            <text:p>-3.6666666667</text:p>
          </table:table-cell>
          <table:table-cell table:number-columns-repeated="6"/>
        </table:table-row>
        <table:table-row table:style-name="ro1">
          <table:table-cell table:style-name="ce4" table:formula="of:=[.A7]-[.A$5]*[.$E7]" office:value-type="float" office:value="0" calcext:value-type="float">
            <text:p>0</text:p>
          </table:table-cell>
          <table:table-cell table:style-name="ce4" table:formula="of:=[.B7]-[.B$5]*[.$E7]" office:value-type="float" office:value="0" calcext:value-type="float">
            <text:p>0</text:p>
          </table:table-cell>
          <table:table-cell table:style-name="ce3" table:formula="of:=[.C7]-[.C$5]*[.$E7]" office:value-type="float" office:value="2" calcext:value-type="float">
            <text:p>2</text:p>
          </table:table-cell>
          <table:table-cell table:style-name="ce7" table:formula="of:=[.D7]-[.D$5]*[.$E7]" office:value-type="float" office:value="-4" calcext:value-type="float">
            <text:p>-4</text:p>
          </table:table-cell>
          <table:table-cell table:number-columns-repeated="6"/>
        </table:table-row>
        <table:table-row table:style-name="ro1" table:number-rows-repeated="1048564">
          <table:table-cell table:number-columns-repeated="10"/>
        </table:table-row>
        <table:table-row table:style-name="ro1">
          <table:table-cell table:number-columns-repeated="10"/>
        </table:table-row>
      </table:table>
      <table:table table:name="Gauss total" table:style-name="ta1">
        <table:table-column table:style-name="co4" table:number-columns-repeated="1024" table:default-cell-style-name="ce14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7" office:value-type="float" office:value="-1" calcext:value-type="float">
            <text:p>-1</text:p>
          </table:table-cell>
          <table:table-cell table:style-name="ce8" table:formula="of:=SUMPRODUCT([.A1:.C1];[.$G$2:.$I$2])" office:value-type="float" office:value="-0.999999999999993" calcext:value-type="float">
            <text:p>-1</text:p>
          </table:table-cell>
          <table:table-cell/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7" office:value-type="float" office:value="0" calcext:value-type="float">
            <text:p>0</text:p>
          </table:table-cell>
          <table:table-cell table:style-name="ce8" table:formula="of:=SUMPRODUCT([.A2:.C2];[.$G$2:.$I$2])" office:value-type="float" office:value="0" calcext:value-type="float">
            <text:p>0</text:p>
          </table:table-cell>
          <table:table-cell/>
          <table:table-cell table:style-name="ce3" table:formula="of:=[.J5]" office:value-type="float" office:value="1.88888888888889" calcext:value-type="float">
            <text:p>1.8888888889</text:p>
          </table:table-cell>
          <table:table-cell table:style-name="ce3" table:formula="of:=[.J6]" office:value-type="float" office:value="2.77777777777777" calcext:value-type="float">
            <text:p>2.7777777778</text:p>
          </table:table-cell>
          <table:table-cell table:style-name="ce3" table:formula="of:=[.J4]" office:value-type="float" office:value="-2" calcext:value-type="float">
            <text:p>-2</text:p>
          </table:table-cell>
          <table:table-cell table:number-columns-repeated="1015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7" office:value-type="float" office:value="4" calcext:value-type="float">
            <text:p>4</text:p>
          </table:table-cell>
          <table:table-cell table:style-name="ce8" table:formula="of:=SUMPRODUCT([.A3:.C3];[.$G$2:.$I$2])" office:value-type="float" office:value="4" calcext:value-type="float">
            <text:p>4</text:p>
          </table:table-cell>
          <table:table-cell table:number-columns-repeated="5"/>
          <table:table-cell table:style-name="ce17" office:value-type="string" calcext:value-type="string">
            <text:p>Marcas</text:p>
          </table:table-cell>
          <table:table-cell table:number-columns-repeated="1013"/>
        </table:table-row>
        <table:table-row table:style-name="ro1">
          <table:table-cell table:style-name="ce2" table:number-columns-repeated="4"/>
          <table:table-cell table:number-columns-repeated="2"/>
          <table:table-cell table:style-name="ce3" office:value-type="float" office:value="7" calcext:value-type="float">
            <text:p>7</text:p>
          </table:table-cell>
          <table:table-cell table:number-columns-repeated="2" table:style-name="ce4" office:value-type="float" office:value="0" calcext:value-type="float">
            <text:p>0</text:p>
          </table:table-cell>
          <table:table-cell table:style-name="ce15" table:formula="of:=([.G7]-SUMPRODUCT([.G5:.G6];[.J5:.J6]))/[.G4]" office:value-type="float" office:value="-2" calcext:value-type="float">
            <text:p>-2</text:p>
          </table:table-cell>
          <table:table-cell table:style-name="ce15" office:value-type="float" office:value="3" calcext:value-type="float">
            <text:p>3</text:p>
          </table:table-cell>
          <table:table-cell table:number-columns-repeated="1013"/>
        </table:table-row>
        <table:table-row table:style-name="ro1">
          <table:table-cell table:style-name="ce16" office:value-type="string" calcext:value-type="string" table:number-columns-spanned="3" table:number-rows-spanned="1">
            <text:p>Marcas</text:p>
          </table:table-cell>
          <table:covered-table-cell table:number-columns-repeated="2" table:style-name="ce15"/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3" office:value-type="float" office:value="1.57142857142857" calcext:value-type="float">
            <text:p>1.5714285714</text:p>
          </table:table-cell>
          <table:table-cell table:style-name="ce4" office:value-type="float" office:value="0" calcext:value-type="float">
            <text:p>0</text:p>
          </table:table-cell>
          <table:table-cell table:style-name="ce15" table:formula="of:=([.H7]-[.H6]*[.J6])/[.H5]" office:value-type="float" office:value="1.88888888888889" calcext:value-type="float">
            <text:p>1.8888888889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101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2" calcext:value-type="float">
            <text:p>2</text:p>
          </table:table-cell>
          <table:table-cell table:style-name="ce15" office:value-type="float" office:value="1" calcext:value-type="float">
            <text:p>1</text:p>
          </table:table-cell>
          <table:table-cell table:number-columns-repeated="3"/>
          <table:table-cell table:style-name="ce4" office:value-type="float" office:value="3" calcext:value-type="float">
            <text:p>3</text:p>
          </table:table-cell>
          <table:table-cell table:style-name="ce4" office:value-type="float" office:value="-1.42857142857143" calcext:value-type="float">
            <text:p>-1.4285714286</text:p>
          </table:table-cell>
          <table:table-cell table:style-name="ce3" office:value-type="float" office:value="1.63636363636364" calcext:value-type="float">
            <text:p>1.6363636364</text:p>
          </table:table-cell>
          <table:table-cell table:style-name="ce15" table:formula="of:=[.I7]/[.I6]" office:value-type="float" office:value="2.77777777777777" calcext:value-type="float">
            <text:p>2.7777777778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13"/>
        </table:table-row>
        <table:table-row table:style-name="ro1">
          <table:table-cell table:number-columns-repeated="6"/>
          <table:table-cell table:style-name="ce7" office:value-type="float" office:value="0" calcext:value-type="float">
            <text:p>0</text:p>
          </table:table-cell>
          <table:table-cell table:style-name="ce7" office:value-type="float" office:value="-1" calcext:value-type="float">
            <text:p>-1</text:p>
          </table:table-cell>
          <table:table-cell table:style-name="ce7" office:value-type="float" office:value="4.54545454545455" calcext:value-type="float">
            <text:p>4.5454545455</text:p>
          </table:table-cell>
          <table:table-cell table:number-columns-repeated="1015"/>
        </table:table-row>
        <table:table-row table:style-name="ro1">
          <table:table-cell table:style-name="ce1" table:formula="of:=[.C1]" office:value-type="float" office:value="1" calcext:value-type="float">
            <text:p>1</text:p>
          </table:table-cell>
          <table:table-cell table:style-name="ce1" table:formula="of:=[.B1]" office:value-type="float" office:value="-1" calcext:value-type="float">
            <text:p>-1</text:p>
          </table:table-cell>
          <table:table-cell table:style-name="ce1" table:formula="of:=[.A1]" office:value-type="float" office:value="2" calcext:value-type="float">
            <text:p>2</text:p>
          </table:table-cell>
          <table:table-cell table:style-name="ce7" table:formula="of:=[.D1]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3" table:formula="of:=[.C2]" office:value-type="float" office:value="7" calcext:value-type="float">
            <text:p>7</text:p>
          </table:table-cell>
          <table:table-cell table:style-name="ce1" table:formula="of:=[.B2]" office:value-type="float" office:value="3" calcext:value-type="float">
            <text:p>3</text:p>
          </table:table-cell>
          <table:table-cell table:style-name="ce1" table:formula="of:=[.A2]" office:value-type="float" office:value="3" calcext:value-type="float">
            <text:p>3</text:p>
          </table:table-cell>
          <table:table-cell table:style-name="ce7" table:formula="of:=[.D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1" table:formula="of:=[.C3]" office:value-type="float" office:value="5" calcext:value-type="float">
            <text:p>5</text:p>
          </table:table-cell>
          <table:table-cell table:style-name="ce1" table:formula="of:=[.B3]" office:value-type="float" office:value="3" calcext:value-type="float">
            <text:p>3</text:p>
          </table:table-cell>
          <table:table-cell table:style-name="ce1" table:formula="of:=[.A3]" office:value-type="float" office:value="3" calcext:value-type="float">
            <text:p>3</text:p>
          </table:table-cell>
          <table:table-cell table:style-name="ce7" table:formula="of:=[.D3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[.A9]" office:value-type="float" office:value="7" calcext:value-type="float">
            <text:p>7</text:p>
          </table:table-cell>
          <table:table-cell table:style-name="ce1" table:formula="of:=[.B9]" office:value-type="float" office:value="3" calcext:value-type="float">
            <text:p>3</text:p>
          </table:table-cell>
          <table:table-cell table:style-name="ce1" table:formula="of:=[.C9]" office:value-type="float" office:value="3" calcext:value-type="float">
            <text:p>3</text:p>
          </table:table-cell>
          <table:table-cell table:style-name="ce7" table:formula="of:=[.D9]" office:value-type="float" office:value="0" calcext:value-type="float">
            <text:p>0</text:p>
          </table:table-cell>
          <table:table-cell table:style-name="ce15"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table:style-name="ce1" table:formula="of:=[.A8]" office:value-type="float" office:value="1" calcext:value-type="float">
            <text:p>1</text:p>
          </table:table-cell>
          <table:table-cell table:style-name="ce1" table:formula="of:=[.B8]" office:value-type="float" office:value="-1" calcext:value-type="float">
            <text:p>-1</text:p>
          </table:table-cell>
          <table:table-cell table:style-name="ce1" table:formula="of:=[.C8]" office:value-type="float" office:value="2" calcext:value-type="float">
            <text:p>2</text:p>
          </table:table-cell>
          <table:table-cell table:style-name="ce7" table:formula="of:=[.D8]" office:value-type="float" office:value="-1" calcext:value-type="float">
            <text:p>-1</text:p>
          </table:table-cell>
          <table:table-cell table:style-name="ce15" table:formula="of:=[.A13]/[.$A$12]" office:value-type="float" office:value="0.142857142857143" calcext:value-type="float">
            <text:p>0.1428571429</text:p>
          </table:table-cell>
          <table:table-cell table:number-columns-repeated="1019"/>
        </table:table-row>
        <table:table-row table:style-name="ro1">
          <table:table-cell table:style-name="ce1" table:formula="of:=[.A10]" office:value-type="float" office:value="5" calcext:value-type="float">
            <text:p>5</text:p>
          </table:table-cell>
          <table:table-cell table:style-name="ce1" table:formula="of:=[.B10]" office:value-type="float" office:value="3" calcext:value-type="float">
            <text:p>3</text:p>
          </table:table-cell>
          <table:table-cell table:style-name="ce1" table:formula="of:=[.C10]" office:value-type="float" office:value="3" calcext:value-type="float">
            <text:p>3</text:p>
          </table:table-cell>
          <table:table-cell table:style-name="ce7" table:formula="of:=[.D10]" office:value-type="float" office:value="4" calcext:value-type="float">
            <text:p>4</text:p>
          </table:table-cell>
          <table:table-cell table:style-name="ce15" table:formula="of:=[.A14]/[.$A$12]" office:value-type="float" office:value="0.714285714285714" calcext:value-type="float">
            <text:p>0.71428571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[.A12]" office:value-type="float" office:value="7" calcext:value-type="float">
            <text:p>7</text:p>
          </table:table-cell>
          <table:table-cell table:style-name="ce4" table:formula="of:=[.B12]" office:value-type="float" office:value="3" calcext:value-type="float">
            <text:p>3</text:p>
          </table:table-cell>
          <table:table-cell table:style-name="ce4" table:formula="of:=[.C12]" office:value-type="float" office:value="3" calcext:value-type="float">
            <text:p>3</text:p>
          </table:table-cell>
          <table:table-cell table:style-name="ce4" table:formula="of:=[.D12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table:formula="of:=[.A13]-[.A$12]*[.$E13]" office:value-type="float" office:value="0" calcext:value-type="float">
            <text:p>0</text:p>
          </table:table-cell>
          <table:table-cell table:style-name="ce1" table:formula="of:=[.B13]-[.B$12]*[.$E13]" office:value-type="float" office:value="-1.42857142857143" calcext:value-type="float">
            <text:p>-1.4285714286</text:p>
          </table:table-cell>
          <table:table-cell table:style-name="ce3" table:formula="of:=[.C13]-[.C$12]*[.$E13]" office:value-type="float" office:value="1.57142857142857" calcext:value-type="float">
            <text:p>1.5714285714</text:p>
          </table:table-cell>
          <table:table-cell table:style-name="ce7" table:formula="of:=[.D13]-[.D$12]*[.$E13]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4" table:formula="of:=[.A14]-[.A$12]*[.$E14]" office:value-type="float" office:value="0" calcext:value-type="float">
            <text:p>0</text:p>
          </table:table-cell>
          <table:table-cell table:style-name="ce1" table:formula="of:=[.B14]-[.B$12]*[.$E14]" office:value-type="float" office:value="0.857142857142857" calcext:value-type="float">
            <text:p>0.8571428571</text:p>
          </table:table-cell>
          <table:table-cell table:style-name="ce1" table:formula="of:=[.C14]-[.C$12]*[.$E14]" office:value-type="float" office:value="0.857142857142857" calcext:value-type="float">
            <text:p>0.8571428571</text:p>
          </table:table-cell>
          <table:table-cell table:style-name="ce7" table:formula="of:=[.D14]-[.D$12]*[.$E14]" office:value-type="float" office:value="4" calcext:value-type="float">
            <text:p>4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1">
          <table:table-cell table:style-name="ce16" office:value-type="string" calcext:value-type="string" table:number-columns-spanned="3" table:number-rows-spanned="1">
            <text:p>Marcas</text:p>
          </table:table-cell>
          <table:covered-table-cell table:number-columns-repeated="2" table:style-name="ce15"/>
          <table:table-cell table:number-columns-repeated="1021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15" office:value-type="float" office:value="1" calcext:value-type="float">
            <text:p>1</text:p>
          </table:table-cell>
          <table:table-cell table:style-name="ce15" office:value-type="float" office:value="2" calcext:value-type="float">
            <text:p>2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 table:style-name="ce3" table:formula="of:=[.A16]" office:value-type="float" office:value="7" calcext:value-type="float">
            <text:p>7</text:p>
          </table:table-cell>
          <table:table-cell table:style-name="ce4" table:formula="of:=[.B16]" office:value-type="float" office:value="3" calcext:value-type="float">
            <text:p>3</text:p>
          </table:table-cell>
          <table:table-cell table:style-name="ce4" table:formula="of:=[.C16]" office:value-type="float" office:value="3" calcext:value-type="float">
            <text:p>3</text:p>
          </table:table-cell>
          <table:table-cell table:style-name="ce4" table:formula="of:=[.D16]" office:value-type="float" office:value="0" calcext:value-type="float">
            <text:p>0</text:p>
          </table:table-cell>
          <table:table-cell table:style-name="ce15" office:value-type="string" calcext:value-type="string">
            <text:p>M</text:p>
          </table:table-cell>
          <table:table-cell table:number-columns-repeated="1019"/>
        </table:table-row>
        <table:table-row table:style-name="ro1">
          <table:table-cell table:style-name="ce4" table:formula="of:=[.A17]" office:value-type="float" office:value="0" calcext:value-type="float">
            <text:p>0</text:p>
          </table:table-cell>
          <table:table-cell table:style-name="ce3" table:formula="of:=[.C17]" office:value-type="float" office:value="1.57142857142857" calcext:value-type="float">
            <text:p>1.5714285714</text:p>
          </table:table-cell>
          <table:table-cell table:style-name="ce4" table:formula="of:=[.B17]" office:value-type="float" office:value="-1.42857142857143" calcext:value-type="float">
            <text:p>-1.4285714286</text:p>
          </table:table-cell>
          <table:table-cell table:style-name="ce4" table:formula="of:=[.D17]" office:value-type="float" office:value="-1" calcext:value-type="float">
            <text:p>-1</text:p>
          </table:table-cell>
          <table:table-cell table:style-name="ce15"/>
          <table:table-cell table:number-columns-repeated="1019"/>
        </table:table-row>
        <table:table-row table:style-name="ro1">
          <table:table-cell table:style-name="ce4" table:formula="of:=[.A18]" office:value-type="float" office:value="0" calcext:value-type="float">
            <text:p>0</text:p>
          </table:table-cell>
          <table:table-cell table:style-name="ce1" table:formula="of:=[.C18]" office:value-type="float" office:value="0.857142857142857" calcext:value-type="float">
            <text:p>0.8571428571</text:p>
          </table:table-cell>
          <table:table-cell table:style-name="ce1" table:formula="of:=[.B18]" office:value-type="float" office:value="0.857142857142857" calcext:value-type="float">
            <text:p>0.8571428571</text:p>
          </table:table-cell>
          <table:table-cell table:style-name="ce1" table:formula="of:=[.D18]" office:value-type="float" office:value="4" calcext:value-type="float">
            <text:p>4</text:p>
          </table:table-cell>
          <table:table-cell table:style-name="ce15" table:formula="of:=[.B25]/[.B24]" office:value-type="float" office:value="0.545454545454546" calcext:value-type="float">
            <text:p>0.5454545455</text:p>
          </table:table-cell>
          <table:table-cell table:number-columns-repeated="1019"/>
        </table:table-row>
        <table:table-row table:style-name="ro1">
          <table:table-cell table:style-name="ce5"/>
          <table:table-cell table:number-columns-repeated="1023"/>
        </table:table-row>
        <table:table-row table:style-name="ro1">
          <table:table-cell table:style-name="ce3" table:formula="of:=[.A23]" office:value-type="float" office:value="7" calcext:value-type="float">
            <text:p>7</text:p>
          </table:table-cell>
          <table:table-cell table:style-name="ce4" table:formula="of:=[.B23]" office:value-type="float" office:value="3" calcext:value-type="float">
            <text:p>3</text:p>
          </table:table-cell>
          <table:table-cell table:style-name="ce4" table:formula="of:=[.C23]" office:value-type="float" office:value="3" calcext:value-type="float">
            <text:p>3</text:p>
          </table:table-cell>
          <table:table-cell table:style-name="ce7" table:formula="of:=[.D23]" office:value-type="float" office:value="0" calcext:value-type="float">
            <text:p>0</text:p>
          </table:table-cell>
          <table:table-cell table:number-columns-repeated="1020"/>
        </table:table-row>
        <table:table-row table:style-name="ro1">
          <table:table-cell table:style-name="ce4" table:formula="of:=[.A24]" office:value-type="float" office:value="0" calcext:value-type="float">
            <text:p>0</text:p>
          </table:table-cell>
          <table:table-cell table:style-name="ce3" table:formula="of:=[.B24]" office:value-type="float" office:value="1.57142857142857" calcext:value-type="float">
            <text:p>1.5714285714</text:p>
          </table:table-cell>
          <table:table-cell table:style-name="ce4" table:formula="of:=[.C24]" office:value-type="float" office:value="-1.42857142857143" calcext:value-type="float">
            <text:p>-1.4285714286</text:p>
          </table:table-cell>
          <table:table-cell table:style-name="ce7" table:formula="of:=[.D24]" office:value-type="float" office:value="-1" calcext:value-type="float">
            <text:p>-1</text:p>
          </table:table-cell>
          <table:table-cell table:number-columns-repeated="1020"/>
        </table:table-row>
        <table:table-row table:style-name="ro1">
          <table:table-cell table:style-name="ce4" table:formula="of:=[.A25]" office:value-type="float" office:value="0" calcext:value-type="float">
            <text:p>0</text:p>
          </table:table-cell>
          <table:table-cell table:style-name="ce4" table:formula="of:=[.B25]-[.B$24]*[.$E25]" office:value-type="float" office:value="0" calcext:value-type="float">
            <text:p>0</text:p>
          </table:table-cell>
          <table:table-cell table:style-name="ce3" table:formula="of:=[.C25]-[.C$24]*[.$E25]" office:value-type="float" office:value="1.63636363636364" calcext:value-type="float">
            <text:p>1.6363636364</text:p>
          </table:table-cell>
          <table:table-cell table:style-name="ce7" table:formula="of:=[.D25]-[.D$24]*[.$E25]" office:value-type="float" office:value="4.54545454545455" calcext:value-type="float">
            <text:p>4.5454545455</text:p>
          </table:table-cell>
          <table:table-cell table:number-columns-repeated="1020"/>
        </table:table-row>
        <table:table-row table:style-name="ro1" table:number-rows-repeated="104854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Crout" table:style-name="ta1">
        <table:table-column table:style-name="co9" table:default-cell-style-name="ce14"/>
        <table:table-column table:style-name="co10" table:default-cell-style-name="ce14"/>
        <table:table-column table:style-name="co11" table:default-cell-style-name="ce14"/>
        <table:table-column table:style-name="co12" table:default-cell-style-name="ce14"/>
        <table:table-column table:style-name="co13" table:default-cell-style-name="ce14"/>
        <table:table-column table:style-name="co14" table:default-cell-style-name="ce14"/>
        <table:table-column table:style-name="co15" table:default-cell-style-name="ce14"/>
        <table:table-column table:style-name="co16" table:number-columns-repeated="2" table:default-cell-style-name="ce14"/>
        <table:table-column table:style-name="co4" table:default-cell-style-name="ce14"/>
        <table:table-column table:style-name="co12" table:default-cell-style-name="ce14"/>
        <table:table-column table:style-name="co17" table:default-cell-style-name="ce14"/>
        <table:table-column table:style-name="co18" table:default-cell-style-name="ce14"/>
        <table:table-column table:style-name="co19" table:default-cell-style-name="ce14"/>
        <table:table-column table:style-name="co20" table:default-cell-style-name="ce14"/>
        <table:table-column table:style-name="co12" table:number-columns-repeated="4" table:default-cell-style-name="ce14"/>
        <table:table-column table:style-name="co4" table:number-columns-repeated="1005" table:default-cell-style-name="ce14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SUMPRODUCT([.A1:.C1];[.$G$2:.$I$2])" office:value-type="float" office:value="-1" calcext:value-type="float">
            <text:p>-1</text:p>
          </table:table-cell>
          <table:table-cell/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/>
          <table:table-cell table:style-name="ce1" office:value-type="float" office:value="5" calcext:value-type="float">
            <text:p>5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-45" calcext:value-type="float">
            <text:p>-45</text:p>
          </table:table-cell>
          <table:table-cell table:style-name="ce23" office:value-type="float" office:value="0" calcext:value-type="float">
            <text:p>0</text:p>
          </table:table-cell>
          <table:table-cell table:style-name="ce8" table:formula="of:=SUMPRODUCT([.K1:.M1];[.$Q$2:.$S$2])" office:value-type="float" office:value="-1.58106435643564" calcext:value-type="float">
            <text:p>-1.5810643564</text:p>
          </table:table-cell>
          <table:table-cell/>
          <table:table-cell table:style-name="ce15" office:value-type="string" calcext:value-type="string">
            <text:p>x1</text:p>
          </table:table-cell>
          <table:table-cell table:style-name="ce15" office:value-type="string" calcext:value-type="string">
            <text:p>x2</text:p>
          </table:table-cell>
          <table:table-cell table:style-name="ce15" office:value-type="string" calcext:value-type="string">
            <text:p>x3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8" table:formula="of:=SUMPRODUCT([.A2:.C2];[.$G$2:.$I$2])" office:value-type="float" office:value="-1.77635683940025E-015" calcext:value-type="float">
            <text:p>-1.77635683940025E-15</text:p>
          </table:table-cell>
          <table:table-cell/>
          <table:table-cell table:style-name="ce3" table:formula="of:=[.A19]" office:value-type="float" office:value="1.88888888888889" calcext:value-type="float">
            <text:p>1.8888888889</text:p>
          </table:table-cell>
          <table:table-cell table:style-name="ce3" table:formula="of:=[.B19]" office:value-type="float" office:value="2.77777777777778" calcext:value-type="float">
            <text:p>2.7777777778</text:p>
          </table:table-cell>
          <table:table-cell table:style-name="ce3" table:formula="of:=[.C19]" office:value-type="float" office:value="-2" calcext:value-type="float">
            <text:p>-2</text:p>
          </table:table-cell>
          <table:table-cell/>
          <table:table-cell table:style-name="ce1" office:value-type="float" office:value="-2" calcext:value-type="float">
            <text:p>-2</text:p>
          </table:table-cell>
          <table:table-cell table:style-name="ce1" office:value-type="float" office:value="-12" calcext:value-type="float">
            <text:p>-12</text:p>
          </table:table-cell>
          <table:table-cell table:style-name="ce1" office:value-type="float" office:value="58" calcext:value-type="float">
            <text:p>58</text:p>
          </table:table-cell>
          <table:table-cell table:style-name="ce23" office:value-type="float" office:value="1" calcext:value-type="float">
            <text:p>1</text:p>
          </table:table-cell>
          <table:table-cell table:style-name="ce8" table:formula="of:=SUMPRODUCT([.K2:.M2];[.$Q$2:.$S$2])" office:value-type="float" office:value="1" calcext:value-type="float">
            <text:p>1</text:p>
          </table:table-cell>
          <table:table-cell/>
          <table:table-cell table:style-name="ce3" table:formula="of:=[.K19]" office:value-type="float" office:value="-0.527021452145214" calcext:value-type="float">
            <text:p>-0.5270214521</text:p>
          </table:table-cell>
          <table:table-cell table:style-name="ce3" table:formula="of:=[.L19]" office:value-type="float" office:value="0.0393976897689769" calcext:value-type="float">
            <text:p>0.0393976898</text:p>
          </table:table-cell>
          <table:table-cell table:style-name="ce3" table:formula="of:=[.M19]" office:value-type="float" office:value="0.00721947194719472" calcext:value-type="float">
            <text:p>0.0072194719</text:p>
          </table:table-cell>
          <table:table-cell table:number-columns-repeated="1005"/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8" table:formula="of:=SUMPRODUCT([.A3:.C3];[.$G$2:.$I$2])" office:value-type="float" office:value="4" calcext:value-type="float">
            <text:p>4</text:p>
          </table:table-cell>
          <table:table-cell table:number-columns-repeated="5"/>
          <table:table-cell table:style-name="ce1" office:value-type="float" office:value="4" calcext:value-type="float">
            <text:p>4</text:p>
          </table:table-cell>
          <table:table-cell table:style-name="ce1" office:value-type="float" office:value="35" calcext:value-type="float">
            <text:p>35</text:p>
          </table:table-cell>
          <table:table-cell table:style-name="ce1" office:value-type="float" office:value="101" calcext:value-type="float">
            <text:p>101</text:p>
          </table:table-cell>
          <table:table-cell table:style-name="ce23" office:value-type="float" office:value="0" calcext:value-type="float">
            <text:p>0</text:p>
          </table:table-cell>
          <table:table-cell table:style-name="ce8" table:formula="of:=SUMPRODUCT([.K3:.M3];[.$Q$2:.$S$2])" office:value-type="float" office:value="0" calcext:value-type="float">
            <text:p>0</text:p>
          </table:table-cell>
          <table:table-cell table:number-columns-repeated="1009"/>
        </table:table-row>
        <table:table-row table:style-name="ro1">
          <table:table-cell table:number-columns-repeated="1024"/>
        </table:table-row>
        <table:table-row table:style-name="ro1">
          <table:table-cell table:style-name="ce18" table:formula="of:=[.A1]" office:value-type="float" office:value="2" calcext:value-type="float">
            <text:p>2</text:p>
          </table:table-cell>
          <table:table-cell table:style-name="ce22" table:formula="of:=[.B1]/[.$A$5]" office:value-type="float" office:value="-0.5" calcext:value-type="float">
            <text:p>-0.5</text:p>
          </table:table-cell>
          <table:table-cell table:style-name="ce22" table:formula="of:=[.C1]/[.$A$5]" office:value-type="float" office:value="0.5" calcext:value-type="float">
            <text:p>0.5</text:p>
          </table:table-cell>
          <table:table-cell table:number-columns-repeated="6"/>
          <table:table-cell table:style-name="ce2"/>
          <table:table-cell table:style-name="ce18" table:formula="of:=[.K1]" office:value-type="float" office:value="5" calcext:value-type="float">
            <text:p>5</text:p>
          </table:table-cell>
          <table:table-cell table:style-name="ce22" table:formula="of:=[.L1]/[.$A$5]" office:value-type="float" office:value="17.5" calcext:value-type="float">
            <text:p>17.5</text:p>
          </table:table-cell>
          <table:table-cell table:style-name="ce22" table:formula="of:=[.M1]/[.$A$5]" office:value-type="float" office:value="-22.5" calcext:value-type="float">
            <text:p>-22.5</text:p>
          </table:table-cell>
          <table:table-cell table:number-columns-repeated="1011"/>
        </table:table-row>
        <table:table-row table:style-name="ro1">
          <table:table-cell table:style-name="ce18" table:formula="of:=[.A2]" office:value-type="float" office:value="3" calcext:value-type="float">
            <text:p>3</text:p>
          </table:table-cell>
          <table:table-cell table:style-name="ce18" table:formula="of:=[.B2]-[.A6]*[.B5]" office:value-type="float" office:value="4.5" calcext:value-type="float">
            <text:p>4.5</text:p>
          </table:table-cell>
          <table:table-cell table:style-name="ce22" table:formula="of:=([.C2]-[.A6]*[.C5])/[.B6]" office:value-type="float" office:value="1.22222222222222" calcext:value-type="float">
            <text:p>1.2222222222</text:p>
          </table:table-cell>
          <table:table-cell table:number-columns-repeated="7"/>
          <table:table-cell table:style-name="ce18" table:formula="of:=[.K2]" office:value-type="float" office:value="-2" calcext:value-type="float">
            <text:p>-2</text:p>
          </table:table-cell>
          <table:table-cell table:style-name="ce18" table:formula="of:=[.L2]-[.K6]*[.L5]" office:value-type="float" office:value="23" calcext:value-type="float">
            <text:p>23</text:p>
          </table:table-cell>
          <table:table-cell table:style-name="ce22" table:formula="of:=([.M2]-[.K6]*[.M5])/[.L6]" office:value-type="float" office:value="0.565217391304348" calcext:value-type="float">
            <text:p>0.5652173913</text:p>
          </table:table-cell>
          <table:table-cell table:number-columns-repeated="1011"/>
        </table:table-row>
        <table:table-row table:style-name="ro1">
          <table:table-cell table:style-name="ce18" table:formula="of:=[.A3]" office:value-type="float" office:value="3" calcext:value-type="float">
            <text:p>3</text:p>
          </table:table-cell>
          <table:table-cell table:style-name="ce18" table:formula="of:=[.B3]-[.A7]*[.B5]" office:value-type="float" office:value="4.5" calcext:value-type="float">
            <text:p>4.5</text:p>
          </table:table-cell>
          <table:table-cell table:style-name="ce18" table:formula="of:=[.C3]-([.A7]*[.C5]+[.B7]*[.C6])" office:value-type="float" office:value="-2" calcext:value-type="float">
            <text:p>-2</text:p>
          </table:table-cell>
          <table:table-cell table:number-columns-repeated="6"/>
          <table:table-cell table:style-name="ce25"/>
          <table:table-cell table:style-name="ce18" table:formula="of:=[.K3]" office:value-type="float" office:value="4" calcext:value-type="float">
            <text:p>4</text:p>
          </table:table-cell>
          <table:table-cell table:style-name="ce18" table:formula="of:=[.L3]-[.K7]*[.L5]" office:value-type="float" office:value="-35" calcext:value-type="float">
            <text:p>-35</text:p>
          </table:table-cell>
          <table:table-cell table:style-name="ce18" table:formula="of:=[.M3]-([.K7]*[.M5]+[.L7]*[.M6])" office:value-type="float" office:value="210.782608695652" calcext:value-type="float">
            <text:p>210.7826086957</text:p>
          </table:table-cell>
          <table:table-cell table:number-columns-repeated="1011"/>
        </table:table-row>
        <table:table-row table:style-name="ro1">
          <table:table-cell table:number-columns-repeated="9"/>
          <table:table-cell table:style-name="ce2"/>
          <table:table-cell table:number-columns-repeated="1014"/>
        </table:table-row>
        <table:table-row table:style-name="ro1">
          <table:table-cell table:style-name="ce19" office:value-type="string" calcext:value-type="string" table:number-columns-spanned="3" table:number-rows-spanned="1">
            <text:p>L</text:p>
          </table:table-cell>
          <table:covered-table-cell table:number-columns-repeated="2" table:style-name="ce15"/>
          <table:table-cell table:number-columns-repeated="2"/>
          <table:table-cell table:style-name="ce16" office:value-type="string" calcext:value-type="string" table:number-columns-spanned="3" table:number-rows-spanned="1">
            <text:p>Lt</text:p>
          </table:table-cell>
          <table:covered-table-cell table:number-columns-repeated="2" table:style-name="ce15"/>
          <table:table-cell/>
          <table:table-cell table:style-name="ce2"/>
          <table:table-cell table:style-name="ce19" office:value-type="string" calcext:value-type="string" table:number-columns-spanned="3" table:number-rows-spanned="1">
            <text:p>L</text:p>
          </table:table-cell>
          <table:covered-table-cell table:number-columns-repeated="2" table:style-name="ce15"/>
          <table:table-cell table:number-columns-repeated="2"/>
          <table:table-cell table:style-name="ce16" office:value-type="string" calcext:value-type="string" table:number-columns-spanned="3" table:number-rows-spanned="1">
            <text:p>Lt</text:p>
          </table:table-cell>
          <table:covered-table-cell table:number-columns-repeated="2" table:style-name="ce15"/>
          <table:table-cell table:number-columns-repeated="1006"/>
        </table:table-row>
        <table:table-row table:style-name="ro1">
          <table:table-cell table:style-name="ce15" table:formula="of:=[.A5]" office:value-type="float" office:value="2" calcext:value-type="float">
            <text:p>2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/>
          <table:table-cell table:style-name="ce2"/>
          <table:table-cell table:style-name="ce15" table:formula="of:=[.K5]" office:value-type="float" office:value="5" calcext:value-type="float">
            <text:p>5</text:p>
          </table:table-cell>
          <table:table-cell table:number-columns-repeated="2" table:style-name="ce1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5" office:value-type="float" office:value="2" calcext:value-type="float">
            <text:p>2</text:p>
          </table:table-cell>
          <table:table-cell table:number-columns-repeated="2" table:style-name="ce15" office:value-type="float" office:value="3" calcext:value-type="float">
            <text:p>3</text:p>
          </table:table-cell>
          <table:table-cell table:number-columns-repeated="1006"/>
        </table:table-row>
        <table:table-row table:style-name="ro1">
          <table:table-cell table:style-name="ce15" table:formula="of:=[.A6]" office:value-type="float" office:value="3" calcext:value-type="float">
            <text:p>3</text:p>
          </table:table-cell>
          <table:table-cell table:style-name="ce15" table:formula="of:=[.B6]" office:value-type="float" office:value="4.5" calcext:value-type="float">
            <text:p>4.5</text:p>
          </table:table-cell>
          <table:table-cell table:style-name="ce15"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.5" calcext:value-type="float">
            <text:p>4.5</text:p>
          </table:table-cell>
          <table:table-cell table:number-columns-repeated="2"/>
          <table:table-cell table:style-name="ce15" table:formula="of:=[.K6]" office:value-type="float" office:value="-2" calcext:value-type="float">
            <text:p>-2</text:p>
          </table:table-cell>
          <table:table-cell table:style-name="ce15" table:formula="of:=[.L6]" office:value-type="float" office:value="23" calcext:value-type="float">
            <text:p>23</text:p>
          </table:table-cell>
          <table:table-cell table:style-name="ce15" office:value-type="float" office:value="0" calcext:value-type="float">
            <text:p>0</text:p>
          </table:table-cell>
          <table:table-cell table:style-name="ce23" office:value-type="float" office:value="1" calcext:value-type="float">
            <text:p>1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4.5" calcext:value-type="float">
            <text:p>4.5</text:p>
          </table:table-cell>
          <table:table-cell table:number-columns-repeated="1006"/>
        </table:table-row>
        <table:table-row table:style-name="ro1">
          <table:table-cell table:style-name="ce15" table:formula="of:=[.A7]" office:value-type="float" office:value="3" calcext:value-type="float">
            <text:p>3</text:p>
          </table:table-cell>
          <table:table-cell table:style-name="ce15" table:formula="of:=[.B7]" office:value-type="float" office:value="4.5" calcext:value-type="float">
            <text:p>4.5</text:p>
          </table:table-cell>
          <table:table-cell table:style-name="ce15" table:formula="of:=[.C7]" office:value-type="float" office:value="-2" calcext:value-type="float">
            <text:p>-2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" calcext:value-type="float">
            <text:p>-2</text:p>
          </table:table-cell>
          <table:table-cell table:number-columns-repeated="2"/>
          <table:table-cell table:style-name="ce15" table:formula="of:=[.K7]" office:value-type="float" office:value="4" calcext:value-type="float">
            <text:p>4</text:p>
          </table:table-cell>
          <table:table-cell table:style-name="ce15" table:formula="of:=[.L7]" office:value-type="float" office:value="-35" calcext:value-type="float">
            <text:p>-35</text:p>
          </table:table-cell>
          <table:table-cell table:style-name="ce15" table:formula="of:=[.M7]" office:value-type="float" office:value="210.782608695652" calcext:value-type="float">
            <text:p>210.7826086957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-2" calcext:value-type="float">
            <text:p>-2</text:p>
          </table:table-cell>
          <table:table-cell table:number-columns-repeated="1006"/>
        </table:table-row>
        <table:table-row table:style-name="ro1">
          <table:table-cell table:style-name="ce20" table:formula="of:=[.D10]/[.A10]" office:value-type="float" office:value="-0.5" calcext:value-type="float">
            <text:p>-0.5</text:p>
          </table:table-cell>
          <table:table-cell table:style-name="ce20" table:formula="of:=([.D11]-[.A11]*[.A13])/[.B11]" office:value-type="float" office:value="0.333333333333333" calcext:value-type="float">
            <text:p>0.3333333333</text:p>
          </table:table-cell>
          <table:table-cell table:style-name="ce20" table:formula="of:=([.D12]-SUMPRODUCT([.A12:.B12];[.A13:.B13]))/[.C12]" office:value-type="float" office:value="-2" calcext:value-type="float">
            <text:p>-2</text:p>
          </table:table-cell>
          <table:table-cell table:number-columns-repeated="7"/>
          <table:table-cell table:style-name="ce20" table:formula="of:=[.N10]/[.K10]" office:value-type="float" office:value="0" calcext:value-type="float">
            <text:p>0</text:p>
          </table:table-cell>
          <table:table-cell table:style-name="ce20" table:formula="of:=([.N11]-[.K11]*[.K13])/[.L11]" office:value-type="float" office:value="0.0434782608695652" calcext:value-type="float">
            <text:p>0.0434782609</text:p>
          </table:table-cell>
          <table:table-cell table:style-name="ce20" table:formula="of:=([.N12]-SUMPRODUCT([.K12:.L12];[.K13:.L13]))/[.M12]" office:value-type="float" office:value="0.00721947194719472" calcext:value-type="float">
            <text:p>0.0072194719</text:p>
          </table:table-cell>
          <table:table-cell table:number-columns-repeated="1011"/>
        </table:table-row>
        <table:table-row table:style-name="ro1">
          <table:table-cell table:number-columns-repeated="1024"/>
        </table:table-row>
        <table:table-row table:style-name="ro1">
          <table:table-cell table:style-name="ce21" office:value-type="string" calcext:value-type="string" table:number-columns-spanned="3" table:number-rows-spanned="1">
            <text:p>U</text:p>
          </table:table-cell>
          <table:covered-table-cell table:number-columns-repeated="2" table:style-name="ce15"/>
          <table:table-cell table:number-columns-repeated="2"/>
          <table:table-cell table:style-name="ce24" office:value-type="string" calcext:value-type="string" table:number-columns-spanned="3" table:number-rows-spanned="1">
            <text:p>A</text:p>
          </table:table-cell>
          <table:covered-table-cell table:number-columns-repeated="2" table:style-name="ce15"/>
          <table:table-cell table:number-columns-repeated="2"/>
          <table:table-cell table:style-name="ce21" office:value-type="string" calcext:value-type="string" table:number-columns-spanned="3" table:number-rows-spanned="1">
            <text:p>U</text:p>
          </table:table-cell>
          <table:covered-table-cell table:number-columns-repeated="2" table:style-name="ce15"/>
          <table:table-cell table:number-columns-repeated="2"/>
          <table:table-cell table:style-name="ce24" office:value-type="string" calcext:value-type="string" table:number-columns-spanned="3" table:number-rows-spanned="1">
            <text:p>A</text:p>
          </table:table-cell>
          <table:covered-table-cell table:number-columns-repeated="2" table:style-name="ce15"/>
          <table:table-cell table:number-columns-repeated="1006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15" table:formula="of:=[.B5]" office:value-type="float" office:value="-0.5" calcext:value-type="float">
            <text:p>-0.5</text:p>
          </table:table-cell>
          <table:table-cell table:style-name="ce15" table:formula="of:=[.C5]" office:value-type="float" office:value="0.5" calcext:value-type="float">
            <text:p>0.5</text:p>
          </table:table-cell>
          <table:table-cell table:style-name="ce17" office:value-type="float" office:value="-0.5" calcext:value-type="float">
            <text:p>-0.5</text:p>
          </table:table-cell>
          <table:table-cell/>
          <table:table-cell table:style-name="ce15" table:formula="of:=SUMPRODUCT([.$F$10:.$F$12];[.A16:.A18])" office:value-type="float" office:value="2" calcext:value-type="float">
            <text:p>2</text:p>
          </table:table-cell>
          <table:table-cell table:style-name="ce15" table:formula="of:=SUMPRODUCT([.$F$10:.$F$12];[.B16:.B18])" office:value-type="float" office:value="-1" calcext:value-type="float">
            <text:p>-1</text:p>
          </table:table-cell>
          <table:table-cell table:style-name="ce15" table:formula="of:=SUMPRODUCT([.$F$10:.$F$12];[.C16:.C18])" office:value-type="float" office:value="1" calcext:value-type="float">
            <text:p>1</text:p>
          </table:table-cell>
          <table:table-cell table:number-columns-repeated="2"/>
          <table:table-cell table:style-name="ce15" office:value-type="float" office:value="1" calcext:value-type="float">
            <text:p>1</text:p>
          </table:table-cell>
          <table:table-cell table:style-name="ce15" table:formula="of:=[.L5]" office:value-type="float" office:value="17.5" calcext:value-type="float">
            <text:p>17.5</text:p>
          </table:table-cell>
          <table:table-cell table:style-name="ce15" table:formula="of:=[.M5]" office:value-type="float" office:value="-22.5" calcext:value-type="float">
            <text:p>-22.5</text:p>
          </table:table-cell>
          <table:table-cell table:style-name="ce17" table:formula="of:=[.K13]" office:value-type="float" office:value="0" calcext:value-type="float">
            <text:p>0</text:p>
          </table:table-cell>
          <table:table-cell/>
          <table:table-cell table:style-name="ce15" table:formula="of:=SUMPRODUCT([.$F$10:.$F$12];[.K16:.K18])" office:value-type="float" office:value="2" calcext:value-type="float">
            <text:p>2</text:p>
          </table:table-cell>
          <table:table-cell table:style-name="ce15" table:formula="of:=SUMPRODUCT([.$F$10:.$F$12];[.L16:.L18])" office:value-type="float" office:value="35" calcext:value-type="float">
            <text:p>35</text:p>
          </table:table-cell>
          <table:table-cell table:style-name="ce15" table:formula="of:=SUMPRODUCT([.$F$10:.$F$12];[.M16:.M18])" office:value-type="float" office:value="-45" calcext:value-type="float">
            <text:p>-45</text:p>
          </table:table-cell>
          <table:table-cell table:number-columns-repeated="1006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C6]" office:value-type="float" office:value="1.22222222222222" calcext:value-type="float">
            <text:p>1.2222222222</text:p>
          </table:table-cell>
          <table:table-cell table:style-name="ce17" office:value-type="float" office:value="0.333333333333333" calcext:value-type="float">
            <text:p>0.3333333333</text:p>
          </table:table-cell>
          <table:table-cell/>
          <table:table-cell table:style-name="ce15" table:formula="of:=SUMPRODUCT([.$G$10:.$G$12];[.A16:.A18])" office:value-type="float" office:value="3" calcext:value-type="float">
            <text:p>3</text:p>
          </table:table-cell>
          <table:table-cell table:style-name="ce15" table:formula="of:=SUMPRODUCT([.$G$10:.$G$12];[.B16:.B18])" office:value-type="float" office:value="3" calcext:value-type="float">
            <text:p>3</text:p>
          </table:table-cell>
          <table:table-cell table:style-name="ce15" table:formula="of:=SUMPRODUCT([.$G$10:.$G$12];[.C16:.C18])" office:value-type="float" office:value="7" calcext:value-type="float">
            <text:p>7</text:p>
          </table:table-cell>
          <table:table-cell table:number-columns-repeated="2"/>
          <table:table-cell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5" table:formula="of:=[.M6]" office:value-type="float" office:value="0.565217391304348" calcext:value-type="float">
            <text:p>0.5652173913</text:p>
          </table:table-cell>
          <table:table-cell table:style-name="ce17" table:formula="of:=[.L13]" office:value-type="float" office:value="0.0434782608695652" calcext:value-type="float">
            <text:p>0.0434782609</text:p>
          </table:table-cell>
          <table:table-cell/>
          <table:table-cell table:style-name="ce15" table:formula="of:=SUMPRODUCT([.$G$10:.$G$12];[.K16:.K18])" office:value-type="float" office:value="3" calcext:value-type="float">
            <text:p>3</text:p>
          </table:table-cell>
          <table:table-cell table:style-name="ce15" table:formula="of:=SUMPRODUCT([.$G$10:.$G$12];[.L16:.L18])" office:value-type="float" office:value="57" calcext:value-type="float">
            <text:p>57</text:p>
          </table:table-cell>
          <table:table-cell table:style-name="ce15" table:formula="of:=SUMPRODUCT([.$G$10:.$G$12];[.M16:.M18])" office:value-type="float" office:value="-64.9565217391304" calcext:value-type="float">
            <text:p>-64.9565217391</text:p>
          </table:table-cell>
          <table:table-cell table:number-columns-repeated="1006"/>
        </table:table-row>
        <table:table-row table:style-name="ro1"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office:value-type="float" office:value="-2" calcext:value-type="float">
            <text:p>-2</text:p>
          </table:table-cell>
          <table:table-cell/>
          <table:table-cell table:style-name="ce15" table:formula="of:=SUMPRODUCT([.$H$10:.$H$12];[.A16:.A18])" office:value-type="float" office:value="3" calcext:value-type="float">
            <text:p>3</text:p>
          </table:table-cell>
          <table:table-cell table:style-name="ce15" table:formula="of:=SUMPRODUCT([.$H$10:.$H$12];[.B16:.B18])" office:value-type="float" office:value="3" calcext:value-type="float">
            <text:p>3</text:p>
          </table:table-cell>
          <table:table-cell table:style-name="ce15" table:formula="of:=SUMPRODUCT([.$H$10:.$H$12];[.C16:.C18])" office:value-type="float" office:value="5" calcext:value-type="float">
            <text:p>5</text:p>
          </table:table-cell>
          <table:table-cell table:number-columns-repeated="2"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 table:style-name="ce17" table:formula="of:=[.M13]" office:value-type="float" office:value="0.00721947194719472" calcext:value-type="float">
            <text:p>0.0072194719</text:p>
          </table:table-cell>
          <table:table-cell/>
          <table:table-cell table:style-name="ce15" table:formula="of:=SUMPRODUCT([.$H$10:.$H$12];[.K16:.K18])" office:value-type="float" office:value="3" calcext:value-type="float">
            <text:p>3</text:p>
          </table:table-cell>
          <table:table-cell table:style-name="ce15" table:formula="of:=SUMPRODUCT([.$H$10:.$H$12];[.L16:.L18])" office:value-type="float" office:value="57" calcext:value-type="float">
            <text:p>57</text:p>
          </table:table-cell>
          <table:table-cell table:style-name="ce15" table:formula="of:=SUMPRODUCT([.$H$10:.$H$12];[.M16:.M18])" office:value-type="float" office:value="-66.9565217391304" calcext:value-type="float">
            <text:p>-66.9565217391</text:p>
          </table:table-cell>
          <table:table-cell table:number-columns-repeated="1006"/>
        </table:table-row>
        <table:table-row table:style-name="ro1">
          <table:table-cell table:style-name="ce3" table:formula="of:=([.D16]-SUMPRODUCT([.B16:.C16];[.B19:.C19]))/[.A16]" office:value-type="float" office:value="1.88888888888889" calcext:value-type="float">
            <text:p>1.8888888889</text:p>
          </table:table-cell>
          <table:table-cell table:style-name="ce3" table:formula="of:=([.D17]-[.C17]*[.C19])/[.B17]" office:value-type="float" office:value="2.77777777777778" calcext:value-type="float">
            <text:p>2.7777777778</text:p>
          </table:table-cell>
          <table:table-cell table:style-name="ce3" table:formula="of:=[.D18]/[.C18]" office:value-type="float" office:value="-2" calcext:value-type="float">
            <text:p>-2</text:p>
          </table:table-cell>
          <table:table-cell table:number-columns-repeated="7"/>
          <table:table-cell table:style-name="ce3" table:formula="of:=([.N16]-SUMPRODUCT([.L16:.M16];[.L19:.M19]))/[.K16]" office:value-type="float" office:value="-0.527021452145214" calcext:value-type="float">
            <text:p>-0.5270214521</text:p>
          </table:table-cell>
          <table:table-cell table:style-name="ce3" table:formula="of:=([.N17]-[.M17]*[.M19])/[.L17]" office:value-type="float" office:value="0.0393976897689769" calcext:value-type="float">
            <text:p>0.0393976898</text:p>
          </table:table-cell>
          <table:table-cell table:style-name="ce3" table:formula="of:=[.N18]/[.M18]" office:value-type="float" office:value="0.00721947194719472" calcext:value-type="float">
            <text:p>0.0072194719</text:p>
          </table:table-cell>
          <table:table-cell table:number-columns-repeated="1011"/>
        </table:table-row>
        <table:table-row table:style-name="ro1" table:number-rows-repeated="1048556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Doolittle" table:style-name="ta1">
        <table:table-column table:style-name="co9" table:number-columns-repeated="3" table:default-cell-style-name="ce15"/>
        <table:table-column table:style-name="co9" table:default-cell-style-name="ce14"/>
        <table:table-column table:style-name="co21" table:default-cell-style-name="Default"/>
        <table:table-column table:style-name="co9" table:number-columns-repeated="4" table:default-cell-style-name="ce14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table:style-name="ce23" office:value-type="float" office:value="-1" calcext:value-type="float">
            <text:p>-1</text:p>
          </table:table-cell>
          <table:table-cell table:style-name="ce8" table:formula="of:=SUMPRODUCT([.A1:.C1];[.$G$2:.$I$2])" office:value-type="float" office:value="-1" calcext:value-type="float">
            <text:p>-1</text:p>
          </table:table-cell>
          <table:table-cell/>
          <table:table-cell table:style-name="ce30" office:value-type="string" calcext:value-type="string">
            <text:p>x1</text:p>
          </table:table-cell>
          <table:table-cell table:style-name="ce30" office:value-type="string" calcext:value-type="string">
            <text:p>x2</text:p>
          </table:table-cell>
          <table:table-cell table:style-name="ce30" office:value-type="string" calcext:value-type="string">
            <text:p>x3</text:p>
          </table:table-cell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table:style-name="ce23" office:value-type="float" office:value="0" calcext:value-type="float">
            <text:p>0</text:p>
          </table:table-cell>
          <table:table-cell table:style-name="ce8" table:formula="of:=SUMPRODUCT([.A2:.C2];[.$G$2:.$I$2])" office:value-type="float" office:value="-1.77635683940025E-015" calcext:value-type="float">
            <text:p>-1.77635683940025E-15</text:p>
          </table:table-cell>
          <table:table-cell/>
          <table:table-cell table:style-name="ce28" table:formula="of:=[.A19]" office:value-type="float" office:value="1.88888888888889" calcext:value-type="float">
            <text:p>1.8888888889</text:p>
          </table:table-cell>
          <table:table-cell table:style-name="ce28" table:formula="of:=[.B19]" office:value-type="float" office:value="2.77777777777778" calcext:value-type="float">
            <text:p>2.7777777778</text:p>
          </table:table-cell>
          <table:table-cell table:style-name="ce28" table:formula="of:=[.C19]" office:value-type="float" office:value="-2" calcext:value-type="float">
            <text:p>-2</text:p>
          </table:table-cell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table:style-name="ce23" office:value-type="float" office:value="4" calcext:value-type="float">
            <text:p>4</text:p>
          </table:table-cell>
          <table:table-cell table:style-name="ce8" table:formula="of:=SUMPRODUCT([.A3:.C3];[.$G$2:.$I$2])" office:value-type="float" office:value="4" calcext:value-type="float">
            <text:p>4</text:p>
          </table:table-cell>
          <table:table-cell table:number-columns-repeated="4"/>
        </table:table-row>
        <table:table-row table:style-name="ro1">
          <table:table-cell table:style-name="ce14" table:number-columns-repeated="3"/>
          <table:table-cell/>
          <table:table-cell table:style-name="ce14"/>
          <table:table-cell table:number-columns-repeated="4"/>
        </table:table-row>
        <table:table-row table:style-name="ro1">
          <table:table-cell table:style-name="ce26" table:formula="of:=[.A1]" office:value-type="float" office:value="2" calcext:value-type="float">
            <text:p>2</text:p>
          </table:table-cell>
          <table:table-cell table:style-name="ce22" table:formula="of:=[.B1]" office:value-type="float" office:value="-1" calcext:value-type="float">
            <text:p>-1</text:p>
          </table:table-cell>
          <table:table-cell table:style-name="ce22" table:formula="of:=[.C1]" office:value-type="float" office:value="1" calcext:value-type="float">
            <text:p>1</text:p>
          </table:table-cell>
          <table:table-cell/>
          <table:table-cell table:style-name="ce14"/>
          <table:table-cell table:number-columns-repeated="4"/>
        </table:table-row>
        <table:table-row table:style-name="ro1">
          <table:table-cell table:style-name="ce18" table:formula="of:=[.A2]/[.$A$5]" office:value-type="float" office:value="1.5" calcext:value-type="float">
            <text:p>1.5</text:p>
          </table:table-cell>
          <table:table-cell table:style-name="ce26" table:formula="of:=[.B2]-[.A6]*[.B5]" office:value-type="float" office:value="4.5" calcext:value-type="float">
            <text:p>4.5</text:p>
          </table:table-cell>
          <table:table-cell table:style-name="ce22" table:formula="of:=([.C2]-[.A6]*[.C5])" office:value-type="float" office:value="5.5" calcext:value-type="float">
            <text:p>5.5</text:p>
          </table:table-cell>
          <table:table-cell/>
          <table:table-cell table:style-name="ce14"/>
          <table:table-cell table:number-columns-repeated="4"/>
        </table:table-row>
        <table:table-row table:style-name="ro1">
          <table:table-cell table:style-name="ce18" table:formula="of:=[.A3]/[.$A$5]" office:value-type="float" office:value="1.5" calcext:value-type="float">
            <text:p>1.5</text:p>
          </table:table-cell>
          <table:table-cell table:style-name="ce18" table:formula="of:=([.B3]-[.A7]*[.B5])/[.B6]" office:value-type="float" office:value="1" calcext:value-type="float">
            <text:p>1</text:p>
          </table:table-cell>
          <table:table-cell table:style-name="ce26" table:formula="of:=[.C3]-([.A7]*[.C5]+[.B7]*[.C6])" office:value-type="float" office:value="-2" calcext:value-type="float">
            <text:p>-2</text:p>
          </table:table-cell>
          <table:table-cell/>
          <table:table-cell table:style-name="ce14"/>
          <table:table-cell table:style-name="Default" table:number-columns-repeated="3"/>
          <table:table-cell/>
        </table:table-row>
        <table:table-row table:style-name="ro1">
          <table:table-cell table:style-name="ce14" table:number-columns-repeated="3"/>
          <table:table-cell table:number-columns-repeated="2"/>
          <table:table-cell table:style-name="Default" table:number-columns-repeated="4"/>
        </table:table-row>
        <table:table-row table:style-name="ro1">
          <table:table-cell table:style-name="ce19" office:value-type="string" calcext:value-type="string" table:number-columns-spanned="3" table:number-rows-spanned="1">
            <text:p>L</text:p>
          </table:table-cell>
          <table:covered-table-cell table:number-columns-repeated="2"/>
          <table:table-cell table:style-name="Default"/>
          <table:table-cell/>
          <table:table-cell table:style-name="ce16" office:value-type="string" calcext:value-type="string" table:number-columns-spanned="3" table:number-rows-spanned="1">
            <text:p>Lt</text:p>
          </table:table-cell>
          <table:covered-table-cell table:number-columns-repeated="2" table:style-name="ce15"/>
          <table:table-cell table:style-name="Default"/>
        </table:table-row>
        <table:table-row table:style-name="ro1">
          <table:table-cell office:value-type="float" office:value="1" calcext:value-type="float">
            <text:p>1</text:p>
          </table:table-cell>
          <table:table-cell table:number-columns-repeated="2" office:value-type="float" office:value="0" calcext:value-type="float">
            <text:p>0</text:p>
          </table:table-cell>
          <table:table-cell table:style-name="ce23" office:value-type="float" office:value="-1" calcext:value-type="float">
            <text:p>-1</text:p>
          </table:table-cell>
          <table:table-cell/>
          <table:table-cell table:style-name="ce15" office:value-type="float" office:value="1" calcext:value-type="float">
            <text:p>1</text:p>
          </table:table-cell>
          <table:table-cell table:number-columns-repeated="2" table:style-name="ce15" office:value-type="float" office:value="1.5" calcext:value-type="float">
            <text:p>1.5</text:p>
          </table:table-cell>
          <table:table-cell/>
        </table:table-row>
        <table:table-row table:style-name="ro1">
          <table:table-cell table:formula="of:=[.A6]" office:value-type="float" office:value="1.5" calcext:value-type="float">
            <text:p>1.5</text:p>
          </table:table-cell>
          <table:table-cell office:value-type="float" office:value="1" calcext:value-type="float">
            <text:p>1</text:p>
          </table:table-cell>
          <table:table-cell office:value-type="float" office:value="0" calcext:value-type="float">
            <text:p>0</text:p>
          </table:table-cell>
          <table:table-cell table:style-name="ce23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formula="of:=[.A7]" office:value-type="float" office:value="1.5" calcext:value-type="float">
            <text:p>1.5</text:p>
          </table:table-cell>
          <table:table-cell table:formula="of:=[.B7]" office:value-type="float" office:value="1" calcext:value-type="float">
            <text:p>1</text:p>
          </table:table-cell>
          <table:table-cell office:value-type="float" office:value="1" calcext:value-type="float">
            <text:p>1</text:p>
          </table:table-cell>
          <table:table-cell table:style-name="ce23" office:value-type="float" office:value="4" calcext:value-type="float">
            <text:p>4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1" calcext:value-type="float">
            <text:p>1</text:p>
          </table:table-cell>
          <table:table-cell/>
        </table:table-row>
        <table:table-row table:style-name="ro1">
          <table:table-cell table:style-name="ce27" table:formula="of:=[.D10]/[.A10]" office:value-type="float" office:value="-1" calcext:value-type="float">
            <text:p>-1</text:p>
          </table:table-cell>
          <table:table-cell table:style-name="ce27" table:formula="of:=([.D11]-[.A11]*[.A13])/[.B11]" office:value-type="float" office:value="1.5" calcext:value-type="float">
            <text:p>1.5</text:p>
          </table:table-cell>
          <table:table-cell table:style-name="ce27" table:formula="of:=([.D12]-SUMPRODUCT([.A12:.B12];[.A13:.B13]))/[.C12]" office:value-type="float" office:value="4" calcext:value-type="float">
            <text:p>4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4"/>
        </table:table-row>
        <table:table-row table:style-name="ro1">
          <table:table-cell table:style-name="ce21" office:value-type="string" calcext:value-type="string" table:number-columns-spanned="3" table:number-rows-spanned="1">
            <text:p>U</text:p>
          </table:table-cell>
          <table:covered-table-cell table:number-columns-repeated="2"/>
          <table:table-cell table:style-name="Default"/>
          <table:table-cell/>
          <table:table-cell table:style-name="ce24" office:value-type="string" calcext:value-type="string" table:number-columns-spanned="3" table:number-rows-spanned="1">
            <text:p>A</text:p>
          </table:table-cell>
          <table:covered-table-cell table:number-columns-repeated="2" table:style-name="ce15"/>
          <table:table-cell table:style-name="Default"/>
        </table:table-row>
        <table:table-row table:style-name="ro1">
          <table:table-cell table:formula="of:=[.A5]" office:value-type="float" office:value="2" calcext:value-type="float">
            <text:p>2</text:p>
          </table:table-cell>
          <table:table-cell table:formula="of:=[.B5]" office:value-type="float" office:value="-1" calcext:value-type="float">
            <text:p>-1</text:p>
          </table:table-cell>
          <table:table-cell table:formula="of:=[.C5]" office:value-type="float" office:value="1" calcext:value-type="float">
            <text:p>1</text:p>
          </table:table-cell>
          <table:table-cell table:style-name="ce29" table:formula="of:=[.A13]" office:value-type="float" office:value="-1" calcext:value-type="float">
            <text:p>-1</text:p>
          </table:table-cell>
          <table:table-cell/>
          <table:table-cell table:style-name="ce15" table:formula="of:=SUMPRODUCT([.$F$10:.$F$12];[.A16:.A18])" office:value-type="float" office:value="2" calcext:value-type="float">
            <text:p>2</text:p>
          </table:table-cell>
          <table:table-cell table:style-name="ce15" table:formula="of:=SUMPRODUCT([.$F$10:.$F$12];[.B16:.B18])" office:value-type="float" office:value="-1" calcext:value-type="float">
            <text:p>-1</text:p>
          </table:table-cell>
          <table:table-cell table:style-name="ce15" table:formula="of:=SUMPRODUCT([.$F$10:.$F$12];[.C16:.C18])" office:value-type="float" office:value="1" calcext:value-type="float">
            <text:p>1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]" office:value-type="float" office:value="4.5" calcext:value-type="float">
            <text:p>4.5</text:p>
          </table:table-cell>
          <table:table-cell table:formula="of:=[.C6]" office:value-type="float" office:value="5.5" calcext:value-type="float">
            <text:p>5.5</text:p>
          </table:table-cell>
          <table:table-cell table:style-name="ce29" table:formula="of:=[.B13]" office:value-type="float" office:value="1.5" calcext:value-type="float">
            <text:p>1.5</text:p>
          </table:table-cell>
          <table:table-cell/>
          <table:table-cell table:style-name="ce15" table:formula="of:=SUMPRODUCT([.$G$10:.$G$12];[.A16:.A18])" office:value-type="float" office:value="3" calcext:value-type="float">
            <text:p>3</text:p>
          </table:table-cell>
          <table:table-cell table:style-name="ce15" table:formula="of:=SUMPRODUCT([.$G$10:.$G$12];[.B16:.B18])" office:value-type="float" office:value="3" calcext:value-type="float">
            <text:p>3</text:p>
          </table:table-cell>
          <table:table-cell table:style-name="ce15" table:formula="of:=SUMPRODUCT([.$G$10:.$G$12];[.C16:.C18])" office:value-type="float" office:value="7" calcext:value-type="float">
            <text:p>7</text:p>
          </table:table-cell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7]" office:value-type="float" office:value="-2" calcext:value-type="float">
            <text:p>-2</text:p>
          </table:table-cell>
          <table:table-cell table:style-name="ce29" table:formula="of:=[.C13]" office:value-type="float" office:value="4" calcext:value-type="float">
            <text:p>4</text:p>
          </table:table-cell>
          <table:table-cell table:style-name="ce14"/>
          <table:table-cell table:style-name="ce15" table:formula="of:=SUMPRODUCT([.$H$10:.$H$12];[.A16:.A18])" office:value-type="float" office:value="3" calcext:value-type="float">
            <text:p>3</text:p>
          </table:table-cell>
          <table:table-cell table:style-name="ce15" table:formula="of:=SUMPRODUCT([.$H$10:.$H$12];[.B16:.B18])" office:value-type="float" office:value="3" calcext:value-type="float">
            <text:p>3</text:p>
          </table:table-cell>
          <table:table-cell table:style-name="ce15" table:formula="of:=SUMPRODUCT([.$H$10:.$H$12];[.C16:.C18])" office:value-type="float" office:value="5" calcext:value-type="float">
            <text:p>5</text:p>
          </table:table-cell>
          <table:table-cell table:style-name="Default"/>
        </table:table-row>
        <table:table-row table:style-name="ro1">
          <table:table-cell table:style-name="ce28" table:formula="of:=([.D16]-SUMPRODUCT([.B16:.C16];[.B19:.C19]))/[.A16]" office:value-type="float" office:value="1.88888888888889" calcext:value-type="float">
            <text:p>1.8888888889</text:p>
          </table:table-cell>
          <table:table-cell table:style-name="ce28" table:formula="of:=([.D17]-[.C17]*[.C19])/[.B17]" office:value-type="float" office:value="2.77777777777778" calcext:value-type="float">
            <text:p>2.7777777778</text:p>
          </table:table-cell>
          <table:table-cell table:style-name="ce28" table:formula="of:=[.D18]/[.C18]" office:value-type="float" office:value="-2" calcext:value-type="float">
            <text:p>-2</text:p>
          </table:table-cell>
          <table:table-cell table:number-columns-repeated="6"/>
        </table:table-row>
        <table:table-row table:style-name="ro1">
          <table:table-cell table:style-name="Default" table:number-columns-repeated="3"/>
          <table:table-cell/>
          <table:table-cell table:style-name="ce14"/>
          <table:table-cell table:number-columns-repeated="4"/>
        </table:table-row>
      </table:table>
      <table:table table:name="Cholesky" table:style-name="ta1">
        <table:table-column table:style-name="co12" table:number-columns-repeated="2" table:default-cell-style-name="ce15"/>
        <table:table-column table:style-name="co22" table:default-cell-style-name="ce15"/>
        <table:table-column table:style-name="co22" table:default-cell-style-name="ce23"/>
        <table:table-column table:style-name="co23" table:default-cell-style-name="Default"/>
        <table:table-column table:style-name="co12" table:number-columns-repeated="4" table:default-cell-style-name="ce14"/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-1" calcext:value-type="float">
            <text:p>-1</text:p>
          </table:table-cell>
          <table:table-cell table:style-name="ce1" office:value-type="float" office:value="1" calcext:value-type="float">
            <text:p>1</text:p>
          </table:table-cell>
          <table:table-cell office:value-type="float" office:value="-1" calcext:value-type="float">
            <text:p>-1</text:p>
          </table:table-cell>
          <table:table-cell table:style-name="ce8" table:formula="of:=SUMPRODUCT([.A1:.C1];[.$G$2:.$I$2])" office:value-type="string" office:string-value="" calcext:value-type="error">
            <text:p>Err:502</text:p>
          </table:table-cell>
          <table:table-cell/>
          <table:table-cell table:style-name="ce30" office:value-type="string" calcext:value-type="string">
            <text:p>x1</text:p>
          </table:table-cell>
          <table:table-cell table:style-name="ce30" office:value-type="string" calcext:value-type="string">
            <text:p>x2</text:p>
          </table:table-cell>
          <table:table-cell table:style-name="ce30" office:value-type="string" calcext:value-type="string">
            <text:p>x3</text:p>
          </table:table-cell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7" calcext:value-type="float">
            <text:p>7</text:p>
          </table:table-cell>
          <table:table-cell office:value-type="float" office:value="0" calcext:value-type="float">
            <text:p>0</text:p>
          </table:table-cell>
          <table:table-cell table:style-name="ce8" table:formula="of:=SUMPRODUCT([.A2:.C2];[.$G$2:.$I$2])" office:value-type="string" office:string-value="" calcext:value-type="error">
            <text:p>Err:502</text:p>
          </table:table-cell>
          <table:table-cell/>
          <table:table-cell table:style-name="ce28" table:formula="of:=[.A19]" office:value-type="string" office:string-value="" calcext:value-type="error">
            <text:p>Err:502</text:p>
          </table:table-cell>
          <table:table-cell table:style-name="ce28" table:formula="of:=[.B19]" office:value-type="string" office:string-value="" calcext:value-type="error">
            <text:p>Err:502</text:p>
          </table:table-cell>
          <table:table-cell table:style-name="ce28" table:formula="of:=[.C19]" office:value-type="string" office:string-value="" calcext:value-type="error">
            <text:p>Err:502</text:p>
          </table:table-cell>
        </table:table-row>
        <table:table-row table:style-name="ro1">
          <table:table-cell table:number-columns-repeated="2" table:style-name="ce1" office:value-type="float" office:value="3" calcext:value-type="float">
            <text:p>3</text:p>
          </table:table-cell>
          <table:table-cell table:style-name="ce1" office:value-type="float" office:value="5" calcext:value-type="float">
            <text:p>5</text:p>
          </table:table-cell>
          <table:table-cell office:value-type="float" office:value="4" calcext:value-type="float">
            <text:p>4</text:p>
          </table:table-cell>
          <table:table-cell table:style-name="ce8" table:formula="of:=SUMPRODUCT([.A3:.C3];[.$G$2:.$I$2])" office:value-type="string" office:string-value="" calcext:value-type="error">
            <text:p>Err:502</text:p>
          </table:table-cell>
          <table:table-cell table:number-columns-repeated="4"/>
        </table:table-row>
        <table:table-row table:style-name="ro1">
          <table:table-cell table:style-name="ce14" table:number-columns-repeated="5"/>
          <table:table-cell table:number-columns-repeated="4"/>
        </table:table-row>
        <table:table-row table:style-name="ro1">
          <table:table-cell table:style-name="ce31" table:formula="of:=SQRT([.A1])" office:value-type="float" office:value="1.4142135623731" calcext:value-type="float">
            <text:p>1.4142135624</text:p>
          </table:table-cell>
          <table:table-cell table:style-name="ce22" table:formula="of:=[.B1]/[.$A$5]" office:value-type="float" office:value="-0.707106781186547" calcext:value-type="float">
            <text:p>-0.7071067812</text:p>
          </table:table-cell>
          <table:table-cell table:style-name="ce22" table:formula="of:=[.C1]/[.$A$5]" office:value-type="float" office:value="0.707106781186547" calcext:value-type="float">
            <text:p>0.7071067812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 table:style-name="ce18" table:formula="of:=[.A2]/[.$A$5]" office:value-type="float" office:value="2.12132034355964" calcext:value-type="float">
            <text:p>2.1213203436</text:p>
          </table:table-cell>
          <table:table-cell table:style-name="ce31" table:formula="of:=SQRT([.B2]-[.B5]*[.A6])" office:value-type="float" office:value="2.12132034355964" calcext:value-type="float">
            <text:p>2.1213203436</text:p>
          </table:table-cell>
          <table:table-cell table:style-name="ce22" table:formula="of:=([.C2]-[.A6]*[.C5])/[.$B$6]" office:value-type="float" office:value="2.59272486435067" calcext:value-type="float">
            <text:p>2.5927248644</text:p>
          </table:table-cell>
          <table:table-cell table:style-name="ce14" table:number-columns-repeated="2"/>
          <table:table-cell table:number-columns-repeated="4"/>
        </table:table-row>
        <table:table-row table:style-name="ro1">
          <table:table-cell table:style-name="ce18" table:formula="of:=[.A3]/[.$A$5]" office:value-type="float" office:value="2.12132034355964" calcext:value-type="float">
            <text:p>2.1213203436</text:p>
          </table:table-cell>
          <table:table-cell table:style-name="ce18" table:formula="of:=([.B3]-[.A7]*[.B5])/[.B6]" office:value-type="float" office:value="2.12132034355964" calcext:value-type="float">
            <text:p>2.1213203436</text:p>
          </table:table-cell>
          <table:table-cell table:style-name="ce31" table:formula="of:=SQRT([.C3]-([.A7]*[.C5]+[.B7]*[.C6]))" office:value-type="string" office:string-value="" calcext:value-type="error">
            <text:p>Err:502</text:p>
          </table:table-cell>
          <table:table-cell table:style-name="ce14" table:number-columns-repeated="2"/>
          <table:table-cell table:style-name="Default" table:number-columns-repeated="3"/>
          <table:table-cell/>
        </table:table-row>
        <table:table-row table:style-name="ro1">
          <table:table-cell table:style-name="ce14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19" office:value-type="string" calcext:value-type="string" table:number-columns-spanned="3" table:number-rows-spanned="1">
            <text:p>L</text:p>
          </table:table-cell>
          <table:covered-table-cell table:number-columns-repeated="2"/>
          <table:table-cell table:style-name="Default"/>
          <table:table-cell/>
          <table:table-cell table:style-name="ce16" office:value-type="string" calcext:value-type="string" table:number-columns-spanned="3" table:number-rows-spanned="1">
            <text:p>Lt</text:p>
          </table:table-cell>
          <table:covered-table-cell table:number-columns-repeated="2" table:style-name="ce15"/>
          <table:table-cell table:style-name="Default"/>
        </table:table-row>
        <table:table-row table:style-name="ro1">
          <table:table-cell table:formula="of:=[.A5]" office:value-type="float" office:value="1.4142135623731" calcext:value-type="float">
            <text:p>1.4142135624</text:p>
          </table:table-cell>
          <table:table-cell table:number-columns-repeated="2" office:value-type="float" office:value="0" calcext:value-type="float">
            <text:p>0</text:p>
          </table:table-cell>
          <table:table-cell office:value-type="float" office:value="-1" calcext:value-type="float">
            <text:p>-1</text:p>
          </table:table-cell>
          <table:table-cell/>
          <table:table-cell table:style-name="ce15" office:value-type="float" office:value="1.4142135623731" calcext:value-type="float">
            <text:p>1.4142135624</text:p>
          </table:table-cell>
          <table:table-cell table:number-columns-repeated="2" table:style-name="ce15" office:value-type="float" office:value="2.12132034355964" calcext:value-type="float">
            <text:p>2.1213203436</text:p>
          </table:table-cell>
          <table:table-cell/>
        </table:table-row>
        <table:table-row table:style-name="ro1">
          <table:table-cell table:formula="of:=[.A6]" office:value-type="float" office:value="2.12132034355964" calcext:value-type="float">
            <text:p>2.1213203436</text:p>
          </table:table-cell>
          <table:table-cell table:formula="of:=[.B6]" office:value-type="float" office:value="2.12132034355964" calcext:value-type="float">
            <text:p>2.1213203436</text:p>
          </table:table-cell>
          <table:table-cell table:number-columns-repeated="2" office:value-type="float" office:value="0" calcext:value-type="float">
            <text:p>0</text:p>
          </table:table-cell>
          <table:table-cell/>
          <table:table-cell table:style-name="ce15" office:value-type="float" office:value="0" calcext:value-type="float">
            <text:p>0</text:p>
          </table:table-cell>
          <table:table-cell table:number-columns-repeated="2" table:style-name="ce15" office:value-type="float" office:value="2.12132034355964" calcext:value-type="float">
            <text:p>2.1213203436</text:p>
          </table:table-cell>
          <table:table-cell/>
        </table:table-row>
        <table:table-row table:style-name="ro1">
          <table:table-cell table:formula="of:=[.A7]" office:value-type="float" office:value="2.12132034355964" calcext:value-type="float">
            <text:p>2.1213203436</text:p>
          </table:table-cell>
          <table:table-cell table:formula="of:=[.B7]" office:value-type="float" office:value="2.12132034355964" calcext:value-type="float">
            <text:p>2.1213203436</text:p>
          </table:table-cell>
          <table:table-cell table:formula="of:=[.C7]" office:value-type="string" office:string-value="" calcext:value-type="error">
            <text:p>Err:502</text:p>
          </table:table-cell>
          <table:table-cell office:value-type="float" office:value="4" calcext:value-type="float">
            <text:p>4</text:p>
          </table:table-cell>
          <table:table-cell/>
          <table:table-cell table:number-columns-repeated="2" table:style-name="ce15" office:value-type="float" office:value="0" calcext:value-type="float">
            <text:p>0</text:p>
          </table:table-cell>
          <table:table-cell table:style-name="ce15" office:value-type="float" office:value="3" calcext:value-type="float">
            <text:p>3</text:p>
          </table:table-cell>
          <table:table-cell/>
        </table:table-row>
        <table:table-row table:style-name="ro1">
          <table:table-cell table:style-name="ce27" table:formula="of:=[.D10]/[.A10]" office:value-type="float" office:value="-0.707106781186547" calcext:value-type="float">
            <text:p>-0.7071067812</text:p>
          </table:table-cell>
          <table:table-cell table:style-name="ce27" table:formula="of:=([.D11]-[.A11]*[.A13])/[.B11]" office:value-type="float" office:value="0.707106781186547" calcext:value-type="float">
            <text:p>0.7071067812</text:p>
          </table:table-cell>
          <table:table-cell table:style-name="ce27" table:formula="of:=([.D12]-SUMPRODUCT([.A12:.B12];[.A13:.B13]))/[.C12]" office:value-type="string" office:string-value="" calcext:value-type="error">
            <text:p>Err:502</text:p>
          </table:table-cell>
          <table:table-cell table:style-name="Default"/>
          <table:table-cell/>
          <table:table-cell table:style-name="Default"/>
          <table:table-cell table:number-columns-repeated="3"/>
        </table:table-row>
        <table:table-row table:style-name="ro1">
          <table:table-cell table:style-name="Default" table:number-columns-repeated="4"/>
          <table:table-cell table:style-name="ce14"/>
          <table:table-cell table:style-name="Default" table:number-columns-repeated="4"/>
        </table:table-row>
        <table:table-row table:style-name="ro1">
          <table:table-cell table:style-name="ce21" office:value-type="string" calcext:value-type="string" table:number-columns-spanned="3" table:number-rows-spanned="1">
            <text:p>U</text:p>
          </table:table-cell>
          <table:covered-table-cell table:number-columns-repeated="2"/>
          <table:table-cell table:style-name="Default"/>
          <table:table-cell/>
          <table:table-cell table:style-name="ce24" office:value-type="string" calcext:value-type="string" table:number-columns-spanned="3" table:number-rows-spanned="1">
            <text:p>A</text:p>
          </table:table-cell>
          <table:covered-table-cell table:number-columns-repeated="2" table:style-name="ce15"/>
          <table:table-cell table:style-name="Default"/>
        </table:table-row>
        <table:table-row table:style-name="ro1">
          <table:table-cell table:formula="of:=[.A5]" office:value-type="float" office:value="1.4142135623731" calcext:value-type="float">
            <text:p>1.4142135624</text:p>
          </table:table-cell>
          <table:table-cell table:formula="of:=[.B5]" office:value-type="float" office:value="-0.707106781186547" calcext:value-type="float">
            <text:p>-0.7071067812</text:p>
          </table:table-cell>
          <table:table-cell table:formula="of:=[.C5]" office:value-type="float" office:value="0.707106781186547" calcext:value-type="float">
            <text:p>0.7071067812</text:p>
          </table:table-cell>
          <table:table-cell table:style-name="ce29" table:formula="of:=[.A13]" office:value-type="float" office:value="-0.707106781186547" calcext:value-type="float">
            <text:p>-0.7071067812</text:p>
          </table:table-cell>
          <table:table-cell/>
          <table:table-cell table:style-name="ce15" table:formula="of:=SUMPRODUCT([.$F$10:.$F$12];[.A16:.A18])" office:value-type="float" office:value="2.00000000000001" calcext:value-type="float">
            <text:p>2</text:p>
          </table:table-cell>
          <table:table-cell table:style-name="ce15" table:formula="of:=SUMPRODUCT([.$F$10:.$F$12];[.B16:.B18])" office:value-type="float" office:value="-1" calcext:value-type="float">
            <text:p>-1</text:p>
          </table:table-cell>
          <table:table-cell table:style-name="ce15" table:formula="of:=SUMPRODUCT([.$F$10:.$F$12];[.C16:.C18])" office:value-type="string" office:string-value="" calcext:value-type="error">
            <text:p>Err:502</text:p>
          </table:table-cell>
          <table:table-cell table:style-name="Default"/>
        </table:table-row>
        <table:table-row table:style-name="ro1">
          <table:table-cell office:value-type="float" office:value="0" calcext:value-type="float">
            <text:p>0</text:p>
          </table:table-cell>
          <table:table-cell table:formula="of:=[.B6]" office:value-type="float" office:value="2.12132034355964" calcext:value-type="float">
            <text:p>2.1213203436</text:p>
          </table:table-cell>
          <table:table-cell table:formula="of:=[.C6]" office:value-type="float" office:value="2.59272486435067" calcext:value-type="float">
            <text:p>2.5927248644</text:p>
          </table:table-cell>
          <table:table-cell table:style-name="ce29" table:formula="of:=[.B13]" office:value-type="float" office:value="0.707106781186547" calcext:value-type="float">
            <text:p>0.7071067812</text:p>
          </table:table-cell>
          <table:table-cell/>
          <table:table-cell table:style-name="ce15" table:formula="of:=SUMPRODUCT([.$G$10:.$G$12];[.A16:.A18])" office:value-type="float" office:value="3" calcext:value-type="float">
            <text:p>3</text:p>
          </table:table-cell>
          <table:table-cell table:style-name="ce15" table:formula="of:=SUMPRODUCT([.$G$10:.$G$12];[.B16:.B18])" office:value-type="float" office:value="3" calcext:value-type="float">
            <text:p>3</text:p>
          </table:table-cell>
          <table:table-cell table:style-name="ce15" table:formula="of:=SUMPRODUCT([.$G$10:.$G$12];[.C16:.C18])" office:value-type="string" office:string-value="" calcext:value-type="error">
            <text:p>Err:502</text:p>
          </table:table-cell>
          <table:table-cell table:style-name="Default"/>
        </table:table-row>
        <table:table-row table:style-name="ro1">
          <table:table-cell table:number-columns-repeated="2" office:value-type="float" office:value="0" calcext:value-type="float">
            <text:p>0</text:p>
          </table:table-cell>
          <table:table-cell table:formula="of:=[.C7]" office:value-type="string" office:string-value="" calcext:value-type="error">
            <text:p>Err:502</text:p>
          </table:table-cell>
          <table:table-cell table:style-name="ce29" table:formula="of:=[.C13]" office:value-type="string" office:string-value="" calcext:value-type="error">
            <text:p>Err:502</text:p>
          </table:table-cell>
          <table:table-cell table:style-name="ce14"/>
          <table:table-cell table:style-name="ce15" table:formula="of:=SUMPRODUCT([.$H$10:.$H$12];[.A16:.A18])" office:value-type="float" office:value="3" calcext:value-type="float">
            <text:p>3</text:p>
          </table:table-cell>
          <table:table-cell table:style-name="ce15" table:formula="of:=SUMPRODUCT([.$H$10:.$H$12];[.B16:.B18])" office:value-type="float" office:value="3" calcext:value-type="float">
            <text:p>3</text:p>
          </table:table-cell>
          <table:table-cell table:style-name="ce15" table:formula="of:=SUMPRODUCT([.$H$10:.$H$12];[.C16:.C18])" office:value-type="string" office:string-value="" calcext:value-type="error">
            <text:p>Err:502</text:p>
          </table:table-cell>
          <table:table-cell table:style-name="Default"/>
        </table:table-row>
        <table:table-row table:style-name="ro1">
          <table:table-cell table:style-name="ce28" table:formula="of:=([.D16]-SUMPRODUCT([.B16:.C16];[.B19:.C19]))/[.A16]" office:value-type="string" office:string-value="" calcext:value-type="error">
            <text:p>Err:502</text:p>
          </table:table-cell>
          <table:table-cell table:style-name="ce28" table:formula="of:=([.D17]-[.C17]*[.C19])/[.B17]" office:value-type="string" office:string-value="" calcext:value-type="error">
            <text:p>Err:502</text:p>
          </table:table-cell>
          <table:table-cell table:style-name="ce28" table:formula="of:=[.D18]/[.C18]" office:value-type="string" office:string-value="" calcext:value-type="error">
            <text:p>Err:502</text:p>
          </table:table-cell>
          <table:table-cell table:style-name="ce14"/>
          <table:table-cell table:number-columns-repeated="5"/>
        </table:table-row>
        <table:table-row table:style-name="ro1">
          <table:table-cell table:style-name="Default" table:number-columns-repeated="4"/>
          <table:table-cell/>
          <table:table-cell table:style-name="Default" table:number-columns-repeated="4"/>
        </table:table-row>
        <table:table-row table:style-name="ro1">
          <table:table-cell table:style-name="ce32" office:value-type="string" calcext:value-type="string" table:number-columns-spanned="8" table:number-rows-spanned="1">
            <text:p>No se puede utilizar cholesky, con numeros reales</text:p>
          </table:table-cell>
          <table:covered-table-cell table:number-columns-repeated="3" table:style-name="Default"/>
          <table:covered-table-cell/>
          <table:covered-table-cell table:number-columns-repeated="3" table:style-name="Default"/>
          <table:table-cell table:style-name="Default"/>
        </table:table-row>
      </table:table>
      <table:table table:name="Jacobi" table:style-name="ta1">
        <table:table-column table:style-name="co4" table:number-columns-repeated="1024" table:default-cell-style-name="ce14"/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8" calcext:value-type="float">
            <text:p>8</text:p>
          </table:table-cell>
          <table:table-cell table:style-name="ce23" office:value-type="float" office:value="-25" calcext:value-type="float">
            <text:p>-25</text:p>
          </table:table-cell>
          <table:table-cell table:number-columns-repeated="1019"/>
        </table:table-row>
        <table:table-row table:style-name="ro1">
          <table:table-cell table:style-name="ce1" office:value-type="float" office:value="-5" calcext:value-type="float">
            <text:p>-5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4" calcext:value-type="float">
            <text:p>-14</text:p>
          </table:table-cell>
          <table:table-cell table:style-name="ce23" office:value-type="float" office:value="82" calcext:value-type="float">
            <text:p>82</text:p>
          </table:table-cell>
          <table:table-cell table:number-columns-repeated="1019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-7" calcext:value-type="float">
            <text:p>-7</text:p>
          </table:table-cell>
          <table:table-cell table:style-name="ce23" office:value-type="float" office:value="75" calcext:value-type="float">
            <text:p>75</text:p>
          </table:table-cell>
          <table:table-cell table:number-columns-repeated="1019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42" calcext:value-type="float">
            <text:p>-42</text:p>
          </table:table-cell>
          <table:table-cell table:style-name="ce23" office:value-type="float" office:value="-43" calcext:value-type="float">
            <text:p>-43</text:p>
          </table:table-cell>
          <table:table-cell table:number-columns-repeated="1019"/>
        </table:table-row>
        <table:table-row table:style-name="ro1">
          <table:table-cell table:number-columns-repeated="1024"/>
        </table:table-row>
        <table:table-row table:style-name="ro1">
          <table:table-cell table:style-name="Default"/>
          <table:table-cell table:style-name="ce33" office:value-type="string" calcext:value-type="string" table:number-columns-spanned="4" table:number-rows-spanned="1">
            <text:p>Vector</text:p>
          </table:table-cell>
          <table:covered-table-cell table:number-columns-repeated="3"/>
          <table:table-cell table:style-name="ce33" office:value-type="string" calcext:value-type="string" table:number-columns-spanned="5" table:number-rows-spanned="1">
            <text:p>Error</text:p>
          </table:table-cell>
          <table:covered-table-cell table:style-name="ce33"/>
          <table:covered-table-cell table:number-columns-repeated="3" table:style-name="ce15"/>
          <table:table-cell table:style-name="ce37"/>
          <table:table-cell table:number-columns-repeated="1013"/>
        </table:table-row>
        <table:table-row table:style-name="ro1">
          <table:table-cell table:style-name="ce15" office:value-type="string" calcext:value-type="string">
            <text:p>Iter</text:p>
          </table:table-cell>
          <table:table-cell table:style-name="ce34" office:value-type="string" calcext:value-type="string">
            <text:p>x1</text:p>
          </table:table-cell>
          <table:table-cell table:style-name="ce34" office:value-type="string" calcext:value-type="string">
            <text:p>x2</text:p>
          </table:table-cell>
          <table:table-cell table:style-name="ce34" office:value-type="string" calcext:value-type="string">
            <text:p>x3</text:p>
          </table:table-cell>
          <table:table-cell table:style-name="ce36" office:value-type="string" calcext:value-type="string">
            <text:p>x4</text:p>
          </table:table-cell>
          <table:table-cell table:style-name="ce15" office:value-type="string" calcext:value-type="string">
            <text:p>TOTAL</text:p>
          </table:table-cell>
          <table:table-cell table:number-columns-repeated="4" table:style-name="ce9" office:value-type="string" calcext:value-type="string">
            <text:p>N/A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5" office:value-type="float" office:value="0" calcext:value-type="float">
            <text:p>0</text:p>
          </table:table-cell>
          <table:table-cell table:number-columns-repeated="3" table:style-name="ce34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8" table:formula="of:=MAX([.G8:.J8])" office:value-type="float" office:value="6" calcext:value-type="float">
            <text:p>6</text:p>
          </table:table-cell>
          <table:table-cell table:style-name="ce9" table:formula="of:=ABS([.B9]-[.B8])" office:value-type="float" office:value="3.31111111111111" calcext:value-type="float">
            <text:p>3.3111111111</text:p>
          </table:table-cell>
          <table:table-cell table:style-name="ce9" table:formula="of:=ABS([.C9]-[.C8])" office:value-type="float" office:value="6" calcext:value-type="float">
            <text:p>6</text:p>
          </table:table-cell>
          <table:table-cell table:style-name="ce9" table:formula="of:=ABS([.D9]-[.D8])" office:value-type="float" office:value="1.34920634920635" calcext:value-type="float">
            <text:p>1.3492063492</text:p>
          </table:table-cell>
          <table:table-cell table:style-name="ce9" table:formula="of:=ABS([.E9]-[.E8])" office:value-type="float" office:value="1.11904761904762" calcext:value-type="float">
            <text:p>1.119047619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5" office:value-type="float" office:value="1" calcext:value-type="float">
            <text:p>1</text:p>
          </table:table-cell>
          <table:table-cell table:style-name="ce34" table:formula="of:=([.$E$1]-SUMPRODUCT([.C8:.E8];[.$B$1:.$D$1]))/[.$A$1]" office:value-type="float" office:value="-1.31111111111111" calcext:value-type="float">
            <text:p>-1.3111111111</text:p>
          </table:table-cell>
          <table:table-cell table:style-name="ce34" table:formula="of:=([.$E$2]-([.B8]*[.$A$2]+[.D8]*[.$C$2]+[.E8]*[.$D$2]))/[.$B$2]" office:value-type="float" office:value="-4" calcext:value-type="float">
            <text:p>-4</text:p>
          </table:table-cell>
          <table:table-cell table:style-name="ce34" table:formula="of:=([.$E$3]-([.B8]*[.$A$3]+[.C8]*[.$B$3]+[.E8]*[.$D$3]))/[.$C$3]" office:value-type="float" office:value="0.650793650793651" calcext:value-type="float">
            <text:p>0.6507936508</text:p>
          </table:table-cell>
          <table:table-cell table:style-name="ce34" table:formula="of:=([.$E$4]-SUMPRODUCT([.B8:.D8];[.$A$4:.$C$4]))/[.$D$4]" office:value-type="float" office:value="0.880952380952381" calcext:value-type="float">
            <text:p>0.880952381</text:p>
          </table:table-cell>
          <table:table-cell table:style-name="ce8" table:formula="of:=MAX([.G9:.J9])" office:value-type="float" office:value="1.81234567901235" calcext:value-type="float">
            <text:p>1.812345679</text:p>
          </table:table-cell>
          <table:table-cell table:style-name="ce9" table:formula="of:=ABS([.B10]-[.B9])" office:value-type="float" office:value="1.81234567901235" calcext:value-type="float">
            <text:p>1.812345679</text:p>
          </table:table-cell>
          <table:table-cell table:style-name="ce9" table:formula="of:=ABS([.C10]-[.C9])" office:value-type="float" office:value="0.958049886621315" calcext:value-type="float">
            <text:p>0.9580498866</text:p>
          </table:table-cell>
          <table:table-cell table:style-name="ce9" table:formula="of:=ABS([.D10]-[.D9])" office:value-type="float" office:value="1.77724867724868" calcext:value-type="float">
            <text:p>1.7772486772</text:p>
          </table:table-cell>
          <table:table-cell table:style-name="ce9" table:formula="of:=ABS([.E10]-[.E9])" office:value-type="float" office:value="0.329251700680272" calcext:value-type="float">
            <text:p>0.329251700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5" office:value-type="float" office:value="2" calcext:value-type="float">
            <text:p>2</text:p>
          </table:table-cell>
          <table:table-cell table:style-name="ce34" table:formula="of:=([.$E$1]-SUMPRODUCT([.C9:.E9];[.$B$1:.$D$1]))/[.$A$1]" office:value-type="float" office:value="0.501234567901235" calcext:value-type="float">
            <text:p>0.5012345679</text:p>
          </table:table-cell>
          <table:table-cell table:style-name="ce34" table:formula="of:=([.$E$2]-([.B9]*[.$A$2]+[.D9]*[.$C$2]+[.E9]*[.$D$2]))/[.$B$2]" office:value-type="float" office:value="-3.04195011337868" calcext:value-type="float">
            <text:p>-3.0419501134</text:p>
          </table:table-cell>
          <table:table-cell table:style-name="ce34" table:formula="of:=([.$E$3]-([.B9]*[.$A$3]+[.C9]*[.$B$3]+[.E9]*[.$D$3]))/[.$C$3]" office:value-type="float" office:value="2.42804232804233" calcext:value-type="float">
            <text:p>2.428042328</text:p>
          </table:table-cell>
          <table:table-cell table:style-name="ce34" table:formula="of:=([.$E$4]-SUMPRODUCT([.B9:.D9];[.$A$4:.$C$4]))/[.$D$4]" office:value-type="float" office:value="0.551700680272109" calcext:value-type="float">
            <text:p>0.5517006803</text:p>
          </table:table-cell>
          <table:table-cell table:style-name="ce8" table:formula="of:=MAX([.G10:.J10])" office:value-type="float" office:value="0.523597163733218" calcext:value-type="float">
            <text:p>0.5235971637</text:p>
          </table:table-cell>
          <table:table-cell table:style-name="ce9" table:formula="of:=ABS([.B11]-[.B10])" office:value-type="float" office:value="0.0602586713697825" calcext:value-type="float">
            <text:p>0.0602586714</text:p>
          </table:table-cell>
          <table:table-cell table:style-name="ce9" table:formula="of:=ABS([.C11]-[.C10])" office:value-type="float" office:value="0.0948853615520284" calcext:value-type="float">
            <text:p>0.0948853616</text:p>
          </table:table-cell>
          <table:table-cell table:style-name="ce9" table:formula="of:=ABS([.D11]-[.D10])" office:value-type="float" office:value="0.523597163733218" calcext:value-type="float">
            <text:p>0.5235971637</text:p>
          </table:table-cell>
          <table:table-cell table:style-name="ce9" table:formula="of:=ABS([.E11]-[.E10])" office:value-type="float" office:value="0.183789247621447" calcext:value-type="float">
            <text:p>0.1837892476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5" office:value-type="float" office:value="3" calcext:value-type="float">
            <text:p>3</text:p>
          </table:table-cell>
          <table:table-cell table:style-name="ce34" table:formula="of:=([.$E$1]-SUMPRODUCT([.C10:.E10];[.$B$1:.$D$1]))/[.$A$1]" office:value-type="float" office:value="0.440975896531452" calcext:value-type="float">
            <text:p>0.4409758965</text:p>
          </table:table-cell>
          <table:table-cell table:style-name="ce34" table:formula="of:=([.$E$2]-([.B10]*[.$A$2]+[.D10]*[.$C$2]+[.E10]*[.$D$2]))/[.$B$2]" office:value-type="float" office:value="-2.94706475182666" calcext:value-type="float">
            <text:p>-2.9470647518</text:p>
          </table:table-cell>
          <table:table-cell table:style-name="ce34" table:formula="of:=([.$E$3]-([.B10]*[.$A$3]+[.C10]*[.$B$3]+[.E10]*[.$D$3]))/[.$C$3]" office:value-type="float" office:value="1.90444516430911" calcext:value-type="float">
            <text:p>1.9044451643</text:p>
          </table:table-cell>
          <table:table-cell table:style-name="ce34" table:formula="of:=([.$E$4]-SUMPRODUCT([.B10:.D10];[.$A$4:.$C$4]))/[.$D$4]" office:value-type="float" office:value="0.367911432650662" calcext:value-type="float">
            <text:p>0.3679114327</text:p>
          </table:table-cell>
          <table:table-cell table:style-name="ce8" table:formula="of:=MAX([.G11:.J11])" office:value-type="float" office:value="0.103640858375768" calcext:value-type="float">
            <text:p>0.1036408584</text:p>
          </table:table-cell>
          <table:table-cell table:style-name="ce9" table:formula="of:=ABS([.B12]-[.B11])" office:value-type="float" office:value="0.0412796527586146" calcext:value-type="float">
            <text:p>0.0412796528</text:p>
          </table:table-cell>
          <table:table-cell table:style-name="ce9" table:formula="of:=ABS([.C12]-[.C11])" office:value-type="float" office:value="0.0278555060220111" calcext:value-type="float">
            <text:p>0.027855506</text:p>
          </table:table-cell>
          <table:table-cell table:style-name="ce9" table:formula="of:=ABS([.D12]-[.D11])" office:value-type="float" office:value="0.0344043986397227" calcext:value-type="float">
            <text:p>0.0344043986</text:p>
          </table:table-cell>
          <table:table-cell table:style-name="ce9" table:formula="of:=ABS([.E12]-[.E11])" office:value-type="float" office:value="0.103640858375768" calcext:value-type="float">
            <text:p>0.1036408584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5" office:value-type="float" office:value="4" calcext:value-type="float">
            <text:p>4</text:p>
          </table:table-cell>
          <table:table-cell table:style-name="ce34" table:formula="of:=([.$E$1]-SUMPRODUCT([.C11:.E11];[.$B$1:.$D$1]))/[.$A$1]" office:value-type="float" office:value="0.399696243772837" calcext:value-type="float">
            <text:p>0.3996962438</text:p>
          </table:table-cell>
          <table:table-cell table:style-name="ce34" table:formula="of:=([.$E$2]-([.B11]*[.$A$2]+[.D11]*[.$C$2]+[.E11]*[.$D$2]))/[.$B$2]" office:value-type="float" office:value="-2.91920924580465" calcext:value-type="float">
            <text:p>-2.9192092458</text:p>
          </table:table-cell>
          <table:table-cell table:style-name="ce34" table:formula="of:=([.$E$3]-([.B11]*[.$A$3]+[.C11]*[.$B$3]+[.E11]*[.$D$3]))/[.$C$3]" office:value-type="float" office:value="1.87004076566939" calcext:value-type="float">
            <text:p>1.8700407657</text:p>
          </table:table-cell>
          <table:table-cell table:style-name="ce34" table:formula="of:=([.$E$4]-SUMPRODUCT([.B11:.D11];[.$A$4:.$C$4]))/[.$D$4]" office:value-type="float" office:value="0.47155229102643" calcext:value-type="float">
            <text:p>0.471552291</text:p>
          </table:table-cell>
          <table:table-cell table:style-name="ce8" table:formula="of:=MAX([.G12:.J12])" office:value-type="float" office:value="0.049363976715235" calcext:value-type="float">
            <text:p>0.0493639767</text:p>
          </table:table-cell>
          <table:table-cell table:style-name="ce9" table:formula="of:=ABS([.B13]-[.B12])" office:value-type="float" office:value="0.0295303564411373" calcext:value-type="float">
            <text:p>0.0295303564</text:p>
          </table:table-cell>
          <table:table-cell table:style-name="ce9" table:formula="of:=ABS([.C13]-[.C12])" office:value-type="float" office:value="0.049363976715235" calcext:value-type="float">
            <text:p>0.0493639767</text:p>
          </table:table-cell>
          <table:table-cell table:style-name="ce9" table:formula="of:=ABS([.D13]-[.D12])" office:value-type="float" office:value="0.0107804808432976" calcext:value-type="float">
            <text:p>0.0107804808</text:p>
          </table:table-cell>
          <table:table-cell table:style-name="ce9" table:formula="of:=ABS([.E13]-[.E12])" office:value-type="float" office:value="0.00657720003968054" calcext:value-type="float">
            <text:p>0.0065772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5" office:value-type="float" office:value="5" calcext:value-type="float">
            <text:p>5</text:p>
          </table:table-cell>
          <table:table-cell table:style-name="ce34" table:formula="of:=([.$E$1]-SUMPRODUCT([.C12:.E12];[.$B$1:.$D$1]))/[.$A$1]" office:value-type="float" office:value="0.3701658873317" calcext:value-type="float">
            <text:p>0.3701658873</text:p>
          </table:table-cell>
          <table:table-cell table:style-name="ce34" table:formula="of:=([.$E$2]-([.B12]*[.$A$2]+[.D12]*[.$C$2]+[.E12]*[.$D$2]))/[.$B$2]" office:value-type="float" office:value="-2.96857322251988" calcext:value-type="float">
            <text:p>-2.9685732225</text:p>
          </table:table-cell>
          <table:table-cell table:style-name="ce34" table:formula="of:=([.$E$3]-([.B12]*[.$A$3]+[.C12]*[.$B$3]+[.E12]*[.$D$3]))/[.$C$3]" office:value-type="float" office:value="1.88082124651269" calcext:value-type="float">
            <text:p>1.8808212465</text:p>
          </table:table-cell>
          <table:table-cell table:style-name="ce34" table:formula="of:=([.$E$4]-SUMPRODUCT([.B12:.D12];[.$A$4:.$C$4]))/[.$D$4]" office:value-type="float" office:value="0.47812949106611" calcext:value-type="float">
            <text:p>0.4781294911</text:p>
          </table:table-cell>
          <table:table-cell table:style-name="ce8" table:formula="of:=MAX([.G13:.J13])" office:value-type="float" office:value="0.0167027501424846" calcext:value-type="float">
            <text:p>0.0167027501</text:p>
          </table:table-cell>
          <table:table-cell table:style-name="ce9" table:formula="of:=ABS([.B14]-[.B13])" office:value-type="float" office:value="0.0140496893411954" calcext:value-type="float">
            <text:p>0.0140496893</text:p>
          </table:table-cell>
          <table:table-cell table:style-name="ce9" table:formula="of:=ABS([.C14]-[.C13])" office:value-type="float" office:value="0.00352474660797686" calcext:value-type="float">
            <text:p>0.0035247466</text:p>
          </table:table-cell>
          <table:table-cell table:style-name="ce9" table:formula="of:=ABS([.D14]-[.D13])" office:value-type="float" office:value="0.0167027501424846" calcext:value-type="float">
            <text:p>0.0167027501</text:p>
          </table:table-cell>
          <table:table-cell table:style-name="ce9" table:formula="of:=ABS([.E14]-[.E13])" office:value-type="float" office:value="0.00698563070891328" calcext:value-type="float">
            <text:p>0.0069856307</text:p>
          </table:table-cell>
          <table:table-cell table:style-name="Default"/>
          <table:table-cell table:number-columns-repeated="1013"/>
        </table:table-row>
        <table:table-row table:style-name="ro1">
          <table:table-cell table:style-name="ce15" office:value-type="float" office:value="6" calcext:value-type="float">
            <text:p>6</text:p>
          </table:table-cell>
          <table:table-cell table:style-name="ce34" table:formula="of:=([.$E$1]-SUMPRODUCT([.C13:.E13];[.$B$1:.$D$1]))/[.$A$1]" office:value-type="float" office:value="0.384215576672895" calcext:value-type="float">
            <text:p>0.3842155767</text:p>
          </table:table-cell>
          <table:table-cell table:style-name="ce34" table:formula="of:=([.$E$2]-([.B13]*[.$A$2]+[.D13]*[.$C$2]+[.E13]*[.$D$2]))/[.$B$2]" office:value-type="float" office:value="-2.9650484759119" calcext:value-type="float">
            <text:p>-2.9650484759</text:p>
          </table:table-cell>
          <table:table-cell table:style-name="ce34" table:formula="of:=([.$E$3]-([.B13]*[.$A$3]+[.C13]*[.$B$3]+[.E13]*[.$D$3]))/[.$C$3]" office:value-type="float" office:value="1.89752399665517" calcext:value-type="float">
            <text:p>1.8975239967</text:p>
          </table:table-cell>
          <table:table-cell table:style-name="ce34" table:formula="of:=([.$E$4]-SUMPRODUCT([.B13:.D13];[.$A$4:.$C$4]))/[.$D$4]" office:value-type="float" office:value="0.471143860357197" calcext:value-type="float">
            <text:p>0.4711438604</text:p>
          </table:table-cell>
          <table:table-cell table:style-name="ce8" table:formula="of:=MAX([.G14:.J14])" office:value-type="float" office:value="0.00362250505004469" calcext:value-type="float">
            <text:p>0.0036225051</text:p>
          </table:table-cell>
          <table:table-cell table:style-name="ce9" table:formula="of:=ABS([.B15]-[.B14])" office:value-type="float" office:value="0.00170831867416771" calcext:value-type="float">
            <text:p>0.0017083187</text:p>
          </table:table-cell>
          <table:table-cell table:style-name="ce9" table:formula="of:=ABS([.C15]-[.C14])" office:value-type="float" office:value="0.00337004942102626" calcext:value-type="float">
            <text:p>0.0033700494</text:p>
          </table:table-cell>
          <table:table-cell table:style-name="ce9" table:formula="of:=ABS([.D15]-[.D14])" office:value-type="float" office:value="0.00362250505004469" calcext:value-type="float">
            <text:p>0.0036225051</text:p>
          </table:table-cell>
          <table:table-cell table:style-name="ce9" table:formula="of:=ABS([.E15]-[.E14])" office:value-type="float" office:value="0.00226067577698941" calcext:value-type="float">
            <text:p>0.0022606758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15" office:value-type="float" office:value="7" calcext:value-type="float">
            <text:p>7</text:p>
          </table:table-cell>
          <table:table-cell table:style-name="ce34" table:formula="of:=([.$E$1]-SUMPRODUCT([.C14:.E14];[.$B$1:.$D$1]))/[.$A$1]" office:value-type="float" office:value="0.385923895347063" calcext:value-type="float">
            <text:p>0.3859238953</text:p>
          </table:table-cell>
          <table:table-cell table:style-name="ce34" table:formula="of:=([.$E$2]-([.B14]*[.$A$2]+[.D14]*[.$C$2]+[.E14]*[.$D$2]))/[.$B$2]" office:value-type="float" office:value="-2.96167842649088" calcext:value-type="float">
            <text:p>-2.9616784265</text:p>
          </table:table-cell>
          <table:table-cell table:style-name="ce34" table:formula="of:=([.$E$3]-([.B14]*[.$A$3]+[.C14]*[.$B$3]+[.E14]*[.$D$3]))/[.$C$3]" office:value-type="float" office:value="1.89390149160512" calcext:value-type="float">
            <text:p>1.8939014916</text:p>
          </table:table-cell>
          <table:table-cell table:style-name="ce34" table:formula="of:=([.$E$4]-SUMPRODUCT([.B14:.D14];[.$A$4:.$C$4]))/[.$D$4]" office:value-type="float" office:value="0.468883184580208" calcext:value-type="float">
            <text:p>0.4688831846</text:p>
          </table:table-cell>
          <table:table-cell table:style-name="ce8" table:formula="of:=MAX([.G15:.J15])" office:value-type="float" office:value="0.00129762444161607" calcext:value-type="float">
            <text:p>0.0012976244</text:p>
          </table:table-cell>
          <table:table-cell table:style-name="ce9" table:formula="of:=ABS([.B16]-[.B15])" office:value-type="float" office:value="0.000893672365724574" calcext:value-type="float">
            <text:p>0.0008936724</text:p>
          </table:table-cell>
          <table:table-cell table:style-name="ce9" table:formula="of:=ABS([.C16]-[.C15])" office:value-type="float" office:value="0.000307780260958346" calcext:value-type="float">
            <text:p>0.0003077803</text:p>
          </table:table-cell>
          <table:table-cell table:style-name="ce9" table:formula="of:=ABS([.D16]-[.D15])" office:value-type="float" office:value="0.00129762444161607" calcext:value-type="float">
            <text:p>0.0012976244</text:p>
          </table:table-cell>
          <table:table-cell table:style-name="ce9" table:formula="of:=ABS([.E16]-[.E15])" office:value-type="float" office:value="0.00101206728599457" calcext:value-type="float">
            <text:p>0.0010120673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15" office:value-type="float" office:value="8" calcext:value-type="float">
            <text:p>8</text:p>
          </table:table-cell>
          <table:table-cell table:style-name="ce34" table:formula="of:=([.$E$1]-SUMPRODUCT([.C15:.E15];[.$B$1:.$D$1]))/[.$A$1]" office:value-type="float" office:value="0.385030222981339" calcext:value-type="float">
            <text:p>0.385030223</text:p>
          </table:table-cell>
          <table:table-cell table:style-name="ce34" table:formula="of:=([.$E$2]-([.B15]*[.$A$2]+[.D15]*[.$C$2]+[.E15]*[.$D$2]))/[.$B$2]" office:value-type="float" office:value="-2.96137064622992" calcext:value-type="float">
            <text:p>-2.9613706462</text:p>
          </table:table-cell>
          <table:table-cell table:style-name="ce34" table:formula="of:=([.$E$3]-([.B15]*[.$A$3]+[.C15]*[.$B$3]+[.E15]*[.$D$3]))/[.$C$3]" office:value-type="float" office:value="1.89260386716351" calcext:value-type="float">
            <text:p>1.8926038672</text:p>
          </table:table-cell>
          <table:table-cell table:style-name="ce34" table:formula="of:=([.$E$4]-SUMPRODUCT([.B15:.D15];[.$A$4:.$C$4]))/[.$D$4]" office:value-type="float" office:value="0.469895251866202" calcext:value-type="float">
            <text:p>0.4698952519</text:p>
          </table:table-cell>
          <table:table-cell table:style-name="ce8" table:formula="of:=MAX([.G16:.J16])" office:value-type="float" office:value="0.0005318242122061" calcext:value-type="float">
            <text:p>0.0005318242</text:p>
          </table:table-cell>
          <table:table-cell table:style-name="ce9" table:formula="of:=ABS([.B17]-[.B16])" office:value-type="float" office:value="0.000384181765486047" calcext:value-type="float">
            <text:p>0.0003841818</text:p>
          </table:table-cell>
          <table:table-cell table:style-name="ce9" table:formula="of:=ABS([.C17]-[.C16])" office:value-type="float" office:value="0.0005318242122061" calcext:value-type="float">
            <text:p>0.0005318242</text:p>
          </table:table-cell>
          <table:table-cell table:style-name="ce9" table:formula="of:=ABS([.D17]-[.D16])" office:value-type="float" office:value="0.000166838386969737" calcext:value-type="float">
            <text:p>0.0001668384</text:p>
          </table:table-cell>
          <table:table-cell table:style-name="ce9" table:formula="of:=ABS([.E17]-[.E16])" office:value-type="float" office:value="0.00022659503772271" calcext:value-type="float">
            <text:p>0.000226595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15" office:value-type="float" office:value="9" calcext:value-type="float">
            <text:p>9</text:p>
          </table:table-cell>
          <table:table-cell table:style-name="ce34" table:formula="of:=([.$E$1]-SUMPRODUCT([.C16:.E16];[.$B$1:.$D$1]))/[.$A$1]" office:value-type="float" office:value="0.384646041215853" calcext:value-type="float">
            <text:p>0.3846460412</text:p>
          </table:table-cell>
          <table:table-cell table:style-name="ce34" table:formula="of:=([.$E$2]-([.B16]*[.$A$2]+[.D16]*[.$C$2]+[.E16]*[.$D$2]))/[.$B$2]" office:value-type="float" office:value="-2.96190247044212" calcext:value-type="float">
            <text:p>-2.9619024704</text:p>
          </table:table-cell>
          <table:table-cell table:style-name="ce34" table:formula="of:=([.$E$3]-([.B16]*[.$A$3]+[.C16]*[.$B$3]+[.E16]*[.$D$3]))/[.$C$3]" office:value-type="float" office:value="1.89277070555048" calcext:value-type="float">
            <text:p>1.8927707056</text:p>
          </table:table-cell>
          <table:table-cell table:style-name="ce34" table:formula="of:=([.$E$4]-SUMPRODUCT([.B16:.D16];[.$A$4:.$C$4]))/[.$D$4]" office:value-type="float" office:value="0.470121846903925" calcext:value-type="float">
            <text:p>0.4701218469</text:p>
          </table:table-cell>
          <table:table-cell table:style-name="ce8" table:formula="of:=MAX([.G17:.J17])" office:value-type="float" office:value="0.000206685148198771" calcext:value-type="float">
            <text:p>0.0002066851</text:p>
          </table:table-cell>
          <table:table-cell table:style-name="ce9" table:formula="of:=ABS([.B18]-[.B17])" office:value-type="float" office:value="0.000128184622328331" calcext:value-type="float">
            <text:p>0.0001281846</text:p>
          </table:table-cell>
          <table:table-cell table:style-name="ce9" table:formula="of:=ABS([.C18]-[.C17])" office:value-type="float" office:value="0.0000208595768858011" calcext:value-type="float">
            <text:p>2.08595768858011E-05</text:p>
          </table:table-cell>
          <table:table-cell table:style-name="ce9" table:formula="of:=ABS([.D18]-[.D17])" office:value-type="float" office:value="0.000206685148198771" calcext:value-type="float">
            <text:p>0.0002066851</text:p>
          </table:table-cell>
          <table:table-cell table:style-name="ce9" table:formula="of:=ABS([.E18]-[.E17])" office:value-type="float" office:value="0.0000880605538892687" calcext:value-type="float">
            <text:p>8.80605538892687E-05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15" office:value-type="float" office:value="10" calcext:value-type="float">
            <text:p>10</text:p>
          </table:table-cell>
          <table:table-cell table:style-name="ce34" table:formula="of:=([.$E$1]-SUMPRODUCT([.C17:.E17];[.$B$1:.$D$1]))/[.$A$1]" office:value-type="float" office:value="0.384774225838181" calcext:value-type="float">
            <text:p>0.3847742258</text:p>
          </table:table-cell>
          <table:table-cell table:style-name="ce34" table:formula="of:=([.$E$2]-([.B17]*[.$A$2]+[.D17]*[.$C$2]+[.E17]*[.$D$2]))/[.$B$2]" office:value-type="float" office:value="-2.96192333001901" calcext:value-type="float">
            <text:p>-2.96192333</text:p>
          </table:table-cell>
          <table:table-cell table:style-name="ce34" table:formula="of:=([.$E$3]-([.B17]*[.$A$3]+[.C17]*[.$B$3]+[.E17]*[.$D$3]))/[.$C$3]" office:value-type="float" office:value="1.89297739069868" calcext:value-type="float">
            <text:p>1.8929773907</text:p>
          </table:table-cell>
          <table:table-cell table:style-name="ce34" table:formula="of:=([.$E$4]-SUMPRODUCT([.B17:.D17];[.$A$4:.$C$4]))/[.$D$4]" office:value-type="float" office:value="0.470033786350036" calcext:value-type="float">
            <text:p>0.4700337864</text:p>
          </table:table-cell>
          <table:table-cell table:style-name="ce8" table:formula="of:=MAX([.G18:.J18])" office:value-type="float" office:value="0.0000506666155573043" calcext:value-type="float">
            <text:p>5.06666155573043E-05</text:p>
          </table:table-cell>
          <table:table-cell table:style-name="ce9" table:formula="of:=ABS([.B19]-[.B18])" office:value-type="float" office:value="0.0000400533227426503" calcext:value-type="float">
            <text:p>4.00533227426503E-05</text:p>
          </table:table-cell>
          <table:table-cell table:style-name="ce9" table:formula="of:=ABS([.C19]-[.C18])" office:value-type="float" office:value="0.0000506666155573043" calcext:value-type="float">
            <text:p>5.06666155573043E-05</text:p>
          </table:table-cell>
          <table:table-cell table:style-name="ce9" table:formula="of:=ABS([.D19]-[.D18])" office:value-type="float" office:value="0.0000231300289665892" calcext:value-type="float">
            <text:p>0.00002313</text:p>
          </table:table-cell>
          <table:table-cell table:style-name="ce9" table:formula="of:=ABS([.E19]-[.E18])" office:value-type="float" office:value="0.0000347545397997306" calcext:value-type="float">
            <text:p>3.47545397997306E-05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15" office:value-type="float" office:value="11" calcext:value-type="float">
            <text:p>11</text:p>
          </table:table-cell>
          <table:table-cell table:style-name="ce34" table:formula="of:=([.$E$1]-SUMPRODUCT([.C18:.E18];[.$B$1:.$D$1]))/[.$A$1]" office:value-type="float" office:value="0.384814279160924" calcext:value-type="float">
            <text:p>0.3848142792</text:p>
          </table:table-cell>
          <table:table-cell table:style-name="ce34" table:formula="of:=([.$E$2]-([.B18]*[.$A$2]+[.D18]*[.$C$2]+[.E18]*[.$D$2]))/[.$B$2]" office:value-type="float" office:value="-2.96187266340345" calcext:value-type="float">
            <text:p>-2.9618726634</text:p>
          </table:table-cell>
          <table:table-cell table:style-name="ce34" table:formula="of:=([.$E$3]-([.B18]*[.$A$3]+[.C18]*[.$B$3]+[.E18]*[.$D$3]))/[.$C$3]" office:value-type="float" office:value="1.89295426066971" calcext:value-type="float">
            <text:p>1.8929542607</text:p>
          </table:table-cell>
          <table:table-cell table:style-name="ce34" table:formula="of:=([.$E$4]-SUMPRODUCT([.B18:.D18];[.$A$4:.$C$4]))/[.$D$4]" office:value-type="float" office:value="0.469999031810236" calcext:value-type="float">
            <text:p>0.4699990318</text:p>
          </table:table-cell>
          <table:table-cell table:style-name="ce8" table:formula="of:=MAX([.G19:.J19])" office:value-type="float" office:value="0.0000216469986766832" calcext:value-type="float">
            <text:p>0.000021647</text:p>
          </table:table-cell>
          <table:table-cell table:style-name="ce9" table:formula="of:=ABS([.B20]-[.B19])" office:value-type="float" office:value="0.0000105144399935586" calcext:value-type="float">
            <text:p>1.05144399935586E-05</text:p>
          </table:table-cell>
          <table:table-cell table:style-name="ce9" table:formula="of:=ABS([.C20]-[.C19])" office:value-type="float" office:value="0.00000692060098650416" calcext:value-type="float">
            <text:p>6.92060098650416E-06</text:p>
          </table:table-cell>
          <table:table-cell table:style-name="ce9" table:formula="of:=ABS([.D20]-[.D19])" office:value-type="float" office:value="0.0000216469986766832" calcext:value-type="float">
            <text:p>0.000021647</text:p>
          </table:table-cell>
          <table:table-cell table:style-name="ce9" table:formula="of:=ABS([.E20]-[.E19])" office:value-type="float" office:value="0.00000993206485455644" calcext:value-type="float">
            <text:p>9.93206485455644E-06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15" office:value-type="float" office:value="12" calcext:value-type="float">
            <text:p>12</text:p>
          </table:table-cell>
          <table:table-cell table:style-name="ce34" table:formula="of:=([.$E$1]-SUMPRODUCT([.C19:.E19];[.$B$1:.$D$1]))/[.$A$1]" office:value-type="float" office:value="0.38480376472093" calcext:value-type="float">
            <text:p>0.3848037647</text:p>
          </table:table-cell>
          <table:table-cell table:style-name="ce34" table:formula="of:=([.$E$2]-([.B19]*[.$A$2]+[.D19]*[.$C$2]+[.E19]*[.$D$2]))/[.$B$2]" office:value-type="float" office:value="-2.96186574280247" calcext:value-type="float">
            <text:p>-2.9618657428</text:p>
          </table:table-cell>
          <table:table-cell table:style-name="ce34" table:formula="of:=([.$E$3]-([.B19]*[.$A$3]+[.C19]*[.$B$3]+[.E19]*[.$D$3]))/[.$C$3]" office:value-type="float" office:value="1.89293261367103" calcext:value-type="float">
            <text:p>1.8929326137</text:p>
          </table:table-cell>
          <table:table-cell table:style-name="ce34" table:formula="of:=([.$E$4]-SUMPRODUCT([.B19:.D19];[.$A$4:.$C$4]))/[.$D$4]" office:value-type="float" office:value="0.470008963875091" calcext:value-type="float">
            <text:p>0.4700089639</text:p>
          </table:table-cell>
          <table:table-cell table:style-name="ce3" table:formula="of:=MAX([.G20:.J20])" office:value-type="float" office:value="0.00000618088223935942" calcext:value-type="float">
            <text:p>6.18088223935942E-06</text:p>
          </table:table-cell>
          <table:table-cell table:style-name="ce9" table:formula="of:=ABS([.B21]-[.B20])" office:value-type="float" office:value="0.00000568916280818677" calcext:value-type="float">
            <text:p>5.68916280818677E-06</text:p>
          </table:table-cell>
          <table:table-cell table:style-name="ce9" table:formula="of:=ABS([.C21]-[.C20])" office:value-type="float" office:value="0.00000618088223935942" calcext:value-type="float">
            <text:p>6.18088223935942E-06</text:p>
          </table:table-cell>
          <table:table-cell table:style-name="ce9" table:formula="of:=ABS([.D21]-[.D20])" office:value-type="float" office:value="0.000000957863478312504" calcext:value-type="float">
            <text:p>9.57863478312504E-07</text:p>
          </table:table-cell>
          <table:table-cell table:style-name="ce9" table:formula="of:=ABS([.E21]-[.E20])" office:value-type="float" office:value="0.000004116878866256" calcext:value-type="float">
            <text:p>4.116878866256E-06</text:p>
          </table:table-cell>
          <table:table-cell table:style-name="Default" table:number-columns-repeated="4"/>
          <table:table-cell table:number-columns-repeated="1010"/>
        </table:table-row>
        <table:table-row table:style-name="ro1">
          <table:table-cell table:style-name="ce15" office:value-type="float" office:value="13" calcext:value-type="float">
            <text:p>13</text:p>
          </table:table-cell>
          <table:table-cell table:style-name="ce35" table:formula="of:=([.$E$1]-SUMPRODUCT([.C20:.E20];[.$B$1:.$D$1]))/[.$A$1]" office:value-type="float" office:value="0.384798075558122" calcext:value-type="float">
            <text:p>0.3847980756</text:p>
          </table:table-cell>
          <table:table-cell table:style-name="ce35" table:formula="of:=([.$E$2]-([.B20]*[.$A$2]+[.D20]*[.$C$2]+[.E20]*[.$D$2]))/[.$B$2]" office:value-type="float" office:value="-2.96187192368471" calcext:value-type="float">
            <text:p>-2.9618719237</text:p>
          </table:table-cell>
          <table:table-cell table:style-name="ce35" table:formula="of:=([.$E$3]-([.B20]*[.$A$3]+[.C20]*[.$B$3]+[.E20]*[.$D$3]))/[.$C$3]" office:value-type="float" office:value="1.89293357153451" calcext:value-type="float">
            <text:p>1.8929335715</text:p>
          </table:table-cell>
          <table:table-cell table:style-name="ce35" table:formula="of:=([.$E$4]-SUMPRODUCT([.B20:.D20];[.$A$4:.$C$4]))/[.$D$4]" office:value-type="float" office:value="0.470013080753957" calcext:value-type="float">
            <text:p>0.4700130808</text:p>
          </table:table-cell>
          <table:table-cell table:style-name="Default" table:number-columns-repeated="9"/>
          <table:table-cell table:number-columns-repeated="1010"/>
        </table:table-row>
        <table:table-row table:style-name="ro1" table:number-rows-repeated="7">
          <table:table-cell table:number-columns-repeated="9"/>
          <table:table-cell table:style-name="Default" table:number-columns-repeated="5"/>
          <table:table-cell table:number-columns-repeated="1010"/>
        </table:table-row>
        <table:table-row table:style-name="ro1" table:number-rows-repeated="1048547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Seidel" table:style-name="ta1">
        <table:table-column table:style-name="co4" table:default-cell-style-name="ce15"/>
        <table:table-column table:style-name="co4" table:number-columns-repeated="4" table:default-cell-style-name="ce34"/>
        <table:table-column table:style-name="co4" table:default-cell-style-name="ce8"/>
        <table:table-column table:style-name="co4" table:number-columns-repeated="4" table:default-cell-style-name="ce9"/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8" calcext:value-type="float">
            <text:p>8</text:p>
          </table:table-cell>
          <table:table-cell table:style-name="ce23" office:value-type="float" office:value="-25" calcext:value-type="float">
            <text:p>-25</text:p>
          </table:table-cell>
          <table:table-cell table:style-name="ce14" table:number-columns-repeated="5"/>
        </table:table-row>
        <table:table-row table:style-name="ro1">
          <table:table-cell table:style-name="ce1" office:value-type="float" office:value="-5" calcext:value-type="float">
            <text:p>-5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4" calcext:value-type="float">
            <text:p>-14</text:p>
          </table:table-cell>
          <table:table-cell table:style-name="ce23" office:value-type="float" office:value="82" calcext:value-type="float">
            <text:p>82</text:p>
          </table:table-cell>
          <table:table-cell table:style-name="ce14" table:number-columns-repeated="5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-7" calcext:value-type="float">
            <text:p>-7</text:p>
          </table:table-cell>
          <table:table-cell table:style-name="ce23" office:value-type="float" office:value="75" calcext:value-type="float">
            <text:p>75</text:p>
          </table:table-cell>
          <table:table-cell table:style-name="ce14"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42" calcext:value-type="float">
            <text:p>-42</text:p>
          </table:table-cell>
          <table:table-cell table:style-name="ce23" office:value-type="float" office:value="-43" calcext:value-type="float">
            <text:p>-43</text:p>
          </table:table-cell>
          <table:table-cell table:style-name="ce14" table:number-columns-repeated="5"/>
        </table:table-row>
        <table:table-row table:style-name="ro1">
          <table:table-cell table:style-name="ce14" table:number-columns-repeated="10"/>
        </table:table-row>
        <table:table-row table:style-name="ro1">
          <table:table-cell table:style-name="Default"/>
          <table:table-cell table:style-name="ce33" office:value-type="string" calcext:value-type="string" table:number-columns-spanned="4" table:number-rows-spanned="1">
            <text:p>Vector</text:p>
          </table:table-cell>
          <table:covered-table-cell table:number-columns-repeated="3" table:style-name="ce14"/>
          <table:table-cell table:style-name="ce14" table:number-columns-repeated="5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6" office:value-type="string" calcext:value-type="string">
            <text:p>x4</text:p>
          </table:table-cell>
          <table:table-cell table:style-name="ce33" office:value-type="string" calcext:value-type="string" table:number-columns-spanned="5" table:number-rows-spanned="1">
            <text:p>Error</text:p>
          </table:table-cell>
          <table:covered-table-cell table:number-columns-repeated="4" table:style-name="ce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5" office:value-type="string" calcext:value-type="string">
            <text:p>TOTAL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([.$E$1]-SUMPRODUCT([.C8:.E8];[.$B$1:.$D$1]))/[.$A$1]" office:value-type="float" office:value="-1.31111111111111" calcext:value-type="float">
            <text:p>-1.3111111111</text:p>
          </table:table-cell>
          <table:table-cell table:formula="of:=([.$E$2]-([.B9]*[.$A$2]+[.D8]*[.$C$2]+[.E8]*[.$D$2]))/[.$B$2]" office:value-type="float" office:value="-3.40873015873016" calcext:value-type="float">
            <text:p>-3.4087301587</text:p>
          </table:table-cell>
          <table:table-cell table:formula="of:=([.$E$3]-([.B9]*[.$A$3]+[.C9]*[.$B$3]+[.E8]*[.$D$3]))/[.$C$3]" office:value-type="float" office:value="2.41160241874528" calcext:value-type="float">
            <text:p>2.4116024187</text:p>
          </table:table-cell>
          <table:table-cell table:formula="of:=([.$E$4]-SUMPRODUCT([.B9:.D9];[.$A$4:.$C$4]))/[.$D$4]" office:value-type="float" office:value="0.258542094086312" calcext:value-type="float">
            <text:p>0.2585420941</text:p>
          </table:table-cell>
          <table:table-cell table:formula="of:=MAX([.G9:.J9])" office:value-type="float" office:value="5.40873015873016" calcext:value-type="float">
            <text:p>5.4087301587</text:p>
          </table:table-cell>
          <table:table-cell table:formula="of:=ABS([.B9]-[.B8])" office:value-type="float" office:value="3.31111111111111" calcext:value-type="float">
            <text:p>3.3111111111</text:p>
          </table:table-cell>
          <table:table-cell table:formula="of:=ABS([.C9]-[.C8])" office:value-type="float" office:value="5.40873015873016" calcext:value-type="float">
            <text:p>5.4087301587</text:p>
          </table:table-cell>
          <table:table-cell table:formula="of:=ABS([.D9]-[.D8])" office:value-type="float" office:value="0.411602418745276" calcext:value-type="float">
            <text:p>0.4116024187</text:p>
          </table:table-cell>
          <table:table-cell table:formula="of:=ABS([.E9]-[.E8])" office:value-type="float" office:value="1.74145790591369" calcext:value-type="float">
            <text:p>1.7414579059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([.$E$1]-SUMPRODUCT([.C9:.E9];[.$B$1:.$D$1]))/[.$A$1]" office:value-type="float" office:value="0.597590333017393" calcext:value-type="float">
            <text:p>0.597590333</text:p>
          </table:table-cell>
          <table:table-cell table:formula="of:=([.$E$2]-([.B10]*[.$A$2]+[.D9]*[.$C$2]+[.E9]*[.$D$2]))/[.$B$2]" office:value-type="float" office:value="-2.82004040383265" calcext:value-type="float">
            <text:p>-2.8200404038</text:p>
          </table:table-cell>
          <table:table-cell table:formula="of:=([.$E$3]-([.B10]*[.$A$3]+[.C10]*[.$B$3]+[.E9]*[.$D$3]))/[.$C$3]" office:value-type="float" office:value="1.80527123363393" calcext:value-type="float">
            <text:p>1.8052712336</text:p>
          </table:table-cell>
          <table:table-cell table:formula="of:=([.$E$4]-SUMPRODUCT([.B10:.D10];[.$A$4:.$C$4]))/[.$D$4]" office:value-type="float" office:value="0.5069735615587" calcext:value-type="float">
            <text:p>0.5069735616</text:p>
          </table:table-cell>
          <table:table-cell table:formula="of:=MAX([.G10:.J10])" office:value-type="float" office:value="1.9087014441285" calcext:value-type="float">
            <text:p>1.9087014441</text:p>
          </table:table-cell>
          <table:table-cell table:formula="of:=ABS([.B10]-[.B9])" office:value-type="float" office:value="1.9087014441285" calcext:value-type="float">
            <text:p>1.9087014441</text:p>
          </table:table-cell>
          <table:table-cell table:formula="of:=ABS([.C10]-[.C9])" office:value-type="float" office:value="0.588689754897508" calcext:value-type="float">
            <text:p>0.5886897549</text:p>
          </table:table-cell>
          <table:table-cell table:formula="of:=ABS([.D10]-[.D9])" office:value-type="float" office:value="0.606331185111348" calcext:value-type="float">
            <text:p>0.6063311851</text:p>
          </table:table-cell>
          <table:table-cell table:formula="of:=ABS([.E10]-[.E9])" office:value-type="float" office:value="0.248431467472389" calcext:value-type="float">
            <text:p>0.2484314675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([.$E$1]-SUMPRODUCT([.C10:.E10];[.$B$1:.$D$1]))/[.$A$1]" office:value-type="float" office:value="0.329462704264235" calcext:value-type="float">
            <text:p>0.3294627043</text:p>
          </table:table-cell>
          <table:table-cell table:formula="of:=([.$E$2]-([.B11]*[.$A$2]+[.D10]*[.$C$2]+[.E10]*[.$D$2]))/[.$B$2]" office:value-type="float" office:value="-2.98299494459312" calcext:value-type="float">
            <text:p>-2.9829949446</text:p>
          </table:table-cell>
          <table:table-cell table:formula="of:=([.$E$3]-([.B11]*[.$A$3]+[.C11]*[.$B$3]+[.E10]*[.$D$3]))/[.$C$3]" office:value-type="float" office:value="1.90997737716555" calcext:value-type="float">
            <text:p>1.9099773772</text:p>
          </table:table-cell>
          <table:table-cell table:formula="of:=([.$E$4]-SUMPRODUCT([.B11:.D11];[.$A$4:.$C$4]))/[.$D$4]" office:value-type="float" office:value="0.462621941843446" calcext:value-type="float">
            <text:p>0.4626219418</text:p>
          </table:table-cell>
          <table:table-cell table:formula="of:=MAX([.G11:.J11])" office:value-type="float" office:value="0.268127628753158" calcext:value-type="float">
            <text:p>0.2681276288</text:p>
          </table:table-cell>
          <table:table-cell table:formula="of:=ABS([.B11]-[.B10])" office:value-type="float" office:value="0.268127628753158" calcext:value-type="float">
            <text:p>0.2681276288</text:p>
          </table:table-cell>
          <table:table-cell table:formula="of:=ABS([.C11]-[.C10])" office:value-type="float" office:value="0.162954540760466" calcext:value-type="float">
            <text:p>0.1629545408</text:p>
          </table:table-cell>
          <table:table-cell table:formula="of:=ABS([.D11]-[.D10])" office:value-type="float" office:value="0.104706143531621" calcext:value-type="float">
            <text:p>0.1047061435</text:p>
          </table:table-cell>
          <table:table-cell table:formula="of:=ABS([.E11]-[.E10])" office:value-type="float" office:value="0.0443516197152544" calcext:value-type="float">
            <text:p>0.044351619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([.$E$1]-SUMPRODUCT([.C11:.E11];[.$B$1:.$D$1]))/[.$A$1]" office:value-type="float" office:value="0.393730405636114" calcext:value-type="float">
            <text:p>0.3937304056</text:p>
          </table:table-cell>
          <table:table-cell table:formula="of:=([.$E$2]-([.B12]*[.$A$2]+[.D11]*[.$C$2]+[.E11]*[.$D$2]))/[.$B$2]" office:value-type="float" office:value="-2.95733748947595" calcext:value-type="float">
            <text:p>-2.9573374895</text:p>
          </table:table-cell>
          <table:table-cell table:formula="of:=([.$E$3]-([.B12]*[.$A$3]+[.C12]*[.$B$3]+[.E11]*[.$D$3]))/[.$C$3]" office:value-type="float" office:value="1.88975940133839" calcext:value-type="float">
            <text:p>1.8897594013</text:p>
          </table:table-cell>
          <table:table-cell table:formula="of:=([.$E$4]-SUMPRODUCT([.B12:.D12];[.$A$4:.$C$4]))/[.$D$4]" office:value-type="float" office:value="0.47136602695565" calcext:value-type="float">
            <text:p>0.471366027</text:p>
          </table:table-cell>
          <table:table-cell table:formula="of:=MAX([.G12:.J12])" office:value-type="float" office:value="0.0642677013718794" calcext:value-type="float">
            <text:p>0.0642677014</text:p>
          </table:table-cell>
          <table:table-cell table:formula="of:=ABS([.B12]-[.B11])" office:value-type="float" office:value="0.0642677013718794" calcext:value-type="float">
            <text:p>0.0642677014</text:p>
          </table:table-cell>
          <table:table-cell table:formula="of:=ABS([.C12]-[.C11])" office:value-type="float" office:value="0.025657455117166" calcext:value-type="float">
            <text:p>0.0256574551</text:p>
          </table:table-cell>
          <table:table-cell table:formula="of:=ABS([.D12]-[.D11])" office:value-type="float" office:value="0.0202179758271617" calcext:value-type="float">
            <text:p>0.0202179758</text:p>
          </table:table-cell>
          <table:table-cell table:formula="of:=ABS([.E12]-[.E11])" office:value-type="float" office:value="0.00874408511220359" calcext:value-type="float">
            <text:p>0.0087440851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([.$E$1]-SUMPRODUCT([.C12:.E12];[.$B$1:.$D$1]))/[.$A$1]" office:value-type="float" office:value="0.382966594508793" calcext:value-type="float">
            <text:p>0.3829665945</text:p>
          </table:table-cell>
          <table:table-cell table:formula="of:=([.$E$2]-([.B13]*[.$A$2]+[.D12]*[.$C$2]+[.E12]*[.$D$2]))/[.$B$2]" office:value-type="float" office:value="-2.9626757051632" calcext:value-type="float">
            <text:p>-2.9626757052</text:p>
          </table:table-cell>
          <table:table-cell table:formula="of:=([.$E$3]-([.B13]*[.$A$3]+[.C13]*[.$B$3]+[.E12]*[.$D$3]))/[.$C$3]" office:value-type="float" office:value="1.89353965738982" calcext:value-type="float">
            <text:p>1.8935396574</text:p>
          </table:table-cell>
          <table:table-cell table:formula="of:=([.$E$4]-SUMPRODUCT([.B13:.D13];[.$A$4:.$C$4]))/[.$D$4]" office:value-type="float" office:value="0.469752114628797" calcext:value-type="float">
            <text:p>0.4697521146</text:p>
          </table:table-cell>
          <table:table-cell table:formula="of:=MAX([.G13:.J13])" office:value-type="float" office:value="0.0107638111273209" calcext:value-type="float">
            <text:p>0.0107638111</text:p>
          </table:table-cell>
          <table:table-cell table:formula="of:=ABS([.B13]-[.B12])" office:value-type="float" office:value="0.0107638111273209" calcext:value-type="float">
            <text:p>0.0107638111</text:p>
          </table:table-cell>
          <table:table-cell table:formula="of:=ABS([.C13]-[.C12])" office:value-type="float" office:value="0.00533821568724591" calcext:value-type="float">
            <text:p>0.0053382157</text:p>
          </table:table-cell>
          <table:table-cell table:formula="of:=ABS([.D13]-[.D12])" office:value-type="float" office:value="0.00378025605142862" calcext:value-type="float">
            <text:p>0.0037802561</text:p>
          </table:table-cell>
          <table:table-cell table:formula="of:=ABS([.E13]-[.E12])" office:value-type="float" office:value="0.0016139123268526" calcext:value-type="float">
            <text:p>0.0016139123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([.$E$1]-SUMPRODUCT([.C13:.E13];[.$B$1:.$D$1]))/[.$A$1]" office:value-type="float" office:value="0.385131686214454" calcext:value-type="float">
            <text:p>0.3851316862</text:p>
          </table:table-cell>
          <table:table-cell table:formula="of:=([.$E$2]-([.B14]*[.$A$2]+[.D13]*[.$C$2]+[.E13]*[.$D$2]))/[.$B$2]" office:value-type="float" office:value="-2.96171533593986" calcext:value-type="float">
            <text:p>-2.9617153359</text:p>
          </table:table-cell>
          <table:table-cell table:formula="of:=([.$E$3]-([.B14]*[.$A$3]+[.C14]*[.$B$3]+[.E13]*[.$D$3]))/[.$C$3]" office:value-type="float" office:value="1.89282237564396" calcext:value-type="float">
            <text:p>1.8928223756</text:p>
          </table:table-cell>
          <table:table-cell table:formula="of:=([.$E$4]-SUMPRODUCT([.B14:.D14];[.$A$4:.$C$4]))/[.$D$4]" office:value-type="float" office:value="0.470060437129944" calcext:value-type="float">
            <text:p>0.4700604371</text:p>
          </table:table-cell>
          <table:table-cell table:formula="of:=MAX([.G14:.J14])" office:value-type="float" office:value="0.00216509170566076" calcext:value-type="float">
            <text:p>0.0021650917</text:p>
          </table:table-cell>
          <table:table-cell table:formula="of:=ABS([.B14]-[.B13])" office:value-type="float" office:value="0.00216509170566076" calcext:value-type="float">
            <text:p>0.0021650917</text:p>
          </table:table-cell>
          <table:table-cell table:formula="of:=ABS([.C14]-[.C13])" office:value-type="float" office:value="0.000960369223333313" calcext:value-type="float">
            <text:p>0.0009603692</text:p>
          </table:table-cell>
          <table:table-cell table:formula="of:=ABS([.D14]-[.D13])" office:value-type="float" office:value="0.000717281745855836" calcext:value-type="float">
            <text:p>0.0007172817</text:p>
          </table:table-cell>
          <table:table-cell table:formula="of:=ABS([.E14]-[.E13])" office:value-type="float" office:value="0.000308322501146985" calcext:value-type="float">
            <text:p>0.000308322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([.$E$1]-SUMPRODUCT([.C14:.E14];[.$B$1:.$D$1]))/[.$A$1]" office:value-type="float" office:value="0.3847356749501" calcext:value-type="float">
            <text:p>0.384735675</text:p>
          </table:table-cell>
          <table:table-cell table:formula="of:=([.$E$2]-([.B15]*[.$A$2]+[.D14]*[.$C$2]+[.E14]*[.$D$2]))/[.$B$2]" office:value-type="float" office:value="-2.96190124971407" calcext:value-type="float">
            <text:p>-2.9619012497</text:p>
          </table:table-cell>
          <table:table-cell table:formula="of:=([.$E$3]-([.B15]*[.$A$3]+[.C15]*[.$B$3]+[.E14]*[.$D$3]))/[.$C$3]" office:value-type="float" office:value="1.89295747192174" calcext:value-type="float">
            <text:p>1.8929574719</text:p>
          </table:table-cell>
          <table:table-cell table:formula="of:=([.$E$4]-SUMPRODUCT([.B15:.D15];[.$A$4:.$C$4]))/[.$D$4]" office:value-type="float" office:value="0.470002567271049" calcext:value-type="float">
            <text:p>0.4700025673</text:p>
          </table:table-cell>
          <table:table-cell table:formula="of:=MAX([.G15:.J15])" office:value-type="float" office:value="0.000396011264354013" calcext:value-type="float">
            <text:p>0.0003960113</text:p>
          </table:table-cell>
          <table:table-cell table:formula="of:=ABS([.B15]-[.B14])" office:value-type="float" office:value="0.000396011264354013" calcext:value-type="float">
            <text:p>0.0003960113</text:p>
          </table:table-cell>
          <table:table-cell table:formula="of:=ABS([.C15]-[.C14])" office:value-type="float" office:value="0.000185913774203961" calcext:value-type="float">
            <text:p>0.0001859138</text:p>
          </table:table-cell>
          <table:table-cell table:formula="of:=ABS([.D15]-[.D14])" office:value-type="float" office:value="0.000135096277782187" calcext:value-type="float">
            <text:p>0.0001350963</text:p>
          </table:table-cell>
          <table:table-cell table:formula="of:=ABS([.E15]-[.E14])" office:value-type="float" office:value="0.0000578698588948323" calcext:value-type="float">
            <text:p>5.78698588948323E-05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([.$E$1]-SUMPRODUCT([.C15:.E15];[.$B$1:.$D$1]))/[.$A$1]" office:value-type="float" office:value="0.384811679906699" calcext:value-type="float">
            <text:p>0.3848116799</text:p>
          </table:table-cell>
          <table:table-cell table:formula="of:=([.$E$2]-([.B16]*[.$A$2]+[.D15]*[.$C$2]+[.E15]*[.$D$2]))/[.$B$2]" office:value-type="float" office:value="-2.96186658763004" calcext:value-type="float">
            <text:p>-2.9618665876</text:p>
          </table:table-cell>
          <table:table-cell table:formula="of:=([.$E$3]-([.B16]*[.$A$3]+[.C16]*[.$B$3]+[.E15]*[.$D$3]))/[.$C$3]" office:value-type="float" office:value="1.89293193120933" calcext:value-type="float">
            <text:p>1.8929319312</text:p>
          </table:table-cell>
          <table:table-cell table:formula="of:=([.$E$4]-SUMPRODUCT([.B16:.D16];[.$A$4:.$C$4]))/[.$D$4]" office:value-type="float" office:value="0.470013527315444" calcext:value-type="float">
            <text:p>0.4700135273</text:p>
          </table:table-cell>
          <table:table-cell table:formula="of:=MAX([.G16:.J16])" office:value-type="float" office:value="0.000076004956598763" calcext:value-type="float">
            <text:p>0.000076005</text:p>
          </table:table-cell>
          <table:table-cell table:formula="of:=ABS([.B16]-[.B15])" office:value-type="float" office:value="0.000076004956598763" calcext:value-type="float">
            <text:p>0.000076005</text:p>
          </table:table-cell>
          <table:table-cell table:formula="of:=ABS([.C16]-[.C15])" office:value-type="float" office:value="0.0000346620840239176" calcext:value-type="float">
            <text:p>3.46620840239176E-05</text:p>
          </table:table-cell>
          <table:table-cell table:formula="of:=ABS([.D16]-[.D15])" office:value-type="float" office:value="0.0000255407124125639" calcext:value-type="float">
            <text:p>2.55407124125639E-05</text:p>
          </table:table-cell>
          <table:table-cell table:formula="of:=ABS([.E16]-[.E15])" office:value-type="float" office:value="0.0000109600443946034" calcext:value-type="float">
            <text:p>0.00001096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([.$E$1]-SUMPRODUCT([.C16:.E16];[.$B$1:.$D$1]))/[.$A$1]" office:value-type="float" office:value="0.384797447677874" calcext:value-type="float">
            <text:p>0.3847974477</text:p>
          </table:table-cell>
          <table:table-cell table:formula="of:=([.$E$2]-([.B17]*[.$A$2]+[.D16]*[.$C$2]+[.E16]*[.$D$2]))/[.$B$2]" office:value-type="float" office:value="-2.96187317485601" calcext:value-type="float">
            <text:p>-2.9618731749</text:p>
          </table:table-cell>
          <table:table-cell table:formula="of:=([.$E$3]-([.B17]*[.$A$3]+[.C17]*[.$B$3]+[.E16]*[.$D$3]))/[.$C$3]" office:value-type="float" office:value="1.89293675055472" calcext:value-type="float">
            <text:p>1.8929367506</text:p>
          </table:table-cell>
          <table:table-cell table:formula="of:=([.$E$4]-SUMPRODUCT([.B17:.D17];[.$A$4:.$C$4]))/[.$D$4]" office:value-type="float" office:value="0.47001146110357" calcext:value-type="float">
            <text:p>0.4700114611</text:p>
          </table:table-cell>
          <table:table-cell table:formula="of:=MAX([.G17:.J17])" office:value-type="float" office:value="0.0000142322288248509" calcext:value-type="float">
            <text:p>1.42322288248509E-05</text:p>
          </table:table-cell>
          <table:table-cell table:formula="of:=ABS([.B17]-[.B16])" office:value-type="float" office:value="0.0000142322288248509" calcext:value-type="float">
            <text:p>1.42322288248509E-05</text:p>
          </table:table-cell>
          <table:table-cell table:formula="of:=ABS([.C17]-[.C16])" office:value-type="float" office:value="0.00000658722596602601" calcext:value-type="float">
            <text:p>6.58722596602601E-06</text:p>
          </table:table-cell>
          <table:table-cell table:formula="of:=ABS([.D17]-[.D16])" office:value-type="float" office:value="0.00000481934539142692" calcext:value-type="float">
            <text:p>4.81934539142692E-06</text:p>
          </table:table-cell>
          <table:table-cell table:formula="of:=ABS([.E17]-[.E16])" office:value-type="float" office:value="0.00000206621187337497" calcext:value-type="float">
            <text:p>2.06621187337497E-06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([.$E$1]-SUMPRODUCT([.C17:.E17];[.$B$1:.$D$1]))/[.$A$1]" office:value-type="float" office:value="0.384800146367076" calcext:value-type="float">
            <text:p>0.3848001464</text:p>
          </table:table-cell>
          <table:table-cell table:formula="of:=([.$E$2]-([.B18]*[.$A$2]+[.D17]*[.$C$2]+[.E17]*[.$D$2]))/[.$B$2]" office:value-type="float" office:value="-2.96187193518095" calcext:value-type="float">
            <text:p>-2.9618719352</text:p>
          </table:table-cell>
          <table:table-cell table:formula="of:=([.$E$3]-([.B18]*[.$A$3]+[.C18]*[.$B$3]+[.E17]*[.$D$3]))/[.$C$3]" office:value-type="float" office:value="1.89293584028787" calcext:value-type="float">
            <text:p>1.8929358403</text:p>
          </table:table-cell>
          <table:table-cell table:formula="of:=([.$E$4]-SUMPRODUCT([.B18:.D18];[.$A$4:.$C$4]))/[.$D$4]" office:value-type="float" office:value="0.470011851544962" calcext:value-type="float">
            <text:p>0.4700118515</text:p>
          </table:table-cell>
          <table:table-cell table:formula="of:=MAX([.G18:.J18])" office:value-type="float" office:value="0.00000269868920238503" calcext:value-type="float">
            <text:p>2.69868920238503E-06</text:p>
          </table:table-cell>
          <table:table-cell table:formula="of:=ABS([.B18]-[.B17])" office:value-type="float" office:value="0.00000269868920238503" calcext:value-type="float">
            <text:p>2.69868920238503E-06</text:p>
          </table:table-cell>
          <table:table-cell table:formula="of:=ABS([.C18]-[.C17])" office:value-type="float" office:value="0.00000123967506349132" calcext:value-type="float">
            <text:p>1.23967506349132E-06</text:p>
          </table:table-cell>
          <table:table-cell table:formula="of:=ABS([.D18]-[.D17])" office:value-type="float" office:value="0.000000910266855225217" calcext:value-type="float">
            <text:p>9.10266855225217E-07</text:p>
          </table:table-cell>
          <table:table-cell table:formula="of:=ABS([.E18]-[.E17])" office:value-type="float" office:value="0.000000390441391384666" calcext:value-type="float">
            <text:p>3.90441391384666E-07</text:p>
          </table:table-cell>
        </table:table-row>
        <table:table-row table:style-name="ro1" table:number-rows-repeated="2">
          <table:table-cell table:style-name="ce2" table:number-columns-repeated="10"/>
        </table:table-row>
        <table:table-row table:style-name="ro1">
          <table:table-cell table:style-name="ce2" table:number-columns-repeated="10"/>
        </table:table-row>
      </table:table>
      <table:table table:name="Relajacion" table:style-name="ta1">
        <table:table-column table:style-name="co4" table:default-cell-style-name="ce15"/>
        <table:table-column table:style-name="co4" table:number-columns-repeated="4" table:default-cell-style-name="ce34"/>
        <table:table-column table:style-name="co4" table:default-cell-style-name="ce8"/>
        <table:table-column table:style-name="co4" table:number-columns-repeated="4" table:default-cell-style-name="ce9"/>
        <table:table-row table:style-name="ro1">
          <table:table-cell table:style-name="ce1" office:value-type="float" office:value="45" calcext:value-type="float">
            <text:p>45</text:p>
          </table:table-cell>
          <table:table-cell table:style-name="ce1" office:value-type="float" office:value="13" calcext:value-type="float">
            <text:p>13</text:p>
          </table:table-cell>
          <table:table-cell table:style-name="ce1" office:value-type="float" office:value="-4" calcext:value-type="float">
            <text:p>-4</text:p>
          </table:table-cell>
          <table:table-cell table:style-name="ce1" office:value-type="float" office:value="8" calcext:value-type="float">
            <text:p>8</text:p>
          </table:table-cell>
          <table:table-cell table:style-name="ce23" office:value-type="float" office:value="-25" calcext:value-type="float">
            <text:p>-25</text:p>
          </table:table-cell>
          <table:table-cell table:style-name="ce14"/>
          <table:table-cell table:style-name="ce38" office:value-type="string" calcext:value-type="string">
            <text:p>λ</text:p>
          </table:table-cell>
          <table:table-cell table:style-name="ce14" table:number-columns-repeated="3"/>
        </table:table-row>
        <table:table-row table:style-name="ro1">
          <table:table-cell table:style-name="ce1" office:value-type="float" office:value="-5" calcext:value-type="float">
            <text:p>-5</text:p>
          </table:table-cell>
          <table:table-cell table:style-name="ce1" office:value-type="float" office:value="-28" calcext:value-type="float">
            <text:p>-28</text:p>
          </table:table-cell>
          <table:table-cell table:style-name="ce1" office:value-type="float" office:value="4" calcext:value-type="float">
            <text:p>4</text:p>
          </table:table-cell>
          <table:table-cell table:style-name="ce1" office:value-type="float" office:value="-14" calcext:value-type="float">
            <text:p>-14</text:p>
          </table:table-cell>
          <table:table-cell table:style-name="ce23" office:value-type="float" office:value="82" calcext:value-type="float">
            <text:p>82</text:p>
          </table:table-cell>
          <table:table-cell table:style-name="ce14"/>
          <table:table-cell table:style-name="ce14" office:value-type="float" office:value="0.95" calcext:value-type="float">
            <text:p>0.95</text:p>
          </table:table-cell>
          <table:table-cell table:style-name="ce14" table:number-columns-repeated="3"/>
        </table:table-row>
        <table:table-row table:style-name="ro1">
          <table:table-cell table:style-name="ce1" office:value-type="float" office:value="9" calcext:value-type="float">
            <text:p>9</text:p>
          </table:table-cell>
          <table:table-cell table:style-name="ce1" office:value-type="float" office:value="15" calcext:value-type="float">
            <text:p>15</text:p>
          </table:table-cell>
          <table:table-cell table:style-name="ce1" office:value-type="float" office:value="63" calcext:value-type="float">
            <text:p>63</text:p>
          </table:table-cell>
          <table:table-cell table:style-name="ce1" office:value-type="float" office:value="-7" calcext:value-type="float">
            <text:p>-7</text:p>
          </table:table-cell>
          <table:table-cell table:style-name="ce23" office:value-type="float" office:value="75" calcext:value-type="float">
            <text:p>75</text:p>
          </table:table-cell>
          <table:table-cell table:style-name="ce14" table:number-columns-repeated="5"/>
        </table:table-row>
        <table:table-row table:style-name="ro1">
          <table:table-cell table:style-name="ce1" office:value-type="float" office:value="2" calcext:value-type="float">
            <text:p>2</text:p>
          </table:table-cell>
          <table:table-cell table:style-name="ce1" office:value-type="float" office:value="3" calcext:value-type="float">
            <text:p>3</text:p>
          </table:table-cell>
          <table:table-cell table:style-name="ce1" office:value-type="float" office:value="-8" calcext:value-type="float">
            <text:p>-8</text:p>
          </table:table-cell>
          <table:table-cell table:style-name="ce1" office:value-type="float" office:value="-42" calcext:value-type="float">
            <text:p>-42</text:p>
          </table:table-cell>
          <table:table-cell table:style-name="ce23" office:value-type="float" office:value="-43" calcext:value-type="float">
            <text:p>-43</text:p>
          </table:table-cell>
          <table:table-cell table:style-name="ce14" table:number-columns-repeated="5"/>
        </table:table-row>
        <table:table-row table:style-name="ro1">
          <table:table-cell table:style-name="ce14" table:number-columns-repeated="10"/>
        </table:table-row>
        <table:table-row table:style-name="ro1">
          <table:table-cell table:style-name="Default"/>
          <table:table-cell table:style-name="ce33" office:value-type="string" calcext:value-type="string" table:number-columns-spanned="4" table:number-rows-spanned="1">
            <text:p>Vector</text:p>
          </table:table-cell>
          <table:covered-table-cell table:number-columns-repeated="3" table:style-name="ce14"/>
          <table:table-cell table:style-name="ce14" table:number-columns-repeated="5"/>
        </table:table-row>
        <table:table-row table:style-name="ro1">
          <table:table-cell office:value-type="string" calcext:value-type="string">
            <text:p>Iter</text:p>
          </table:table-cell>
          <table:table-cell office:value-type="string" calcext:value-type="string">
            <text:p>x1</text:p>
          </table:table-cell>
          <table:table-cell office:value-type="string" calcext:value-type="string">
            <text:p>x2</text:p>
          </table:table-cell>
          <table:table-cell office:value-type="string" calcext:value-type="string">
            <text:p>x3</text:p>
          </table:table-cell>
          <table:table-cell table:style-name="ce36" office:value-type="string" calcext:value-type="string">
            <text:p>x4</text:p>
          </table:table-cell>
          <table:table-cell table:style-name="ce33" office:value-type="string" calcext:value-type="string" table:number-columns-spanned="5" table:number-rows-spanned="1">
            <text:p>Error</text:p>
          </table:table-cell>
          <table:covered-table-cell table:number-columns-repeated="4" table:style-name="ce15"/>
        </table:table-row>
        <table:table-row table:style-name="ro1">
          <table:table-cell office:value-type="float" office:value="0" calcext:value-type="float">
            <text:p>0</text:p>
          </table:table-cell>
          <table:table-cell table:number-columns-repeated="3" office:value-type="float" office:value="2" calcext:value-type="float">
            <text:p>2</text:p>
          </table:table-cell>
          <table:table-cell table:style-name="ce36" office:value-type="float" office:value="2" calcext:value-type="float">
            <text:p>2</text:p>
          </table:table-cell>
          <table:table-cell table:style-name="ce15" office:value-type="string" calcext:value-type="string">
            <text:p>TOTAL</text:p>
          </table:table-cell>
          <table:table-cell table:number-columns-repeated="4" office:value-type="string" calcext:value-type="string">
            <text:p>N/A</text:p>
          </table:table-cell>
        </table:table-row>
        <table:table-row table:style-name="ro1">
          <table:table-cell office:value-type="float" office:value="1" calcext:value-type="float">
            <text:p>1</text:p>
          </table:table-cell>
          <table:table-cell table:formula="of:=[.$G$2]*(([.$E$1]-SUMPRODUCT([.C8:.E8];[.$B$1:.$D$1]))/[.$A$1])+(1-[.$G$2])*[.B8]" office:value-type="float" office:value="-1.14555555555556" calcext:value-type="float">
            <text:p>-1.1455555556</text:p>
          </table:table-cell>
          <table:table-cell table:formula="of:=[.$G$2]*(([.$E$2]-([.B9]*[.$A$2]+[.D8]*[.$C$2]+[.E8]*[.$D$2]))/[.$B$2])+(1-[.$G$2])*[.C8]" office:value-type="float" office:value="-3.16637896825397" calcext:value-type="float">
            <text:p>-3.1663789683</text:p>
          </table:table-cell>
          <table:table-cell table:formula="of:=[.$G$2]*(([.$E$3]-([.B9]*[.$A$3]+[.C9]*[.$B$3]+[.E8]*[.$D$3]))/[.$C$3])+(1-[.$G$2])*[.D8]" office:value-type="float" office:value="2.31373651266062" calcext:value-type="float">
            <text:p>2.3137365127</text:p>
          </table:table-cell>
          <table:table-cell table:formula="of:=[.$G$2]*(([.$E$4]-SUMPRODUCT([.B9:.D9];[.$A$4:.$C$4]))/[.$D$4])+(1-[.$G$2])*[.E8]" office:value-type="float" office:value="0.387258735445236" calcext:value-type="float">
            <text:p>0.3872587354</text:p>
          </table:table-cell>
          <table:table-cell table:formula="of:=MAX([.G9:.J9])" office:value-type="float" office:value="5.16637896825397" calcext:value-type="float">
            <text:p>5.1663789683</text:p>
          </table:table-cell>
          <table:table-cell table:formula="of:=ABS([.B9]-[.B8])" office:value-type="float" office:value="3.14555555555556" calcext:value-type="float">
            <text:p>3.1455555556</text:p>
          </table:table-cell>
          <table:table-cell table:formula="of:=ABS([.C9]-[.C8])" office:value-type="float" office:value="5.16637896825397" calcext:value-type="float">
            <text:p>5.1663789683</text:p>
          </table:table-cell>
          <table:table-cell table:formula="of:=ABS([.D9]-[.D8])" office:value-type="float" office:value="0.31373651266062" calcext:value-type="float">
            <text:p>0.3137365127</text:p>
          </table:table-cell>
          <table:table-cell table:formula="of:=ABS([.E9]-[.E8])" office:value-type="float" office:value="1.61274126455476" calcext:value-type="float">
            <text:p>1.612741264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table:formula="of:=[.$G$2]*(([.$E$1]-SUMPRODUCT([.C9:.E9];[.$B$1:.$D$1]))/[.$A$1])+(1-[.$G$2])*[.B9]" office:value-type="float" office:value="0.413918058148068" calcext:value-type="float">
            <text:p>0.4139180581</text:p>
          </table:table-cell>
          <table:table-cell table:formula="of:=[.$G$2]*(([.$E$2]-([.B10]*[.$A$2]+[.D9]*[.$C$2]+[.E9]*[.$D$2]))/[.$B$2])+(1-[.$G$2])*[.C9]" office:value-type="float" office:value="-2.88062084875251" calcext:value-type="float">
            <text:p>-2.8806208488</text:p>
          </table:table-cell>
          <table:table-cell table:formula="of:=[.$G$2]*(([.$E$3]-([.B10]*[.$A$3]+[.C10]*[.$B$3]+[.E9]*[.$D$3]))/[.$C$3])+(1-[.$G$2])*[.D9]" office:value-type="float" office:value="1.88291092544681" calcext:value-type="float">
            <text:p>1.8829109254</text:p>
          </table:table-cell>
          <table:table-cell table:formula="of:=[.$G$2]*(([.$E$4]-SUMPRODUCT([.B10:.D10];[.$A$4:.$C$4]))/[.$D$4])+(1-[.$G$2])*[.E9]" office:value-type="float" office:value="0.474518933394665" calcext:value-type="float">
            <text:p>0.4745189334</text:p>
          </table:table-cell>
          <table:table-cell table:formula="of:=MAX([.G10:.J10])" office:value-type="float" office:value="1.55947361370362" calcext:value-type="float">
            <text:p>1.5594736137</text:p>
          </table:table-cell>
          <table:table-cell table:formula="of:=ABS([.B10]-[.B9])" office:value-type="float" office:value="1.55947361370362" calcext:value-type="float">
            <text:p>1.5594736137</text:p>
          </table:table-cell>
          <table:table-cell table:formula="of:=ABS([.C10]-[.C9])" office:value-type="float" office:value="0.285758119501462" calcext:value-type="float">
            <text:p>0.2857581195</text:p>
          </table:table-cell>
          <table:table-cell table:formula="of:=ABS([.D10]-[.D9])" office:value-type="float" office:value="0.430825587213811" calcext:value-type="float">
            <text:p>0.4308255872</text:p>
          </table:table-cell>
          <table:table-cell table:formula="of:=ABS([.E10]-[.E9])" office:value-type="float" office:value="0.0872601979494289" calcext:value-type="float">
            <text:p>0.0872601979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table:formula="of:=[.$G$2]*(([.$E$1]-SUMPRODUCT([.C10:.E10];[.$B$1:.$D$1]))/[.$A$1])+(1-[.$G$2])*[.B10]" office:value-type="float" office:value="0.362348905240556" calcext:value-type="float">
            <text:p>0.3623489052</text:p>
          </table:table-cell>
          <table:table-cell table:formula="of:=[.$G$2]*(([.$E$2]-([.B11]*[.$A$2]+[.D10]*[.$C$2]+[.E10]*[.$D$2]))/[.$B$2])+(1-[.$G$2])*[.C10]" office:value-type="float" office:value="-2.9575023851999" calcext:value-type="float">
            <text:p>-2.9575023852</text:p>
          </table:table-cell>
          <table:table-cell table:formula="of:=[.$G$2]*(([.$E$3]-([.B11]*[.$A$3]+[.C11]*[.$B$3]+[.E10]*[.$D$3]))/[.$C$3])+(1-[.$G$2])*[.D10]" office:value-type="float" office:value="1.89496898684959" calcext:value-type="float">
            <text:p>1.8949689868</text:p>
          </table:table-cell>
          <table:table-cell table:formula="of:=[.$G$2]*(([.$E$4]-SUMPRODUCT([.B11:.D11];[.$A$4:.$C$4]))/[.$D$4])+(1-[.$G$2])*[.E10]" office:value-type="float" office:value="0.469150156719268" calcext:value-type="float">
            <text:p>0.4691501567</text:p>
          </table:table-cell>
          <table:table-cell table:formula="of:=MAX([.G11:.J11])" office:value-type="float" office:value="0.0768815364473978" calcext:value-type="float">
            <text:p>0.0768815364</text:p>
          </table:table-cell>
          <table:table-cell table:formula="of:=ABS([.B11]-[.B10])" office:value-type="float" office:value="0.0515691529075123" calcext:value-type="float">
            <text:p>0.0515691529</text:p>
          </table:table-cell>
          <table:table-cell table:formula="of:=ABS([.C11]-[.C10])" office:value-type="float" office:value="0.0768815364473978" calcext:value-type="float">
            <text:p>0.0768815364</text:p>
          </table:table-cell>
          <table:table-cell table:formula="of:=ABS([.D11]-[.D10])" office:value-type="float" office:value="0.0120580614027754" calcext:value-type="float">
            <text:p>0.0120580614</text:p>
          </table:table-cell>
          <table:table-cell table:formula="of:=ABS([.E11]-[.E10])" office:value-type="float" office:value="0.00536877667539648" calcext:value-type="float">
            <text:p>0.0053687767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table:formula="of:=[.$G$2]*(([.$E$1]-SUMPRODUCT([.C11:.E11];[.$B$1:.$D$1]))/[.$A$1])+(1-[.$G$2])*[.B11]" office:value-type="float" office:value="0.382795121177157" calcext:value-type="float">
            <text:p>0.3827951212</text:p>
          </table:table-cell>
          <table:table-cell table:formula="of:=[.$G$2]*(([.$E$2]-([.B12]*[.$A$2]+[.D11]*[.$C$2]+[.E11]*[.$D$2]))/[.$B$2])+(1-[.$G$2])*[.C11]" office:value-type="float" office:value="-2.96062839640033" calcext:value-type="float">
            <text:p>-2.9606283964</text:p>
          </table:table-cell>
          <table:table-cell table:formula="of:=[.$G$2]*(([.$E$3]-([.B12]*[.$A$3]+[.C12]*[.$B$3]+[.E11]*[.$D$3]))/[.$C$3])+(1-[.$G$2])*[.D11]" office:value-type="float" office:value="1.8929374160857" calcext:value-type="float">
            <text:p>1.8929374161</text:p>
          </table:table-cell>
          <table:table-cell table:formula="of:=[.$G$2]*(([.$E$4]-SUMPRODUCT([.B12:.D12];[.$A$4:.$C$4]))/[.$D$4])+(1-[.$G$2])*[.E11]" office:value-type="float" office:value="0.469962161127495" calcext:value-type="float">
            <text:p>0.4699621611</text:p>
          </table:table-cell>
          <table:table-cell table:formula="of:=MAX([.G12:.J12])" office:value-type="float" office:value="0.0204462159366005" calcext:value-type="float">
            <text:p>0.0204462159</text:p>
          </table:table-cell>
          <table:table-cell table:formula="of:=ABS([.B12]-[.B11])" office:value-type="float" office:value="0.0204462159366005" calcext:value-type="float">
            <text:p>0.0204462159</text:p>
          </table:table-cell>
          <table:table-cell table:formula="of:=ABS([.C12]-[.C11])" office:value-type="float" office:value="0.00312601120042499" calcext:value-type="float">
            <text:p>0.0031260112</text:p>
          </table:table-cell>
          <table:table-cell table:formula="of:=ABS([.D12]-[.D11])" office:value-type="float" office:value="0.00203157076388139" calcext:value-type="float">
            <text:p>0.0020315708</text:p>
          </table:table-cell>
          <table:table-cell table:formula="of:=ABS([.E12]-[.E11])" office:value-type="float" office:value="0.000812004408226208" calcext:value-type="float">
            <text:p>0.0008120044</text:p>
          </table:table-cell>
        </table:table-row>
        <table:table-row table:style-name="ro1">
          <table:table-cell office:value-type="float" office:value="5" calcext:value-type="float">
            <text:p>5</text:p>
          </table:table-cell>
          <table:table-cell table:formula="of:=[.$G$2]*(([.$E$1]-SUMPRODUCT([.C12:.E12];[.$B$1:.$D$1]))/[.$A$1])+(1-[.$G$2])*[.B12]" office:value-type="float" office:value="0.38436665499443" calcext:value-type="float">
            <text:p>0.384366655</text:p>
          </table:table-cell>
          <table:table-cell table:formula="of:=[.$G$2]*(([.$E$2]-([.B13]*[.$A$2]+[.D12]*[.$C$2]+[.E12]*[.$D$2]))/[.$B$2])+(1-[.$G$2])*[.C12]" office:value-type="float" office:value="-2.96171271171621" calcext:value-type="float">
            <text:p>-2.9617127117</text:p>
          </table:table-cell>
          <table:table-cell table:formula="of:=[.$G$2]*(([.$E$3]-([.B13]*[.$A$3]+[.C13]*[.$B$3]+[.E12]*[.$D$3]))/[.$C$3])+(1-[.$G$2])*[.D12]" office:value-type="float" office:value="1.89295353133209" calcext:value-type="float">
            <text:p>1.8929535313</text:p>
          </table:table-cell>
          <table:table-cell table:formula="of:=[.$G$2]*(([.$E$4]-SUMPRODUCT([.B13:.D13];[.$A$4:.$C$4]))/[.$D$4])+(1-[.$G$2])*[.E12]" office:value-type="float" office:value="0.469997359912907" calcext:value-type="float">
            <text:p>0.4699973599</text:p>
          </table:table-cell>
          <table:table-cell table:formula="of:=MAX([.G13:.J13])" office:value-type="float" office:value="0.00157153381727387" calcext:value-type="float">
            <text:p>0.0015715338</text:p>
          </table:table-cell>
          <table:table-cell table:formula="of:=ABS([.B13]-[.B12])" office:value-type="float" office:value="0.00157153381727387" calcext:value-type="float">
            <text:p>0.0015715338</text:p>
          </table:table-cell>
          <table:table-cell table:formula="of:=ABS([.C13]-[.C12])" office:value-type="float" office:value="0.00108431531588593" calcext:value-type="float">
            <text:p>0.0010843153</text:p>
          </table:table-cell>
          <table:table-cell table:formula="of:=ABS([.D13]-[.D12])" office:value-type="float" office:value="0.0000161152463837855" calcext:value-type="float">
            <text:p>1.61152463837855E-05</text:p>
          </table:table-cell>
          <table:table-cell table:formula="of:=ABS([.E13]-[.E12])" office:value-type="float" office:value="0.0000351987854119717" calcext:value-type="float">
            <text:p>3.51987854119717E-05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table:formula="of:=[.$G$2]*(([.$E$1]-SUMPRODUCT([.C13:.E13];[.$B$1:.$D$1]))/[.$A$1])+(1-[.$G$2])*[.B13]" office:value-type="float" office:value="0.384738232159035" calcext:value-type="float">
            <text:p>0.3847382322</text:p>
          </table:table-cell>
          <table:table-cell table:formula="of:=[.$G$2]*(([.$E$2]-([.B14]*[.$A$2]+[.D13]*[.$C$2]+[.E13]*[.$D$2]))/[.$B$2])+(1-[.$G$2])*[.C13]" office:value-type="float" office:value="-2.96184449524778" calcext:value-type="float">
            <text:p>-2.9618444952</text:p>
          </table:table-cell>
          <table:table-cell table:formula="of:=[.$G$2]*(([.$E$3]-([.B14]*[.$A$3]+[.C14]*[.$B$3]+[.E13]*[.$D$3]))/[.$C$3])+(1-[.$G$2])*[.D13]" office:value-type="float" office:value="1.89293743237203" calcext:value-type="float">
            <text:p>1.8929374324</text:p>
          </table:table-cell>
          <table:table-cell table:formula="of:=[.$G$2]*(([.$E$4]-SUMPRODUCT([.B14:.D14];[.$A$4:.$C$4]))/[.$D$4])+(1-[.$G$2])*[.E13]" office:value-type="float" office:value="0.470009899986563" calcext:value-type="float">
            <text:p>0.4700099</text:p>
          </table:table-cell>
          <table:table-cell table:formula="of:=MAX([.G14:.J14])" office:value-type="float" office:value="0.000371577164604286" calcext:value-type="float">
            <text:p>0.0003715772</text:p>
          </table:table-cell>
          <table:table-cell table:formula="of:=ABS([.B14]-[.B13])" office:value-type="float" office:value="0.000371577164604286" calcext:value-type="float">
            <text:p>0.0003715772</text:p>
          </table:table-cell>
          <table:table-cell table:formula="of:=ABS([.C14]-[.C13])" office:value-type="float" office:value="0.000131783531565066" calcext:value-type="float">
            <text:p>0.0001317835</text:p>
          </table:table-cell>
          <table:table-cell table:formula="of:=ABS([.D14]-[.D13])" office:value-type="float" office:value="0.0000160989600552774" calcext:value-type="float">
            <text:p>0.000016099</text:p>
          </table:table-cell>
          <table:table-cell table:formula="of:=ABS([.E14]-[.E13])" office:value-type="float" office:value="0.0000125400736564196" calcext:value-type="float">
            <text:p>1.25400736564196E-05</text:p>
          </table:table-cell>
        </table:table-row>
        <table:table-row table:style-name="ro1">
          <table:table-cell office:value-type="float" office:value="7" calcext:value-type="float">
            <text:p>7</text:p>
          </table:table-cell>
          <table:table-cell table:formula="of:=[.$G$2]*(([.$E$1]-SUMPRODUCT([.C14:.E14];[.$B$1:.$D$1]))/[.$A$1])+(1-[.$G$2])*[.B14]" office:value-type="float" office:value="0.384789500928528" calcext:value-type="float">
            <text:p>0.3847895009</text:p>
          </table:table-cell>
          <table:table-cell table:formula="of:=[.$G$2]*(([.$E$2]-([.B15]*[.$A$2]+[.D14]*[.$C$2]+[.E14]*[.$D$2]))/[.$B$2])+(1-[.$G$2])*[.C14]" office:value-type="float" office:value="-2.96186792319875" calcext:value-type="float">
            <text:p>-2.9618679232</text:p>
          </table:table-cell>
          <table:table-cell table:formula="of:=[.$G$2]*(([.$E$3]-([.B15]*[.$A$3]+[.C15]*[.$B$3]+[.E14]*[.$D$3]))/[.$C$3])+(1-[.$G$2])*[.D14]" office:value-type="float" office:value="1.89293629237343" calcext:value-type="float">
            <text:p>1.8929362924</text:p>
          </table:table-cell>
          <table:table-cell table:formula="of:=[.$G$2]*(([.$E$4]-SUMPRODUCT([.B15:.D15];[.$A$4:.$C$4]))/[.$D$4])+(1-[.$G$2])*[.E14]" office:value-type="float" office:value="0.470011462823369" calcext:value-type="float">
            <text:p>0.4700114628</text:p>
          </table:table-cell>
          <table:table-cell table:formula="of:=MAX([.G15:.J15])" office:value-type="float" office:value="0.0000512687694930736" calcext:value-type="float">
            <text:p>5.12687694930736E-05</text:p>
          </table:table-cell>
          <table:table-cell table:formula="of:=ABS([.B15]-[.B14])" office:value-type="float" office:value="0.0000512687694930736" calcext:value-type="float">
            <text:p>5.12687694930736E-05</text:p>
          </table:table-cell>
          <table:table-cell table:formula="of:=ABS([.C15]-[.C14])" office:value-type="float" office:value="0.0000234279509689905" calcext:value-type="float">
            <text:p>0.000023428</text:p>
          </table:table-cell>
          <table:table-cell table:formula="of:=ABS([.D15]-[.D14])" office:value-type="float" office:value="0.00000113999860640313" calcext:value-type="float">
            <text:p>0.00000114</text:p>
          </table:table-cell>
          <table:table-cell table:formula="of:=ABS([.E15]-[.E14])" office:value-type="float" office:value="0.00000156283680630143" calcext:value-type="float">
            <text:p>1.56283680630143E-06</text:p>
          </table:table-cell>
        </table:table-row>
        <table:table-row table:style-name="ro1">
          <table:table-cell office:value-type="float" office:value="8" calcext:value-type="float">
            <text:p>8</text:p>
          </table:table-cell>
          <table:table-cell table:formula="of:=[.$G$2]*(([.$E$1]-SUMPRODUCT([.C15:.E15];[.$B$1:.$D$1]))/[.$A$1])+(1-[.$G$2])*[.B15]" office:value-type="float" office:value="0.38479813382567" calcext:value-type="float">
            <text:p>0.3847981338</text:p>
          </table:table-cell>
          <table:table-cell table:formula="of:=[.$G$2]*(([.$E$2]-([.B16]*[.$A$2]+[.D15]*[.$C$2]+[.E15]*[.$D$2]))/[.$B$2])+(1-[.$G$2])*[.C15]" office:value-type="float" office:value="-2.96187145616721" calcext:value-type="float">
            <text:p>-2.9618714562</text:p>
          </table:table-cell>
          <table:table-cell table:formula="of:=[.$G$2]*(([.$E$3]-([.B16]*[.$A$3]+[.C16]*[.$B$3]+[.E15]*[.$D$3]))/[.$C$3])+(1-[.$G$2])*[.D15]" office:value-type="float" office:value="1.89293602785595" calcext:value-type="float">
            <text:p>1.8929360279</text:p>
          </table:table-cell>
          <table:table-cell table:formula="of:=[.$G$2]*(([.$E$4]-SUMPRODUCT([.B16:.D16];[.$A$4:.$C$4]))/[.$D$4])+(1-[.$G$2])*[.E15]" office:value-type="float" office:value="0.470011739628954" calcext:value-type="float">
            <text:p>0.4700117396</text:p>
          </table:table-cell>
          <table:table-cell table:formula="of:=MAX([.G16:.J16])" office:value-type="float" office:value="0.00000863289714209126" calcext:value-type="float">
            <text:p>8.63289714209126E-06</text:p>
          </table:table-cell>
          <table:table-cell table:formula="of:=ABS([.B16]-[.B15])" office:value-type="float" office:value="0.00000863289714209126" calcext:value-type="float">
            <text:p>8.63289714209126E-06</text:p>
          </table:table-cell>
          <table:table-cell table:formula="of:=ABS([.C16]-[.C15])" office:value-type="float" office:value="0.00000353296846444806" calcext:value-type="float">
            <text:p>0.000003533</text:p>
          </table:table-cell>
          <table:table-cell table:formula="of:=ABS([.D16]-[.D15])" office:value-type="float" office:value="0.000000264517473258508" calcext:value-type="float">
            <text:p>2.64517473258508E-07</text:p>
          </table:table-cell>
          <table:table-cell table:formula="of:=ABS([.E16]-[.E15])" office:value-type="float" office:value="0.000000276805584176198" calcext:value-type="float">
            <text:p>2.76805584176198E-07</text:p>
          </table:table-cell>
        </table:table-row>
        <table:table-row table:style-name="ro1">
          <table:table-cell office:value-type="float" office:value="9" calcext:value-type="float">
            <text:p>9</text:p>
          </table:table-cell>
          <table:table-cell table:formula="of:=[.$G$2]*(([.$E$1]-SUMPRODUCT([.C16:.E16];[.$B$1:.$D$1]))/[.$A$1])+(1-[.$G$2])*[.B16]" office:value-type="float" office:value="0.384799465987676" calcext:value-type="float">
            <text:p>0.384799466</text:p>
          </table:table-cell>
          <table:table-cell table:formula="of:=[.$G$2]*(([.$E$2]-([.B17]*[.$A$2]+[.D16]*[.$C$2]+[.E16]*[.$D$2]))/[.$B$2])+(1-[.$G$2])*[.C16]" office:value-type="float" office:value="-2.96187202618886" calcext:value-type="float">
            <text:p>-2.9618720262</text:p>
          </table:table-cell>
          <table:table-cell table:formula="of:=[.$G$2]*(([.$E$3]-([.B17]*[.$A$3]+[.C17]*[.$B$3]+[.E16]*[.$D$3]))/[.$C$3])+(1-[.$G$2])*[.D16]" office:value-type="float" office:value="1.8929359919885" calcext:value-type="float">
            <text:p>1.892935992</text:p>
          </table:table-cell>
          <table:table-cell table:formula="of:=[.$G$2]*(([.$E$4]-SUMPRODUCT([.B17:.D17];[.$A$4:.$C$4]))/[.$D$4])+(1-[.$G$2])*[.E16]" office:value-type="float" office:value="0.470011781543966" calcext:value-type="float">
            <text:p>0.4700117815</text:p>
          </table:table-cell>
          <table:table-cell table:formula="of:=MAX([.G17:.J17])" office:value-type="float" office:value="0.00000133216200592923" calcext:value-type="float">
            <text:p>1.33216200592923E-06</text:p>
          </table:table-cell>
          <table:table-cell table:formula="of:=ABS([.B17]-[.B16])" office:value-type="float" office:value="0.00000133216200592923" calcext:value-type="float">
            <text:p>1.33216200592923E-06</text:p>
          </table:table-cell>
          <table:table-cell table:formula="of:=ABS([.C17]-[.C16])" office:value-type="float" office:value="0.000000570021644996643" calcext:value-type="float">
            <text:p>0.00000057</text:p>
          </table:table-cell>
          <table:table-cell table:formula="of:=ABS([.D17]-[.D16])" office:value-type="float" office:value="0.0000000358674543399218" calcext:value-type="float">
            <text:p>3.58674543399218E-08</text:p>
          </table:table-cell>
          <table:table-cell table:formula="of:=ABS([.E17]-[.E16])" office:value-type="float" office:value="0.0000000419150120167799" calcext:value-type="float">
            <text:p>4.19150120167799E-08</text:p>
          </table:table-cell>
        </table:table-row>
        <table:table-row table:style-name="ro1">
          <table:table-cell office:value-type="float" office:value="10" calcext:value-type="float">
            <text:p>10</text:p>
          </table:table-cell>
          <table:table-cell table:formula="of:=[.$G$2]*(([.$E$1]-SUMPRODUCT([.C17:.E17];[.$B$1:.$D$1]))/[.$A$1])+(1-[.$G$2])*[.B17]" office:value-type="float" office:value="0.384799678927263" calcext:value-type="float">
            <text:p>0.3847996789</text:p>
          </table:table-cell>
          <table:table-cell table:formula="of:=[.$G$2]*(([.$E$2]-([.B18]*[.$A$2]+[.D17]*[.$C$2]+[.E17]*[.$D$2]))/[.$B$2])+(1-[.$G$2])*[.C17]" office:value-type="float" office:value="-2.96187211559098" calcext:value-type="float">
            <text:p>-2.9618721156</text:p>
          </table:table-cell>
          <table:table-cell table:formula="of:=[.$G$2]*(([.$E$3]-([.B18]*[.$A$3]+[.C18]*[.$B$3]+[.E17]*[.$D$3]))/[.$C$3])+(1-[.$G$2])*[.D17]" office:value-type="float" office:value="1.89293598594245" calcext:value-type="float">
            <text:p>1.8929359859</text:p>
          </table:table-cell>
          <table:table-cell table:formula="of:=[.$G$2]*(([.$E$4]-SUMPRODUCT([.B18:.D18];[.$A$4:.$C$4]))/[.$D$4])+(1-[.$G$2])*[.E17]" office:value-type="float" office:value="0.470011788300172" calcext:value-type="float">
            <text:p>0.4700117883</text:p>
          </table:table-cell>
          <table:table-cell table:formula="of:=MAX([.G18:.J18])" office:value-type="float" office:value="0.00000021293958679669" calcext:value-type="float">
            <text:p>2.1293958679669E-07</text:p>
          </table:table-cell>
          <table:table-cell table:formula="of:=ABS([.B18]-[.B17])" office:value-type="float" office:value="0.00000021293958679669" calcext:value-type="float">
            <text:p>2.1293958679669E-07</text:p>
          </table:table-cell>
          <table:table-cell table:formula="of:=ABS([.C18]-[.C17])" office:value-type="float" office:value="0.000000089402119041182" calcext:value-type="float">
            <text:p>8.9402119041182E-08</text:p>
          </table:table-cell>
          <table:table-cell table:formula="of:=ABS([.D18]-[.D17])" office:value-type="float" office:value="0.00000000604604633025474" calcext:value-type="float">
            <text:p>0.000000006</text:p>
          </table:table-cell>
          <table:table-cell table:formula="of:=ABS([.E18]-[.E17])" office:value-type="float" office:value="0.0000000067562060945825" calcext:value-type="float">
            <text:p>6.7562060945825E-09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1" svg:font-family="'DejaVu Sans'" style:font-adornments="Book" style:font-family-generic="swiss"/>
    <style:font-face style:name="DejaVu Sans" svg:font-family="'DejaVu Sans'" style:font-family-generic="swiss" style:font-pitch="variable"/>
    <style:font-face style:name="DejaVu Sans2" svg:font-family="'DejaVu Sans'" style:font-family-generic="system" style:font-pitch="variable"/>
    <style:font-face style:name="Noto Sans Devanagari" svg:font-family="'Noto Sans Devanagar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DejaVu Sans" fo:language="en" fo:country="US" style:font-name-asian="DejaVu Sans2" style:language-asian="zh" style:country-asian="CN" style:font-name-complex="DejaVu Sans2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complex="Noto Sans Devanagari" style:font-family-complex="'Noto Sans Devanagari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1-09">00/00/0000</text:date>, <text:time style:data-style-name="N2" text:time-value="13:41:56.929536528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06T07:16:40.904824831</meta:creation-date>
    <dc:date>2016-11-09T15:10:30.153027365</dc:date>
    <meta:editing-duration>PT3H7M33S</meta:editing-duration>
    <meta:editing-cycles>35</meta:editing-cycles>
    <meta:generator>LibreOffice/5.1.4.2$Linux_X86_64 LibreOffice_project/10m0$Build-2</meta:generator>
    <meta:document-statistic meta:table-count="10" meta:cell-count="1037" meta:object-count="0"/>
  </office:meta>
</office:document-meta>
</file>